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9f807f" officeooo:paragraph-rsid="00ba91c2"/>
    </style:style>
    <style:style style:name="P95" style:family="paragraph" style:parent-style-name="Text_20_body">
      <style:text-properties officeooo:rsid="00a172aa" officeooo:paragraph-rsid="00a172aa"/>
    </style:style>
    <style:style style:name="P96" style:family="paragraph" style:parent-style-name="Text_20_body">
      <style:text-properties officeooo:paragraph-rsid="00aac77a"/>
    </style:style>
    <style:style style:name="P97" style:family="paragraph" style:parent-style-name="Text_20_body">
      <style:text-properties officeooo:rsid="00b66c7f" officeooo:paragraph-rsid="00b66c7f"/>
    </style:style>
    <style:style style:name="P98" style:family="paragraph" style:parent-style-name="Text_20_body">
      <style:text-properties officeooo:paragraph-rsid="00a940ed"/>
    </style:style>
    <style:style style:name="P99" style:family="paragraph" style:parent-style-name="Text_20_body">
      <style:text-properties officeooo:rsid="00a940ed" officeooo:paragraph-rsid="00a940ed"/>
    </style:style>
    <style:style style:name="P100" style:family="paragraph" style:parent-style-name="Text_20_body">
      <style:text-properties officeooo:rsid="00aac77a" officeooo:paragraph-rsid="00aac77a"/>
    </style:style>
    <style:style style:name="P101" style:family="paragraph" style:parent-style-name="Text_20_body">
      <style:text-properties fo:font-weight="bold" officeooo:rsid="00c053d0" officeooo:paragraph-rsid="00c2ab2c" style:font-weight-asian="bold" style:font-weight-complex="bold"/>
    </style:style>
    <style:style style:name="P102" style:family="paragraph" style:parent-style-name="Text_20_body">
      <style:text-properties officeooo:paragraph-rsid="00c2ab2c"/>
    </style:style>
    <style:style style:name="P103" style:family="paragraph" style:parent-style-name="Text_20_body">
      <style:text-properties officeooo:rsid="00c2ab2c" officeooo:paragraph-rsid="00c2ab2c"/>
    </style:style>
    <style:style style:name="P104" style:family="paragraph" style:parent-style-name="Text_20_body">
      <style:text-properties officeooo:rsid="00c399d3" officeooo:paragraph-rsid="00c399d3"/>
    </style:style>
    <style:style style:name="P105" style:family="paragraph" style:parent-style-name="Text_20_body">
      <style:text-properties officeooo:rsid="006c04e8" officeooo:paragraph-rsid="006c04e8"/>
    </style:style>
    <style:style style:name="P106" style:family="paragraph" style:parent-style-name="Text_20_body">
      <style:text-properties officeooo:rsid="006c2d35" officeooo:paragraph-rsid="006c2d35"/>
    </style:style>
    <style:style style:name="P107" style:family="paragraph" style:parent-style-name="Text_20_body">
      <style:text-properties officeooo:rsid="006c8d48" officeooo:paragraph-rsid="006c8d48"/>
    </style:style>
    <style:style style:name="P108" style:family="paragraph" style:parent-style-name="Text_20_body">
      <style:text-properties officeooo:rsid="0071a74c" officeooo:paragraph-rsid="0071a74c"/>
    </style:style>
    <style:style style:name="P109" style:family="paragraph" style:parent-style-name="Text_20_body">
      <style:text-properties officeooo:rsid="0072bf00" officeooo:paragraph-rsid="0072bf00"/>
    </style:style>
    <style:style style:name="P110" style:family="paragraph" style:parent-style-name="Text_20_body">
      <style:text-properties officeooo:paragraph-rsid="00730556"/>
    </style:style>
    <style:style style:name="P111" style:family="paragraph" style:parent-style-name="Text_20_body">
      <style:text-properties officeooo:rsid="007442b5" officeooo:paragraph-rsid="007442b5"/>
    </style:style>
    <style:style style:name="P112" style:family="paragraph" style:parent-style-name="Text_20_body">
      <style:text-properties officeooo:rsid="00730556" officeooo:paragraph-rsid="00730556"/>
    </style:style>
    <style:style style:name="P113" style:family="paragraph" style:parent-style-name="Text_20_body">
      <style:text-properties officeooo:paragraph-rsid="00b22e6b"/>
    </style:style>
    <style:style style:name="P114" style:family="paragraph" style:parent-style-name="Text_20_body">
      <style:text-properties officeooo:rsid="00b3a5e2" officeooo:paragraph-rsid="00b3a5e2"/>
    </style:style>
    <style:style style:name="P115" style:family="paragraph" style:parent-style-name="Text_20_body">
      <style:text-properties officeooo:rsid="00af1d24" officeooo:paragraph-rsid="00af1d24"/>
    </style:style>
    <style:style style:name="P116" style:family="paragraph" style:parent-style-name="Text_20_body">
      <style:text-properties officeooo:rsid="00ffc635" officeooo:paragraph-rsid="00ffc635"/>
    </style:style>
    <style:style style:name="P117" style:family="paragraph" style:parent-style-name="Text_20_body">
      <style:text-properties officeooo:rsid="0100232e" officeooo:paragraph-rsid="0100232e"/>
    </style:style>
    <style:style style:name="P118" style:family="paragraph" style:parent-style-name="Text_20_body">
      <style:text-properties officeooo:rsid="00b07382" officeooo:paragraph-rsid="00b07382"/>
    </style:style>
    <style:style style:name="P119" style:family="paragraph" style:parent-style-name="Text_20_body">
      <style:text-properties officeooo:rsid="00b590cd" officeooo:paragraph-rsid="00b590cd"/>
    </style:style>
    <style:style style:name="P120" style:family="paragraph" style:parent-style-name="Text_20_body">
      <style:text-properties officeooo:rsid="00c59390" officeooo:paragraph-rsid="00c66475"/>
    </style:style>
    <style:style style:name="P121" style:family="paragraph" style:parent-style-name="Text_20_body">
      <style:text-properties officeooo:paragraph-rsid="00c7a3b6"/>
    </style:style>
    <style:style style:name="P122" style:family="paragraph" style:parent-style-name="Text_20_body">
      <style:text-properties officeooo:rsid="00c7a3b6" officeooo:paragraph-rsid="00c7a3b6"/>
    </style:style>
    <style:style style:name="P123" style:family="paragraph" style:parent-style-name="Text_20_body">
      <style:text-properties officeooo:rsid="00b22e6b" officeooo:paragraph-rsid="00b22e6b"/>
    </style:style>
    <style:style style:name="P124" style:family="paragraph" style:parent-style-name="Text_20_body">
      <style:text-properties officeooo:rsid="00b6887a" officeooo:paragraph-rsid="00b6887a"/>
    </style:style>
    <style:style style:name="P125" style:family="paragraph" style:parent-style-name="Text_20_body">
      <style:text-properties officeooo:rsid="0104f4f4" officeooo:paragraph-rsid="0104f4f4"/>
    </style:style>
    <style:style style:name="P126" style:family="paragraph" style:parent-style-name="Text_20_body">
      <style:text-properties officeooo:rsid="00598869" officeooo:paragraph-rsid="005b5a14"/>
    </style:style>
    <style:style style:name="P127" style:family="paragraph" style:parent-style-name="Text_20_body">
      <style:text-properties officeooo:rsid="00598869" officeooo:paragraph-rsid="00598869"/>
    </style:style>
    <style:style style:name="P128" style:family="paragraph" style:parent-style-name="Licence">
      <style:paragraph-properties fo:margin-top="0cm" fo:margin-bottom="0cm" loext:contextual-spacing="false" fo:text-align="justify" style:justify-single-word="false"/>
    </style:style>
    <style:style style:name="P129" style:family="paragraph" style:parent-style-name="Licence" style:master-page-name="">
      <style:paragraph-properties fo:margin-top="0cm" fo:margin-bottom="0cm" loext:contextual-spacing="false" fo:text-align="justify" style:justify-single-word="false" style:page-number="auto"/>
    </style:style>
    <style:style style:name="P130"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39"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0" style:family="paragraph" style:parent-style-name="Example_20_program" style:master-page-name="">
      <style:paragraph-properties style:page-number="auto" fo:keep-with-next="always"/>
      <style:text-properties fo:font-style="italic" style:font-style-asian="italic" style:font-style-complex="italic"/>
    </style:style>
    <style:style style:name="P141" style:family="paragraph" style:parent-style-name="Contents_20_2">
      <style:paragraph-properties>
        <style:tab-stops>
          <style:tab-stop style:position="10.301cm" style:type="right" style:leader-style="dotted" style:leader-text="."/>
        </style:tab-stops>
      </style:paragraph-properties>
    </style:style>
    <style:style style:name="P142" style:family="paragraph" style:parent-style-name="Standard">
      <style:text-properties officeooo:rsid="007e78a6" officeooo:paragraph-rsid="007e78a6"/>
    </style:style>
    <style:style style:name="P143" style:family="paragraph" style:parent-style-name="Standard">
      <style:text-properties officeooo:rsid="00a624eb" officeooo:paragraph-rsid="00a624eb"/>
    </style:style>
    <style:style style:name="P144" style:family="paragraph" style:parent-style-name="Standard">
      <style:paragraph-properties>
        <style:tab-stops>
          <style:tab-stop style:position="10.8cm" style:type="right" style:leader-style="dotted" style:leader-text="."/>
        </style:tab-stops>
      </style:paragraph-properties>
    </style:style>
    <style:style style:name="P145" style:family="paragraph" style:parent-style-name="Code_20_block">
      <style:text-properties officeooo:rsid="011a78e6" officeooo:paragraph-rsid="011a78e6"/>
    </style:style>
    <style:style style:name="P146" style:family="paragraph" style:parent-style-name="Code_20_block">
      <style:text-properties officeooo:rsid="0050774e" officeooo:paragraph-rsid="0050774e"/>
    </style:style>
    <style:style style:name="P147" style:family="paragraph" style:parent-style-name="Code_20_block">
      <style:text-properties officeooo:rsid="00bf2316" officeooo:paragraph-rsid="00bf2316"/>
    </style:style>
    <style:style style:name="P148" style:family="paragraph" style:parent-style-name="Code_20_block">
      <style:text-properties officeooo:rsid="0101fac3" officeooo:paragraph-rsid="0101fac3"/>
    </style:style>
    <style:style style:name="P149" style:family="paragraph" style:parent-style-name="Code_20_block">
      <style:text-properties officeooo:rsid="0053cdda" officeooo:paragraph-rsid="0053cdda"/>
    </style:style>
    <style:style style:name="P150" style:family="paragraph" style:parent-style-name="Code_20_block">
      <style:text-properties officeooo:rsid="0053b392" officeooo:paragraph-rsid="0053cdda"/>
    </style:style>
    <style:style style:name="P151" style:family="paragraph" style:parent-style-name="Code_20_block">
      <style:text-properties officeooo:rsid="0053b392" officeooo:paragraph-rsid="00542b4f"/>
    </style:style>
    <style:style style:name="P152" style:family="paragraph" style:parent-style-name="Code_20_block">
      <style:text-properties fo:font-style="italic" officeooo:rsid="005627a0" officeooo:paragraph-rsid="005627a0" style:font-style-asian="italic" style:font-style-complex="italic"/>
    </style:style>
    <style:style style:name="P153" style:family="paragraph" style:parent-style-name="Code_20_block">
      <style:text-properties fo:font-style="italic" officeooo:rsid="00c2ab2c" officeooo:paragraph-rsid="00c2ab2c" style:font-style-asian="italic" style:font-style-complex="italic"/>
    </style:style>
    <style:style style:name="P154" style:family="paragraph" style:parent-style-name="Code_20_block">
      <style:text-properties fo:font-style="italic" officeooo:rsid="00c399d3" officeooo:paragraph-rsid="00c399d3" style:font-style-asian="italic" style:font-style-complex="italic"/>
    </style:style>
    <style:style style:name="P155" style:family="paragraph" style:parent-style-name="Code_20_block">
      <style:text-properties officeooo:rsid="00488e59" officeooo:paragraph-rsid="00488e59"/>
    </style:style>
    <style:style style:name="P156" style:family="paragraph" style:parent-style-name="Code_20_block">
      <style:text-properties officeooo:rsid="00464839" officeooo:paragraph-rsid="004699fe"/>
    </style:style>
    <style:style style:name="P157" style:family="paragraph" style:parent-style-name="Code_20_block">
      <style:text-properties officeooo:rsid="0061d33f" officeooo:paragraph-rsid="0061d33f"/>
    </style:style>
    <style:style style:name="P158" style:family="paragraph" style:parent-style-name="Code_20_block">
      <style:text-properties officeooo:rsid="0061d33f" officeooo:paragraph-rsid="00656d72"/>
    </style:style>
    <style:style style:name="P159" style:family="paragraph" style:parent-style-name="Code_20_block">
      <style:text-properties officeooo:rsid="0061d33f" officeooo:paragraph-rsid="00662b27"/>
    </style:style>
    <style:style style:name="P160" style:family="paragraph" style:parent-style-name="Code_20_block">
      <style:text-properties officeooo:rsid="0085f7cf" officeooo:paragraph-rsid="0085f7cf"/>
    </style:style>
    <style:style style:name="P161" style:family="paragraph" style:parent-style-name="Code_20_block">
      <style:text-properties officeooo:rsid="00662b27" officeooo:paragraph-rsid="00662b27"/>
    </style:style>
    <style:style style:name="P162" style:family="paragraph" style:parent-style-name="Code_20_block">
      <style:text-properties officeooo:rsid="00666633" officeooo:paragraph-rsid="00666633"/>
    </style:style>
    <style:style style:name="P163" style:family="paragraph" style:parent-style-name="Code_20_block">
      <style:text-properties officeooo:rsid="0068406d" officeooo:paragraph-rsid="0068406d"/>
    </style:style>
    <style:style style:name="P164" style:family="paragraph" style:parent-style-name="Code_20_block">
      <style:text-properties officeooo:rsid="00824b43" officeooo:paragraph-rsid="00824b43"/>
    </style:style>
    <style:style style:name="P165" style:family="paragraph" style:parent-style-name="Code_20_block">
      <style:text-properties officeooo:rsid="00689f45" officeooo:paragraph-rsid="00689f45"/>
    </style:style>
    <style:style style:name="P166" style:family="paragraph" style:parent-style-name="Code_20_block">
      <style:text-properties officeooo:paragraph-rsid="00699032"/>
    </style:style>
    <style:style style:name="P167" style:family="paragraph" style:parent-style-name="Code_20_block">
      <style:text-properties officeooo:rsid="00699032" officeooo:paragraph-rsid="00699032"/>
    </style:style>
    <style:style style:name="P168" style:family="paragraph" style:parent-style-name="Code_20_block">
      <style:text-properties officeooo:rsid="0069c172" officeooo:paragraph-rsid="0069c172"/>
    </style:style>
    <style:style style:name="P169" style:family="paragraph" style:parent-style-name="Code_20_block">
      <style:text-properties officeooo:rsid="006a5d01" officeooo:paragraph-rsid="006a5d01"/>
    </style:style>
    <style:style style:name="P170" style:family="paragraph" style:parent-style-name="Code_20_block">
      <style:text-properties officeooo:rsid="0089c36d" officeooo:paragraph-rsid="0089c36d"/>
    </style:style>
    <style:style style:name="P171" style:family="paragraph" style:parent-style-name="Code_20_block">
      <style:text-properties officeooo:rsid="0089cbde" officeooo:paragraph-rsid="0089cbde"/>
    </style:style>
    <style:style style:name="P172" style:family="paragraph" style:parent-style-name="Code_20_block">
      <style:text-properties officeooo:rsid="009ad9db" officeooo:paragraph-rsid="009ad9db"/>
    </style:style>
    <style:style style:name="P173" style:family="paragraph" style:parent-style-name="Code_20_block">
      <style:text-properties officeooo:rsid="008b31ee" officeooo:paragraph-rsid="008b31ee"/>
    </style:style>
    <style:style style:name="P174" style:family="paragraph" style:parent-style-name="Code_20_block">
      <style:text-properties officeooo:rsid="007dc34c" officeooo:paragraph-rsid="007dc34c"/>
    </style:style>
    <style:style style:name="P175" style:family="paragraph" style:parent-style-name="Code_20_block">
      <style:text-properties officeooo:rsid="007e43b6" officeooo:paragraph-rsid="007e43b6"/>
    </style:style>
    <style:style style:name="P176" style:family="paragraph" style:parent-style-name="Code_20_block">
      <style:text-properties officeooo:rsid="007e78a6" officeooo:paragraph-rsid="007e78a6"/>
    </style:style>
    <style:style style:name="P177" style:family="paragraph" style:parent-style-name="Code_20_block">
      <style:text-properties officeooo:rsid="009f0bf7" officeooo:paragraph-rsid="009f0bf7"/>
    </style:style>
    <style:style style:name="P178" style:family="paragraph" style:parent-style-name="Code_20_block">
      <style:text-properties officeooo:rsid="00b66c7f" officeooo:paragraph-rsid="00b66c7f"/>
    </style:style>
    <style:style style:name="P179" style:family="paragraph" style:parent-style-name="Code_20_block">
      <style:text-properties officeooo:rsid="00c0cfd3" officeooo:paragraph-rsid="00c2ab2c"/>
    </style:style>
    <style:style style:name="P180" style:family="paragraph" style:parent-style-name="Code_20_block">
      <style:text-properties officeooo:rsid="00c2ab2c" officeooo:paragraph-rsid="00c2ab2c"/>
    </style:style>
    <style:style style:name="P181" style:family="paragraph" style:parent-style-name="Code_20_block">
      <style:text-properties officeooo:rsid="00c2ab2c" officeooo:paragraph-rsid="00c7a3b6"/>
    </style:style>
    <style:style style:name="P182" style:family="paragraph" style:parent-style-name="Code_20_block">
      <style:text-properties officeooo:rsid="00c399d3" officeooo:paragraph-rsid="00c399d3"/>
    </style:style>
    <style:style style:name="P183" style:family="paragraph" style:parent-style-name="Code_20_block">
      <style:text-properties officeooo:rsid="006e5e3e" officeooo:paragraph-rsid="006e5e3e"/>
    </style:style>
    <style:style style:name="P184" style:family="paragraph" style:parent-style-name="Code_20_block">
      <style:text-properties officeooo:rsid="0072bf00" officeooo:paragraph-rsid="0072bf00"/>
    </style:style>
    <style:style style:name="P185" style:family="paragraph" style:parent-style-name="Code_20_block">
      <style:text-properties officeooo:rsid="007442b5" officeooo:paragraph-rsid="007442b5"/>
    </style:style>
    <style:style style:name="P186" style:family="paragraph" style:parent-style-name="Code_20_block">
      <style:text-properties officeooo:rsid="0083bd93" officeooo:paragraph-rsid="0083bd93"/>
    </style:style>
    <style:style style:name="P187" style:family="paragraph" style:parent-style-name="Code_20_block">
      <style:text-properties officeooo:paragraph-rsid="00b679e3"/>
    </style:style>
    <style:style style:name="P188" style:family="paragraph" style:parent-style-name="Code_20_block">
      <style:text-properties officeooo:rsid="00b3a5e2" officeooo:paragraph-rsid="00b3a5e2"/>
    </style:style>
    <style:style style:name="P189" style:family="paragraph" style:parent-style-name="Code_20_block">
      <style:text-properties officeooo:rsid="00ffc635" officeooo:paragraph-rsid="00ffc635"/>
    </style:style>
    <style:style style:name="P190" style:family="paragraph" style:parent-style-name="Code_20_block">
      <style:text-properties officeooo:rsid="0100232e" officeooo:paragraph-rsid="0100232e"/>
    </style:style>
    <style:style style:name="P191" style:family="paragraph" style:parent-style-name="Code_20_block">
      <style:text-properties officeooo:rsid="00c66475" officeooo:paragraph-rsid="00c66475"/>
    </style:style>
    <style:style style:name="P192" style:family="paragraph" style:parent-style-name="Code_20_block">
      <style:text-properties officeooo:rsid="00b679e3" officeooo:paragraph-rsid="00b679e3"/>
    </style:style>
    <style:style style:name="P193" style:family="paragraph" style:parent-style-name="Code_20_block">
      <style:text-properties officeooo:rsid="00b6887a" officeooo:paragraph-rsid="00b6887a"/>
    </style:style>
    <style:style style:name="P194" style:family="paragraph" style:parent-style-name="Code_20_block">
      <style:text-properties officeooo:rsid="0104f4f4" officeooo:paragraph-rsid="0104f4f4"/>
    </style:style>
    <style:style style:name="P195" style:family="paragraph" style:parent-style-name="Code_20_block">
      <style:paragraph-properties fo:margin-left="0.501cm" fo:margin-right="0cm" fo:text-indent="0cm" style:auto-text-indent="false"/>
    </style:style>
    <style:style style:name="P196" style:family="paragraph" style:parent-style-name="Code_20_block">
      <style:paragraph-properties fo:margin-left="0.501cm" fo:margin-right="0cm" fo:text-indent="0cm" style:auto-text-indent="false"/>
      <style:text-properties officeooo:rsid="0092395c" officeooo:paragraph-rsid="0092395c"/>
    </style:style>
    <style:style style:name="P19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9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9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20"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21"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22"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23" style:family="paragraph" style:parent-style-name="Example_20_program">
      <style:text-properties fo:font-style="italic" style:font-style-asian="italic" style:font-style-complex="italic"/>
    </style:style>
    <style:style style:name="P224" style:family="paragraph" style:parent-style-name="Example_20_program">
      <style:text-properties fo:font-style="italic" officeooo:paragraph-rsid="00c9788c" style:font-style-asian="italic" style:font-style-complex="italic"/>
    </style:style>
    <style:style style:name="P225" style:family="paragraph" style:parent-style-name="Example_20_program">
      <style:text-properties fo:font-style="italic" officeooo:rsid="00c9788c" officeooo:paragraph-rsid="00c9788c" style:font-style-asian="italic" style:font-style-complex="italic"/>
    </style:style>
    <style:style style:name="P226" style:family="paragraph" style:parent-style-name="Example_20_program">
      <style:text-properties fo:font-style="italic" officeooo:rsid="00e5ca6e" officeooo:paragraph-rsid="00e5ca6e" style:font-style-asian="italic" style:font-style-complex="italic"/>
    </style:style>
    <style:style style:name="P227" style:family="paragraph" style:parent-style-name="Example_20_program">
      <style:text-properties fo:font-style="italic" officeooo:rsid="00caf33d" officeooo:paragraph-rsid="00caf33d" style:font-style-asian="italic" style:font-style-complex="italic"/>
    </style:style>
    <style:style style:name="P228" style:family="paragraph" style:parent-style-name="Example_20_program">
      <style:text-properties fo:font-style="italic" officeooo:rsid="00ccc6f8" officeooo:paragraph-rsid="00ccc6f8" style:font-style-asian="italic" style:font-style-complex="italic"/>
    </style:style>
    <style:style style:name="P229" style:family="paragraph" style:parent-style-name="Example_20_program">
      <style:text-properties fo:font-style="italic" officeooo:paragraph-rsid="00ccc6f8" style:font-style-asian="italic" style:font-style-complex="italic"/>
    </style:style>
    <style:style style:name="P230"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31" style:family="paragraph" style:parent-style-name="Example_20_program">
      <style:text-properties officeooo:paragraph-rsid="00c9788c"/>
    </style:style>
    <style:style style:name="P232" style:family="paragraph" style:parent-style-name="Example_20_program">
      <style:text-properties officeooo:rsid="00e5ca6e" officeooo:paragraph-rsid="00e5ca6e"/>
    </style:style>
    <style:style style:name="P233" style:family="paragraph" style:parent-style-name="Example_20_program">
      <style:text-properties fo:font-style="normal" officeooo:rsid="00e5ca6e" officeooo:paragraph-rsid="00e5ca6e" style:font-style-asian="normal" style:font-style-complex="normal"/>
    </style:style>
    <style:style style:name="P234"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35"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36" style:family="paragraph" style:parent-style-name="Example_20_program">
      <style:text-properties fo:font-weight="bold" style:font-weight-asian="bold" style:font-weight-complex="bold"/>
    </style:style>
    <style:style style:name="P237" style:family="paragraph" style:parent-style-name="Example_20_program">
      <style:text-properties fo:font-weight="bold" officeooo:paragraph-rsid="00caf33d" style:font-weight-asian="bold" style:font-weight-complex="bold"/>
    </style:style>
    <style:style style:name="P238" style:family="paragraph" style:parent-style-name="Example_20_program">
      <style:text-properties officeooo:paragraph-rsid="00caf33d"/>
    </style:style>
    <style:style style:name="P239" style:family="paragraph" style:parent-style-name="Example_20_program">
      <style:text-properties style:font-name="Courier Prime:-liga" fo:font-style="italic" officeooo:rsid="00caf33d" officeooo:paragraph-rsid="00caf33d" style:font-style-asian="italic" style:font-style-complex="italic"/>
    </style:style>
    <style:style style:name="P240" style:family="paragraph" style:parent-style-name="Example_20_program">
      <style:text-properties officeooo:paragraph-rsid="00f9e082"/>
    </style:style>
    <style:style style:name="P241" style:family="paragraph" style:parent-style-name="Example_20_program">
      <style:text-properties officeooo:paragraph-rsid="00ccc6f8"/>
    </style:style>
    <style:style style:name="P242" style:family="paragraph" style:parent-style-name="Contents_20_3">
      <style:paragraph-properties>
        <style:tab-stops>
          <style:tab-stop style:position="9.802cm" style:type="right" style:leader-style="dotted" style:leader-text="."/>
        </style:tab-stops>
      </style:paragraph-properties>
    </style:style>
    <style:style style:name="P243" style:family="paragraph" style:parent-style-name="Heading_20_1" style:list-style-name="">
      <style:paragraph-properties fo:text-align="center" style:justify-single-word="false"/>
    </style:style>
    <style:style style:name="P244" style:family="paragraph" style:parent-style-name="Heading_20_1" style:master-page-name="Forepages">
      <style:paragraph-properties style:page-number="auto"/>
    </style:style>
    <style:style style:name="P245" style:family="paragraph" style:parent-style-name="Heading_20_1" style:master-page-name="Standard">
      <style:paragraph-properties style:page-number="1"/>
      <style:text-properties officeooo:paragraph-rsid="010f5c98"/>
    </style:style>
    <style:style style:name="P246" style:family="paragraph" style:parent-style-name="Heading_20_1">
      <style:paragraph-properties fo:break-before="page"/>
    </style:style>
    <style:style style:name="P247" style:family="paragraph" style:parent-style-name="Heading_20_1" style:list-style-name="">
      <style:paragraph-properties fo:text-align="center" style:justify-single-word="false" fo:break-before="page"/>
      <style:text-properties officeooo:rsid="0050774e" officeooo:paragraph-rsid="0050774e"/>
    </style:style>
    <style:style style:name="P248" style:family="paragraph" style:parent-style-name="Heading_20_1">
      <style:paragraph-properties fo:break-before="page"/>
      <style:text-properties officeooo:rsid="005795af" officeooo:paragraph-rsid="005795af"/>
    </style:style>
    <style:style style:name="P249" style:family="paragraph" style:parent-style-name="Heading_20_1" style:list-style-name="">
      <style:paragraph-properties fo:text-align="center" style:justify-single-word="false" fo:break-before="page"/>
      <style:text-properties officeooo:rsid="0077d145" officeooo:paragraph-rsid="0087f1f7"/>
    </style:style>
    <style:style style:name="P250" style:family="paragraph" style:parent-style-name="Heading_20_1">
      <style:paragraph-properties fo:break-before="page"/>
      <style:text-properties officeooo:paragraph-rsid="0078a580"/>
    </style:style>
    <style:style style:name="P251" style:family="paragraph" style:parent-style-name="Heading_20_1">
      <style:paragraph-properties fo:break-before="page"/>
      <style:text-properties officeooo:rsid="00b66c7f" officeooo:paragraph-rsid="005d9cce"/>
    </style:style>
    <style:style style:name="P252" style:family="paragraph" style:parent-style-name="Heading_20_1" style:list-style-name="">
      <style:paragraph-properties fo:text-align="center" style:justify-single-word="false" fo:break-before="page"/>
      <style:text-properties officeooo:rsid="00e5ca6e" officeooo:paragraph-rsid="00e5ca6e"/>
    </style:style>
    <style:style style:name="P253" style:family="paragraph" style:parent-style-name="Heading_20_2">
      <style:text-properties officeooo:paragraph-rsid="0053b392"/>
    </style:style>
    <style:style style:name="P254" style:family="paragraph" style:parent-style-name="Heading_20_2">
      <style:text-properties officeooo:rsid="0053b392" officeooo:paragraph-rsid="005cb76a"/>
    </style:style>
    <style:style style:name="P255" style:family="paragraph" style:parent-style-name="Heading_20_2">
      <style:text-properties officeooo:rsid="0101fac3" officeooo:paragraph-rsid="0101fac3"/>
    </style:style>
    <style:style style:name="P256" style:family="paragraph" style:parent-style-name="Heading_20_2">
      <style:text-properties officeooo:rsid="0087f1f7" officeooo:paragraph-rsid="0087f1f7"/>
    </style:style>
    <style:style style:name="P257" style:family="paragraph" style:parent-style-name="Heading_20_2">
      <style:text-properties officeooo:rsid="00ab1bd1" officeooo:paragraph-rsid="00ab1bd1"/>
    </style:style>
    <style:style style:name="P258" style:family="paragraph" style:parent-style-name="Heading_20_2">
      <style:text-properties officeooo:paragraph-rsid="00ab1bd1"/>
    </style:style>
    <style:style style:name="P259" style:family="paragraph" style:parent-style-name="Heading_20_2">
      <style:text-properties officeooo:rsid="007b688e" officeooo:paragraph-rsid="00fb4448"/>
    </style:style>
    <style:style style:name="P260" style:family="paragraph" style:parent-style-name="Heading_20_2">
      <style:text-properties officeooo:rsid="00c053d0" officeooo:paragraph-rsid="00c053d0"/>
    </style:style>
    <style:style style:name="P261" style:family="paragraph" style:parent-style-name="Heading_20_2">
      <style:text-properties officeooo:rsid="00c053d0" officeooo:paragraph-rsid="00c2ab2c"/>
    </style:style>
    <style:style style:name="P262" style:family="paragraph" style:parent-style-name="Heading_20_2">
      <style:text-properties officeooo:rsid="007e78a6" officeooo:paragraph-rsid="0094cb81"/>
    </style:style>
    <style:style style:name="P263" style:family="paragraph" style:parent-style-name="Heading_20_2">
      <style:text-properties officeooo:rsid="00d39056" officeooo:paragraph-rsid="00d39056"/>
    </style:style>
    <style:style style:name="P264" style:family="paragraph" style:parent-style-name="Heading_20_2">
      <style:text-properties fo:font-weight="normal" style:font-weight-asian="normal" style:font-weight-complex="normal"/>
    </style:style>
    <style:style style:name="P265" style:family="paragraph" style:parent-style-name="Heading_20_2">
      <style:text-properties officeooo:rsid="00a624eb" officeooo:paragraph-rsid="00a624eb"/>
    </style:style>
    <style:style style:name="P266" style:family="paragraph" style:parent-style-name="Heading_20_2">
      <style:text-properties officeooo:rsid="00b22e6b" officeooo:paragraph-rsid="00b22e6b"/>
    </style:style>
    <style:style style:name="P267" style:family="paragraph" style:parent-style-name="Heading_20_2">
      <style:text-properties officeooo:rsid="00b6887a" officeooo:paragraph-rsid="00b6887a"/>
    </style:style>
    <style:style style:name="P268" style:family="paragraph" style:parent-style-name="Heading_20_2" style:master-page-name="">
      <style:paragraph-properties style:page-number="auto"/>
    </style:style>
    <style:style style:name="P269" style:family="paragraph" style:parent-style-name="Code_20_block">
      <style:text-properties officeooo:paragraph-rsid="01220958"/>
    </style:style>
    <style:style style:name="P270" style:family="paragraph" style:parent-style-name="Code_20_block" style:master-page-name="">
      <style:paragraph-properties style:page-number="auto" fo:keep-with-next="always"/>
    </style:style>
    <style:style style:name="P271" style:family="paragraph" style:parent-style-name="Text_20_body" style:master-page-name="First_20_Page">
      <style:paragraph-properties fo:text-align="center" style:justify-single-word="false" style:page-number="auto"/>
      <style:text-properties officeooo:paragraph-rsid="00b656b3"/>
    </style:style>
    <style:style style:name="P272" style:family="paragraph" style:parent-style-name="Text_20_body" style:master-page-name="Forepages">
      <style:paragraph-properties fo:text-align="center" style:justify-single-word="false" style:page-number="auto"/>
      <style:text-properties officeooo:paragraph-rsid="00b656b3"/>
    </style:style>
    <style:style style:name="P273" style:family="paragraph" style:parent-style-name="Text_20_body" style:list-style-name="L1">
      <style:text-properties officeooo:paragraph-rsid="0045bd5d"/>
    </style:style>
    <style:style style:name="P274" style:family="paragraph" style:parent-style-name="Text_20_body" style:list-style-name="L1">
      <style:text-properties officeooo:rsid="0045bd5d" officeooo:paragraph-rsid="0045bd5d"/>
    </style:style>
    <style:style style:name="P275" style:family="paragraph" style:parent-style-name="Text_20_body" style:list-style-name="L2">
      <style:text-properties officeooo:rsid="0046f868" officeooo:paragraph-rsid="0046f868"/>
    </style:style>
    <style:style style:name="P276" style:family="paragraph" style:parent-style-name="Text_20_body" style:list-style-name="L3">
      <style:text-properties officeooo:paragraph-rsid="00c053d0"/>
    </style:style>
    <style:style style:name="P277" style:family="paragraph" style:parent-style-name="Text_20_body" style:list-style-name="L3">
      <style:text-properties officeooo:rsid="00c053d0" officeooo:paragraph-rsid="00c053d0"/>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920e1" style:font-style-asian="italic" style:font-weight-asian="normal" style:font-style-complex="italic" style:font-weight-complex="normal"/>
    </style:style>
    <style:style style:name="T26" style:family="text">
      <style:text-properties fo:font-style="italic" fo:font-weight="normal" officeooo:rsid="0029d1f4" style:font-style-asian="italic" style:font-weight-asian="normal" style:font-style-complex="italic" style:font-weight-complex="normal"/>
    </style:style>
    <style:style style:name="T27" style:family="text">
      <style:text-properties fo:font-style="italic" fo:font-weight="normal" officeooo:rsid="0031ee62" style:font-style-asian="italic" style:font-weight-asian="normal" style:font-style-complex="italic" style:font-weight-complex="normal"/>
    </style:style>
    <style:style style:name="T28" style:family="text">
      <style:text-properties fo:font-style="italic" fo:font-weight="normal" officeooo:rsid="0078a580" style:font-style-asian="italic" style:font-weight-asian="normal" style:font-style-complex="italic" style:font-weight-complex="normal"/>
    </style:style>
    <style:style style:name="T29" style:family="text">
      <style:text-properties fo:font-style="italic" fo:font-weight="normal" officeooo:rsid="0087f1f7" style:font-style-asian="italic" style:font-weight-asian="normal" style:font-style-complex="italic" style:font-weight-complex="normal"/>
    </style:style>
    <style:style style:name="T30" style:family="text">
      <style:text-properties fo:font-style="italic" fo:font-weight="normal" officeooo:rsid="00b07382" style:font-style-asian="italic" style:font-weight-asian="normal" style:font-style-complex="italic" style:font-weight-complex="normal"/>
    </style:style>
    <style:style style:name="T31" style:family="text">
      <style:text-properties fo:font-style="italic" fo:font-weight="normal" officeooo:rsid="00e02633"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2920e1" style:font-weight-asian="normal" style:font-weight-complex="normal"/>
    </style:style>
    <style:style style:name="T34" style:family="text">
      <style:text-properties fo:font-weight="normal" officeooo:rsid="0029d1f4" style:font-weight-asian="normal" style:font-weight-complex="normal"/>
    </style:style>
    <style:style style:name="T35" style:family="text">
      <style:text-properties fo:font-weight="normal" officeooo:rsid="002c08ed" style:font-weight-asian="normal" style:font-weight-complex="normal"/>
    </style:style>
    <style:style style:name="T36" style:family="text">
      <style:text-properties fo:font-weight="normal" officeooo:rsid="002c5207" style:font-weight-asian="normal" style:font-weight-complex="normal"/>
    </style:style>
    <style:style style:name="T37" style:family="text">
      <style:text-properties fo:font-weight="normal" officeooo:rsid="002c5462" style:font-weight-asian="normal" style:font-weight-complex="normal"/>
    </style:style>
    <style:style style:name="T38" style:family="text">
      <style:text-properties fo:font-weight="normal" officeooo:rsid="002e06ce" style:font-weight-asian="normal" style:font-weight-complex="normal"/>
    </style:style>
    <style:style style:name="T39" style:family="text">
      <style:text-properties fo:font-weight="normal" officeooo:rsid="002f6362" style:font-weight-asian="normal" style:font-weight-complex="normal"/>
    </style:style>
    <style:style style:name="T40" style:family="text">
      <style:text-properties fo:font-weight="normal" officeooo:rsid="0030eaf0" style:font-weight-asian="normal" style:font-weight-complex="normal"/>
    </style:style>
    <style:style style:name="T41" style:family="text">
      <style:text-properties fo:font-weight="normal" officeooo:rsid="0031ee62" style:font-weight-asian="normal" style:font-weight-complex="normal"/>
    </style:style>
    <style:style style:name="T42" style:family="text">
      <style:text-properties fo:font-weight="normal" officeooo:rsid="0034b7f6" style:font-weight-asian="normal" style:font-weight-complex="normal"/>
    </style:style>
    <style:style style:name="T43" style:family="text">
      <style:text-properties fo:font-weight="normal" officeooo:rsid="0036b157" style:font-weight-asian="normal" style:font-weight-complex="normal"/>
    </style:style>
    <style:style style:name="T44" style:family="text">
      <style:text-properties fo:font-weight="normal" officeooo:rsid="003887eb" style:font-weight-asian="normal" style:font-weight-complex="normal"/>
    </style:style>
    <style:style style:name="T45" style:family="text">
      <style:text-properties fo:font-weight="normal" officeooo:rsid="003a036a" style:font-weight-asian="normal" style:font-weight-complex="normal"/>
    </style:style>
    <style:style style:name="T46" style:family="text">
      <style:text-properties fo:font-weight="normal" officeooo:rsid="003b0682" style:font-weight-asian="normal" style:font-weight-complex="normal"/>
    </style:style>
    <style:style style:name="T47" style:family="text">
      <style:text-properties fo:font-weight="normal" officeooo:rsid="00400318" style:font-weight-asian="normal" style:font-weight-complex="normal"/>
    </style:style>
    <style:style style:name="T48" style:family="text">
      <style:text-properties fo:font-weight="normal" officeooo:rsid="004c7d0f" style:font-weight-asian="normal" style:font-weight-complex="normal"/>
    </style:style>
    <style:style style:name="T49" style:family="text">
      <style:text-properties fo:font-weight="normal" officeooo:rsid="004cce94" style:font-weight-asian="normal" style:font-weight-complex="normal"/>
    </style:style>
    <style:style style:name="T50" style:family="text">
      <style:text-properties fo:font-weight="normal" officeooo:rsid="006c8d48" style:font-weight-asian="normal" style:font-weight-complex="normal"/>
    </style:style>
    <style:style style:name="T51" style:family="text">
      <style:text-properties fo:font-weight="normal" officeooo:rsid="006e5e3e" style:font-weight-asian="normal" style:font-weight-complex="normal"/>
    </style:style>
    <style:style style:name="T52" style:family="text">
      <style:text-properties fo:font-weight="normal" officeooo:rsid="0087f1f7" style:font-weight-asian="normal" style:font-weight-complex="normal"/>
    </style:style>
    <style:style style:name="T53" style:family="text">
      <style:text-properties fo:font-weight="normal" officeooo:rsid="0092395c" style:font-weight-asian="normal" style:font-weight-complex="normal"/>
    </style:style>
    <style:style style:name="T54" style:family="text">
      <style:text-properties fo:font-weight="normal" officeooo:rsid="00ab6586" style:font-weight-asian="normal" style:font-weight-complex="normal"/>
    </style:style>
    <style:style style:name="T55" style:family="text">
      <style:text-properties fo:font-weight="normal" officeooo:rsid="00af1d24" style:font-weight-asian="normal" style:font-weight-complex="normal"/>
    </style:style>
    <style:style style:name="T56" style:family="text">
      <style:text-properties fo:font-weight="normal" officeooo:rsid="00b07382" style:font-weight-asian="normal" style:font-weight-complex="normal"/>
    </style:style>
    <style:style style:name="T57" style:family="text">
      <style:text-properties fo:font-weight="normal" officeooo:rsid="00b9fca6" style:font-weight-asian="normal" style:font-weight-complex="normal"/>
    </style:style>
    <style:style style:name="T58" style:family="text">
      <style:text-properties fo:font-weight="normal" officeooo:rsid="00c2ab2c" style:font-weight-asian="normal" style:font-weight-complex="normal"/>
    </style:style>
    <style:style style:name="T59" style:family="text">
      <style:text-properties fo:font-weight="normal" officeooo:rsid="00c59390" style:font-weight-asian="normal" style:font-weight-complex="normal"/>
    </style:style>
    <style:style style:name="T60" style:family="text">
      <style:text-properties fo:font-weight="normal" officeooo:rsid="00c63f76" style:font-weight-asian="normal" style:font-weight-complex="normal"/>
    </style:style>
    <style:style style:name="T61" style:family="text">
      <style:text-properties fo:font-weight="normal" officeooo:rsid="00c66475" style:font-weight-asian="normal" style:font-weight-complex="normal"/>
    </style:style>
    <style:style style:name="T62" style:family="text">
      <style:text-properties fo:font-weight="normal" officeooo:rsid="00c7a3b6" style:font-weight-asian="normal" style:font-weight-complex="normal"/>
    </style:style>
    <style:style style:name="T63" style:family="text">
      <style:text-properties fo:font-weight="normal" officeooo:rsid="00ccc6f8" style:font-weight-asian="normal" style:font-weight-complex="normal"/>
    </style:style>
    <style:style style:name="T64" style:family="text">
      <style:text-properties fo:font-weight="normal" officeooo:rsid="00cd7463" style:font-weight-asian="normal" style:font-weight-complex="normal"/>
    </style:style>
    <style:style style:name="T65" style:family="text">
      <style:text-properties fo:font-weight="normal" officeooo:rsid="00e02633" style:font-weight-asian="normal" style:font-weight-complex="normal"/>
    </style:style>
    <style:style style:name="T66" style:family="text">
      <style:text-properties fo:font-weight="normal" officeooo:rsid="00e490fa" style:font-weight-asian="normal" style:font-weight-complex="normal"/>
    </style:style>
    <style:style style:name="T67" style:family="text">
      <style:text-properties fo:font-weight="normal" officeooo:rsid="00f6a174" style:font-weight-asian="normal" style:font-weight-complex="normal"/>
    </style:style>
    <style:style style:name="T68" style:family="text">
      <style:text-properties officeooo:rsid="003bf4c8"/>
    </style:style>
    <style:style style:name="T69" style:family="text">
      <style:text-properties officeooo:rsid="003c8a08"/>
    </style:style>
    <style:style style:name="T70" style:family="text">
      <style:text-properties officeooo:rsid="003dfee7"/>
    </style:style>
    <style:style style:name="T71" style:family="text">
      <style:text-properties officeooo:rsid="003e4192"/>
    </style:style>
    <style:style style:name="T72" style:family="text">
      <style:text-properties officeooo:rsid="003ee364"/>
    </style:style>
    <style:style style:name="T73" style:family="text">
      <style:text-properties officeooo:rsid="00400318"/>
    </style:style>
    <style:style style:name="T74" style:family="text">
      <style:text-properties fo:font-weight="bold" style:font-weight-asian="bold" style:font-weight-complex="bold"/>
    </style:style>
    <style:style style:name="T75" style:family="text">
      <style:text-properties fo:font-weight="bold" officeooo:rsid="00ef0470" style:font-weight-asian="bold" style:font-weight-complex="bold"/>
    </style:style>
    <style:style style:name="T76" style:family="text">
      <style:text-properties officeooo:rsid="0045bd5d"/>
    </style:style>
    <style:style style:name="T77" style:family="text">
      <style:text-properties officeooo:rsid="00464839"/>
    </style:style>
    <style:style style:name="T78" style:family="text">
      <style:text-properties officeooo:rsid="004699fe"/>
    </style:style>
    <style:style style:name="T79" style:family="text">
      <style:text-properties fo:font-style="normal" style:font-style-asian="normal" style:font-style-complex="normal"/>
    </style:style>
    <style:style style:name="T80" style:family="text">
      <style:text-properties fo:font-style="normal" officeooo:rsid="004ad1eb" style:font-style-asian="normal" style:font-style-complex="normal"/>
    </style:style>
    <style:style style:name="T81" style:family="text">
      <style:text-properties fo:font-style="normal" officeooo:rsid="004cef88" style:font-style-asian="normal" style:font-style-complex="normal"/>
    </style:style>
    <style:style style:name="T82" style:family="text">
      <style:text-properties fo:font-style="normal" officeooo:rsid="005795af" style:font-style-asian="normal" style:font-style-complex="normal"/>
    </style:style>
    <style:style style:name="T83" style:family="text">
      <style:text-properties fo:font-style="normal" officeooo:rsid="005b5a14" style:font-style-asian="normal" style:font-style-complex="normal"/>
    </style:style>
    <style:style style:name="T84" style:family="text">
      <style:text-properties fo:font-style="normal" officeooo:rsid="005cb76a" style:font-style-asian="normal" style:font-style-complex="normal"/>
    </style:style>
    <style:style style:name="T85" style:family="text">
      <style:text-properties fo:font-style="normal" officeooo:rsid="0063796c" style:font-style-asian="normal" style:font-style-complex="normal"/>
    </style:style>
    <style:style style:name="T86" style:family="text">
      <style:text-properties fo:font-style="normal" officeooo:rsid="00656d72" style:font-style-asian="normal" style:font-style-complex="normal"/>
    </style:style>
    <style:style style:name="T87" style:family="text">
      <style:text-properties fo:font-style="normal" officeooo:rsid="00666633" style:font-style-asian="normal" style:font-style-complex="normal"/>
    </style:style>
    <style:style style:name="T88" style:family="text">
      <style:text-properties fo:font-style="normal" officeooo:rsid="00699032" style:font-style-asian="normal" style:font-style-complex="normal"/>
    </style:style>
    <style:style style:name="T89" style:family="text">
      <style:text-properties fo:font-style="normal" officeooo:rsid="0075f65e" style:font-style-asian="normal" style:font-style-complex="normal"/>
    </style:style>
    <style:style style:name="T90" style:family="text">
      <style:text-properties fo:font-style="normal" officeooo:rsid="0076c3d2" style:font-style-asian="normal" style:font-style-complex="normal"/>
    </style:style>
    <style:style style:name="T91" style:family="text">
      <style:text-properties fo:font-style="normal" officeooo:rsid="0078a580" style:font-style-asian="normal" style:font-style-complex="normal"/>
    </style:style>
    <style:style style:name="T92" style:family="text">
      <style:text-properties fo:font-style="normal" officeooo:rsid="007a73e0" style:font-style-asian="normal" style:font-style-complex="normal"/>
    </style:style>
    <style:style style:name="T93" style:family="text">
      <style:text-properties fo:font-style="normal" officeooo:rsid="007dc34c" style:font-style-asian="normal" style:font-style-complex="normal"/>
    </style:style>
    <style:style style:name="T94" style:family="text">
      <style:text-properties fo:font-style="normal" officeooo:rsid="007e78a6" style:font-style-asian="normal" style:font-style-complex="normal"/>
    </style:style>
    <style:style style:name="T95" style:family="text">
      <style:text-properties fo:font-style="normal" officeooo:rsid="007eacfa" style:font-style-asian="normal" style:font-style-complex="normal"/>
    </style:style>
    <style:style style:name="T96" style:family="text">
      <style:text-properties fo:font-style="normal" officeooo:rsid="007ee0e6" style:font-style-asian="normal" style:font-style-complex="normal"/>
    </style:style>
    <style:style style:name="T97" style:family="text">
      <style:text-properties fo:font-style="normal" officeooo:rsid="0080cc09" style:font-style-asian="normal" style:font-style-complex="normal"/>
    </style:style>
    <style:style style:name="T98" style:family="text">
      <style:text-properties fo:font-style="normal" officeooo:rsid="0089cbde" style:font-style-asian="normal" style:font-style-complex="normal"/>
    </style:style>
    <style:style style:name="T99" style:family="text">
      <style:text-properties fo:font-style="normal" officeooo:rsid="009235d3" style:font-style-asian="normal" style:font-style-complex="normal"/>
    </style:style>
    <style:style style:name="T100" style:family="text">
      <style:text-properties fo:font-style="normal" officeooo:rsid="0092e3ff" style:font-style-asian="normal" style:font-style-complex="normal"/>
    </style:style>
    <style:style style:name="T101" style:family="text">
      <style:text-properties fo:font-style="normal" officeooo:rsid="0094cb81" style:font-style-asian="normal" style:font-style-complex="normal"/>
    </style:style>
    <style:style style:name="T102" style:family="text">
      <style:text-properties fo:font-style="normal" officeooo:rsid="0097302e" style:font-style-asian="normal" style:font-style-complex="normal"/>
    </style:style>
    <style:style style:name="T103" style:family="text">
      <style:text-properties fo:font-style="normal" officeooo:rsid="00984056" style:font-style-asian="normal" style:font-style-complex="normal"/>
    </style:style>
    <style:style style:name="T104" style:family="text">
      <style:text-properties fo:font-style="normal" officeooo:rsid="009c9e63" style:font-style-asian="normal" style:font-style-complex="normal"/>
    </style:style>
    <style:style style:name="T105" style:family="text">
      <style:text-properties fo:font-style="normal" officeooo:rsid="009f0bf7" style:font-style-asian="normal" style:font-style-complex="normal"/>
    </style:style>
    <style:style style:name="T106" style:family="text">
      <style:text-properties fo:font-style="normal" officeooo:rsid="00a172aa" style:font-style-asian="normal" style:font-style-complex="normal"/>
    </style:style>
    <style:style style:name="T107" style:family="text">
      <style:text-properties fo:font-style="normal" officeooo:rsid="00a20a70" style:font-style-asian="normal" style:font-style-complex="normal"/>
    </style:style>
    <style:style style:name="T108" style:family="text">
      <style:text-properties fo:font-style="normal" officeooo:rsid="00a33111" style:font-style-asian="normal" style:font-style-complex="normal"/>
    </style:style>
    <style:style style:name="T109" style:family="text">
      <style:text-properties fo:font-style="normal" officeooo:rsid="00a624eb" style:font-style-asian="normal" style:font-style-complex="normal"/>
    </style:style>
    <style:style style:name="T110" style:family="text">
      <style:text-properties fo:font-style="normal" officeooo:rsid="00aac77a" style:font-style-asian="normal" style:font-style-complex="normal"/>
    </style:style>
    <style:style style:name="T111" style:family="text">
      <style:text-properties fo:font-style="normal" officeooo:rsid="00acaf4d" style:font-style-asian="normal" style:font-style-complex="normal"/>
    </style:style>
    <style:style style:name="T112" style:family="text">
      <style:text-properties fo:font-style="normal" officeooo:rsid="00b07382" style:font-style-asian="normal" style:font-style-complex="normal"/>
    </style:style>
    <style:style style:name="T113" style:family="text">
      <style:text-properties fo:font-style="normal" officeooo:rsid="00b66c7f" style:font-style-asian="normal" style:font-style-complex="normal"/>
    </style:style>
    <style:style style:name="T114" style:family="text">
      <style:text-properties fo:font-style="normal" officeooo:rsid="00ba91c2" style:font-style-asian="normal" style:font-style-complex="normal"/>
    </style:style>
    <style:style style:name="T115" style:family="text">
      <style:text-properties fo:font-style="normal" officeooo:rsid="009e4e60" style:font-style-asian="normal" style:font-style-complex="normal"/>
    </style:style>
    <style:style style:name="T116" style:family="text">
      <style:text-properties fo:font-style="normal" officeooo:rsid="00bc708b" style:font-style-asian="normal" style:font-style-complex="normal"/>
    </style:style>
    <style:style style:name="T117" style:family="text">
      <style:text-properties fo:font-style="normal" officeooo:rsid="00be7470" style:font-style-asian="normal" style:font-style-complex="normal"/>
    </style:style>
    <style:style style:name="T118" style:family="text">
      <style:text-properties fo:font-style="normal" officeooo:rsid="00c053d0" style:font-style-asian="normal" style:font-style-complex="normal"/>
    </style:style>
    <style:style style:name="T119" style:family="text">
      <style:text-properties fo:font-style="normal" officeooo:rsid="00d6422a" style:font-style-asian="normal" style:font-style-complex="normal"/>
    </style:style>
    <style:style style:name="T120" style:family="text">
      <style:text-properties fo:font-style="normal" officeooo:rsid="00e490fa" style:font-style-asian="normal" style:font-style-complex="normal"/>
    </style:style>
    <style:style style:name="T121" style:family="text">
      <style:text-properties fo:font-style="normal" officeooo:rsid="00e6a6bd" style:font-style-asian="normal" style:font-style-complex="normal"/>
    </style:style>
    <style:style style:name="T122" style:family="text">
      <style:text-properties fo:font-style="normal" officeooo:rsid="00e88db5" style:font-style-asian="normal" style:font-style-complex="normal"/>
    </style:style>
    <style:style style:name="T123" style:family="text">
      <style:text-properties fo:font-style="normal" officeooo:rsid="00ea97c7" style:font-style-asian="normal" style:font-style-complex="normal"/>
    </style:style>
    <style:style style:name="T124" style:family="text">
      <style:text-properties fo:font-style="normal" officeooo:rsid="00f66343" style:font-style-asian="normal" style:font-style-complex="normal"/>
    </style:style>
    <style:style style:name="T125" style:family="text">
      <style:text-properties fo:font-style="normal" officeooo:rsid="00f99fba" style:font-style-asian="normal" style:font-style-complex="normal"/>
    </style:style>
    <style:style style:name="T126" style:family="text">
      <style:text-properties fo:font-style="normal" officeooo:rsid="00fe992c"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4ad1eb" style:font-style-asian="normal" style:font-weight-asian="bold" style:font-style-complex="normal" style:font-weight-complex="bold"/>
    </style:style>
    <style:style style:name="T129" style:family="text">
      <style:text-properties fo:font-style="normal" fo:font-weight="bold" officeooo:rsid="0077d145" style:font-style-asian="normal" style:font-weight-asian="bold" style:font-style-complex="normal" style:font-weight-complex="bold"/>
    </style:style>
    <style:style style:name="T130" style:family="text">
      <style:text-properties fo:font-style="normal" fo:font-weight="bold" officeooo:rsid="00c053d0" style:font-style-asian="normal" style:font-weight-asian="bold" style:font-style-complex="normal" style:font-weight-complex="bold"/>
    </style:style>
    <style:style style:name="T131" style:family="text">
      <style:text-properties fo:font-style="normal" fo:font-weight="bold" officeooo:rsid="0078a580" style:font-style-asian="normal" style:font-weight-asian="bold" style:font-style-complex="normal"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78a580" style:font-style-asian="normal" style:font-weight-asian="normal" style:font-style-complex="normal" style:font-weight-complex="normal"/>
    </style:style>
    <style:style style:name="T134" style:family="text">
      <style:text-properties fo:font-style="normal" fo:font-weight="normal" officeooo:rsid="007eacfa" style:font-style-asian="normal" style:font-weight-asian="normal" style:font-style-complex="normal" style:font-weight-complex="normal"/>
    </style:style>
    <style:style style:name="T135" style:family="text">
      <style:text-properties fo:font-style="normal" fo:font-weight="normal" officeooo:rsid="0085b841" style:font-style-asian="normal" style:font-weight-asian="normal" style:font-style-complex="normal" style:font-weight-complex="normal"/>
    </style:style>
    <style:style style:name="T136" style:family="text">
      <style:text-properties fo:font-style="normal" fo:font-weight="normal" officeooo:rsid="004ad1eb" style:font-style-asian="normal" style:font-weight-asian="normal" style:font-style-complex="normal" style:font-weight-complex="normal"/>
    </style:style>
    <style:style style:name="T137" style:family="text">
      <style:text-properties fo:font-style="normal" fo:font-weight="normal" officeooo:rsid="0087f1f7" style:font-style-asian="normal" style:font-weight-asian="normal" style:font-style-complex="normal" style:font-weight-complex="normal"/>
    </style:style>
    <style:style style:name="T138" style:family="text">
      <style:text-properties fo:font-style="normal" fo:font-weight="normal" officeooo:rsid="0089c36d" style:font-style-asian="normal" style:font-weight-asian="normal" style:font-style-complex="normal" style:font-weight-complex="normal"/>
    </style:style>
    <style:style style:name="T139" style:family="text">
      <style:text-properties fo:font-style="normal" fo:font-weight="normal" officeooo:rsid="0092395c" style:font-style-asian="normal" style:font-weight-asian="normal" style:font-style-complex="normal" style:font-weight-complex="normal"/>
    </style:style>
    <style:style style:name="T140" style:family="text">
      <style:text-properties fo:font-style="normal" fo:font-weight="normal" officeooo:rsid="0092c188" style:font-style-asian="normal" style:font-weight-asian="normal" style:font-style-complex="normal" style:font-weight-complex="normal"/>
    </style:style>
    <style:style style:name="T141" style:family="text">
      <style:text-properties fo:font-style="normal" fo:font-weight="normal" officeooo:rsid="0092e3ff" style:font-style-asian="normal" style:font-weight-asian="normal" style:font-style-complex="normal" style:font-weight-complex="normal"/>
    </style:style>
    <style:style style:name="T142" style:family="text">
      <style:text-properties fo:font-style="normal" fo:font-weight="normal" officeooo:rsid="00ab1bd1" style:font-style-asian="normal" style:font-weight-asian="normal" style:font-style-complex="normal" style:font-weight-complex="normal"/>
    </style:style>
    <style:style style:name="T143" style:family="text">
      <style:text-properties fo:font-style="normal" fo:font-weight="normal" officeooo:rsid="00b07382" style:font-style-asian="normal" style:font-weight-asian="normal" style:font-style-complex="normal" style:font-weight-complex="normal"/>
    </style:style>
    <style:style style:name="T144" style:family="text">
      <style:text-properties fo:font-style="normal" fo:font-weight="normal" officeooo:rsid="00b13dee" style:font-style-asian="normal" style:font-weight-asian="normal" style:font-style-complex="normal" style:font-weight-complex="normal"/>
    </style:style>
    <style:style style:name="T145" style:family="text">
      <style:text-properties fo:font-style="normal" fo:font-weight="normal" officeooo:rsid="0077d145" style:font-style-asian="normal" style:font-weight-asian="normal" style:font-style-complex="normal" style:font-weight-complex="normal"/>
    </style:style>
    <style:style style:name="T146" style:family="text">
      <style:text-properties fo:font-style="normal" fo:font-weight="normal" officeooo:rsid="00c0cfd3" style:font-style-asian="normal" style:font-weight-asian="normal" style:font-style-complex="normal" style:font-weight-complex="normal"/>
    </style:style>
    <style:style style:name="T147" style:family="text">
      <style:text-properties fo:font-style="normal" fo:font-weight="normal" officeooo:rsid="00c66475" style:font-style-asian="normal" style:font-weight-asian="normal" style:font-style-complex="normal" style:font-weight-complex="normal"/>
    </style:style>
    <style:style style:name="T148" style:family="text">
      <style:text-properties fo:font-style="normal" fo:font-weight="normal" officeooo:rsid="00c7a3b6" style:font-style-asian="normal" style:font-weight-asian="normal" style:font-style-complex="normal" style:font-weight-complex="normal"/>
    </style:style>
    <style:style style:name="T149" style:family="text">
      <style:text-properties fo:font-style="normal" fo:font-weight="normal" officeooo:rsid="00ccc6f8" style:font-style-asian="normal" style:font-weight-asian="normal" style:font-style-complex="normal" style:font-weight-complex="normal"/>
    </style:style>
    <style:style style:name="T150" style:family="text">
      <style:text-properties fo:font-style="normal" fo:font-weight="normal" officeooo:rsid="00cd7463" style:font-style-asian="normal" style:font-weight-asian="normal" style:font-style-complex="normal" style:font-weight-complex="normal"/>
    </style:style>
    <style:style style:name="T151" style:family="text">
      <style:text-properties fo:font-style="normal" fo:font-weight="normal" officeooo:rsid="00d07e69" style:font-style-asian="normal" style:font-weight-asian="normal" style:font-style-complex="normal" style:font-weight-complex="normal"/>
    </style:style>
    <style:style style:name="T152" style:family="text">
      <style:text-properties fo:font-style="normal" fo:font-weight="normal" officeooo:rsid="00ef8881" style:font-style-asian="normal" style:font-weight-asian="normal" style:font-style-complex="normal" style:font-weight-complex="normal"/>
    </style:style>
    <style:style style:name="T153" style:family="text">
      <style:text-properties fo:font-style="normal" fo:font-weight="normal" officeooo:rsid="00f1576b" style:font-style-asian="normal" style:font-weight-asian="normal" style:font-style-complex="normal" style:font-weight-complex="normal"/>
    </style:style>
    <style:style style:name="T154" style:family="text">
      <style:text-properties fo:font-style="normal" fo:font-weight="normal" officeooo:rsid="00fb4448" style:font-style-asian="normal" style:font-weight-asian="normal" style:font-style-complex="normal" style:font-weight-complex="normal"/>
    </style:style>
    <style:style style:name="T155" style:family="text">
      <style:text-properties officeooo:rsid="00488e59"/>
    </style:style>
    <style:style style:name="T156" style:family="text">
      <style:text-properties officeooo:rsid="004a3ecc"/>
    </style:style>
    <style:style style:name="T157" style:family="text">
      <style:text-properties officeooo:rsid="004ad1eb"/>
    </style:style>
    <style:style style:name="T158" style:family="text">
      <style:text-properties officeooo:rsid="004c7d0f"/>
    </style:style>
    <style:style style:name="T159" style:family="text">
      <style:text-properties officeooo:rsid="004cce94"/>
    </style:style>
    <style:style style:name="T160" style:family="text">
      <style:text-properties officeooo:rsid="004cef88"/>
    </style:style>
    <style:style style:name="T161" style:family="text">
      <style:text-properties officeooo:rsid="0050d152"/>
    </style:style>
    <style:style style:name="T162" style:family="text">
      <style:text-properties officeooo:rsid="00524f35"/>
    </style:style>
    <style:style style:name="T163" style:family="text">
      <style:text-properties officeooo:rsid="0053b392"/>
    </style:style>
    <style:style style:name="T164" style:family="text">
      <style:text-properties officeooo:rsid="0053cdda"/>
    </style:style>
    <style:style style:name="T165" style:family="text">
      <style:text-properties officeooo:rsid="00542b4f"/>
    </style:style>
    <style:style style:name="T166" style:family="text">
      <style:text-properties officeooo:rsid="0054b8f6"/>
    </style:style>
    <style:style style:name="T167" style:family="text">
      <style:text-properties officeooo:rsid="005795af"/>
    </style:style>
    <style:style style:name="T168" style:family="text">
      <style:text-properties officeooo:rsid="00598869"/>
    </style:style>
    <style:style style:name="T169" style:family="text">
      <style:text-properties fo:font-size="10pt" style:font-size-asian="10pt" style:font-size-complex="10pt"/>
    </style:style>
    <style:style style:name="T170" style:family="text">
      <style:text-properties fo:font-size="10pt" officeooo:rsid="00488e59" style:font-size-asian="10pt" style:font-size-complex="10pt"/>
    </style:style>
    <style:style style:name="T171" style:family="text">
      <style:text-properties fo:font-size="10pt" officeooo:rsid="005795af" style:font-size-asian="10pt" style:font-size-complex="10pt"/>
    </style:style>
    <style:style style:name="T172" style:family="text">
      <style:text-properties fo:font-size="10pt" officeooo:rsid="0043ec7a" style:font-size-asian="10pt" style:font-size-complex="10pt"/>
    </style:style>
    <style:style style:name="T173" style:family="text">
      <style:text-properties fo:font-size="10pt" fo:font-weight="bold" style:font-size-asian="10pt" style:font-weight-asian="bold" style:font-size-complex="10pt" style:font-weight-complex="bold"/>
    </style:style>
    <style:style style:name="T174" style:family="text">
      <style:text-properties fo:font-size="10pt" fo:font-weight="normal" style:font-size-asian="10pt" style:font-weight-asian="normal" style:font-size-complex="10pt" style:font-weight-complex="normal"/>
    </style:style>
    <style:style style:name="T175" style:family="text">
      <style:text-properties fo:font-size="10pt" fo:font-weight="normal" officeooo:rsid="005795af" style:font-size-asian="10pt" style:font-weight-asian="normal" style:font-size-complex="10pt" style:font-weight-complex="normal"/>
    </style:style>
    <style:style style:name="T176" style:family="text">
      <style:text-properties style:font-name="Courier Prime"/>
    </style:style>
    <style:style style:name="T177" style:family="text">
      <style:text-properties style:font-name="Courier Prime" officeooo:rsid="00524f35"/>
    </style:style>
    <style:style style:name="T178" style:family="text">
      <style:text-properties style:font-name="Courier Prime" officeooo:rsid="0054b8f6"/>
    </style:style>
    <style:style style:name="T179" style:family="text">
      <style:text-properties style:font-name="Courier Prime" officeooo:rsid="0053b392"/>
    </style:style>
    <style:style style:name="T180" style:family="text">
      <style:text-properties style:font-name="Courier Prime" officeooo:rsid="00542b4f"/>
    </style:style>
    <style:style style:name="T181" style:family="text">
      <style:text-properties style:font-name="Courier Prime" fo:font-size="10pt" style:font-size-asian="10pt" style:font-size-complex="10pt"/>
    </style:style>
    <style:style style:name="T182" style:family="text">
      <style:text-properties style:font-name="Courier Prime" fo:font-size="10pt" officeooo:rsid="0045bd5d" style:font-size-asian="10pt" style:font-size-complex="10pt"/>
    </style:style>
    <style:style style:name="T183"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2" style:family="text">
      <style:text-properties style:font-name="Courier Prime" fo:font-size="10pt" fo:font-weight="normal" style:font-size-asian="10pt" style:font-weight-asian="normal" style:font-size-complex="10pt" style:font-weight-complex="normal"/>
    </style:style>
    <style:style style:name="T193" style:family="text">
      <style:text-properties style:font-name="Courier Prime" officeooo:rsid="00488e59"/>
    </style:style>
    <style:style style:name="T194" style:family="text">
      <style:text-properties style:font-name="Courier Prime" officeooo:rsid="004a3ecc"/>
    </style:style>
    <style:style style:name="T195" style:family="text">
      <style:text-properties style:font-name="Courier Prime" officeooo:rsid="0045bd5d"/>
    </style:style>
    <style:style style:name="T196" style:family="text">
      <style:text-properties style:font-name="Courier Prime" officeooo:rsid="004699fe"/>
    </style:style>
    <style:style style:name="T197" style:family="text">
      <style:text-properties style:font-name="Courier Prime" fo:font-style="normal" style:font-style-asian="normal" style:font-style-complex="normal"/>
    </style:style>
    <style:style style:name="T198" style:family="text">
      <style:text-properties style:font-name="Courier Prime" fo:font-style="normal" officeooo:rsid="004ad1eb" style:font-style-asian="normal" style:font-style-complex="normal"/>
    </style:style>
    <style:style style:name="T199" style:family="text">
      <style:text-properties style:font-name="Courier Prime" fo:font-style="normal" officeooo:rsid="0063796c" style:font-style-asian="normal" style:font-style-complex="normal"/>
    </style:style>
    <style:style style:name="T200" style:family="text">
      <style:text-properties style:font-name="Courier Prime" fo:font-style="normal" officeooo:rsid="00699032" style:font-style-asian="normal" style:font-style-complex="normal"/>
    </style:style>
    <style:style style:name="T201" style:family="text">
      <style:text-properties style:font-name="Courier Prime" fo:font-style="normal" officeooo:rsid="007dc34c" style:font-style-asian="normal" style:font-style-complex="normal"/>
    </style:style>
    <style:style style:name="T202" style:family="text">
      <style:text-properties style:font-name="Courier Prime" fo:font-style="normal" officeooo:rsid="007e78a6" style:font-style-asian="normal" style:font-style-complex="normal"/>
    </style:style>
    <style:style style:name="T203" style:family="text">
      <style:text-properties style:font-name="Courier Prime" fo:font-style="normal" officeooo:rsid="0097302e" style:font-style-asian="normal" style:font-style-complex="normal"/>
    </style:style>
    <style:style style:name="T204" style:family="text">
      <style:text-properties style:font-name="Courier Prime" fo:font-style="normal" officeooo:rsid="009c9e63" style:font-style-asian="normal" style:font-style-complex="normal"/>
    </style:style>
    <style:style style:name="T205" style:family="text">
      <style:text-properties style:font-name="Courier Prime" fo:font-style="normal" officeooo:rsid="00a172aa" style:font-style-asian="normal" style:font-style-complex="normal"/>
    </style:style>
    <style:style style:name="T206" style:family="text">
      <style:text-properties style:font-name="Courier Prime" fo:font-style="normal" officeooo:rsid="00b07382" style:font-style-asian="normal" style:font-style-complex="normal"/>
    </style:style>
    <style:style style:name="T207" style:family="text">
      <style:text-properties style:font-name="Courier Prime" fo:font-style="normal" officeooo:rsid="00b66c7f" style:font-style-asian="normal" style:font-style-complex="normal"/>
    </style:style>
    <style:style style:name="T208" style:family="text">
      <style:text-properties style:font-name="Courier Prime" fo:font-style="normal" officeooo:rsid="00ba91c2" style:font-style-asian="normal" style:font-style-complex="normal"/>
    </style:style>
    <style:style style:name="T209" style:family="text">
      <style:text-properties style:font-name="Courier Prime" fo:font-style="normal" officeooo:rsid="00be7470" style:font-style-asian="normal" style:font-style-complex="normal"/>
    </style:style>
    <style:style style:name="T210" style:family="text">
      <style:text-properties style:font-name="Courier Prime" fo:font-style="normal" officeooo:rsid="00e6a6bd" style:font-style-asian="normal" style:font-style-complex="normal"/>
    </style:style>
    <style:style style:name="T211" style:family="text">
      <style:text-properties style:font-name="Courier Prime" fo:font-style="normal" officeooo:rsid="00e88db5" style:font-style-asian="normal" style:font-style-complex="normal"/>
    </style:style>
    <style:style style:name="T212" style:family="text">
      <style:text-properties style:font-name="Courier Prime" fo:font-style="normal" officeooo:rsid="00ea97c7" style:font-style-asian="normal" style:font-style-complex="normal"/>
    </style:style>
    <style:style style:name="T213" style:family="text">
      <style:text-properties style:font-name="Courier Prime" fo:font-style="normal" officeooo:rsid="00f4054b" style:font-style-asian="normal" style:font-style-complex="normal"/>
    </style:style>
    <style:style style:name="T214" style:family="text">
      <style:text-properties style:font-name="Courier Prime" fo:font-style="normal" officeooo:rsid="00fe992c" style:font-style-asian="normal" style:font-style-complex="normal"/>
    </style:style>
    <style:style style:name="T215" style:family="text">
      <style:text-properties style:font-name="Courier Prime" fo:font-style="normal" officeooo:rsid="0108509f" style:font-style-asian="normal" style:font-style-complex="normal"/>
    </style:style>
    <style:style style:name="T216" style:family="text">
      <style:text-properties style:font-name="Courier Prime" fo:font-style="normal" officeooo:rsid="011c7941" style:font-style-asian="normal" style:font-style-complex="normal"/>
    </style:style>
    <style:style style:name="T217" style:family="text">
      <style:text-properties style:font-name="Courier Prime" fo:font-style="normal" fo:font-weight="normal" style:font-style-asian="normal" style:font-weight-asian="normal" style:font-style-complex="normal" style:font-weight-complex="normal"/>
    </style:style>
    <style:style style:name="T218" style:family="text">
      <style:text-properties style:font-name="Courier Prime" fo:font-style="normal" fo:font-weight="normal" officeooo:rsid="0087f1f7" style:font-style-asian="normal" style:font-weight-asian="normal" style:font-style-complex="normal" style:font-weight-complex="normal"/>
    </style:style>
    <style:style style:name="T219" style:family="text">
      <style:text-properties style:font-name="Courier Prime" fo:font-style="normal" fo:font-weight="normal" officeooo:rsid="0092395c" style:font-style-asian="normal" style:font-weight-asian="normal" style:font-style-complex="normal" style:font-weight-complex="normal"/>
    </style:style>
    <style:style style:name="T220" style:family="text">
      <style:text-properties style:font-name="Courier Prime" fo:font-style="normal" fo:font-weight="normal" officeooo:rsid="0089cbde" style:font-style-asian="normal" style:font-weight-asian="normal" style:font-style-complex="normal" style:font-weight-complex="normal"/>
    </style:style>
    <style:style style:name="T221" style:family="text">
      <style:text-properties style:font-name="Courier Prime" fo:font-style="normal" fo:font-weight="normal" officeooo:rsid="0092c188" style:font-style-asian="normal" style:font-weight-asian="normal" style:font-style-complex="normal" style:font-weight-complex="normal"/>
    </style:style>
    <style:style style:name="T222" style:family="text">
      <style:text-properties style:font-name="Courier Prime" officeooo:rsid="005cb76a"/>
    </style:style>
    <style:style style:name="T223" style:family="text">
      <style:text-properties style:font-name="Courier Prime" officeooo:rsid="005f5606"/>
    </style:style>
    <style:style style:name="T224" style:family="text">
      <style:text-properties style:font-name="Courier Prime" officeooo:rsid="00666633"/>
    </style:style>
    <style:style style:name="T225" style:family="text">
      <style:text-properties style:font-name="Courier Prime" officeooo:rsid="0069c172"/>
    </style:style>
    <style:style style:name="T226" style:family="text">
      <style:text-properties style:font-name="Courier Prime" officeooo:rsid="0072bf00"/>
    </style:style>
    <style:style style:name="T227" style:family="text">
      <style:text-properties style:font-name="Courier Prime" officeooo:rsid="0076c3d2"/>
    </style:style>
    <style:style style:name="T228" style:family="text">
      <style:text-properties style:font-name="Courier Prime" officeooo:rsid="0079c2cb"/>
    </style:style>
    <style:style style:name="T229" style:family="text">
      <style:text-properties style:font-name="Courier Prime" officeooo:rsid="007a73e0"/>
    </style:style>
    <style:style style:name="T230" style:family="text">
      <style:text-properties style:font-name="Courier Prime" fo:font-style="italic" style:font-style-asian="italic" style:font-style-complex="italic"/>
    </style:style>
    <style:style style:name="T231" style:family="text">
      <style:text-properties style:font-name="Courier Prime" officeooo:rsid="007dc34c"/>
    </style:style>
    <style:style style:name="T232" style:family="text">
      <style:text-properties style:font-name="Courier Prime" officeooo:rsid="007e78a6"/>
    </style:style>
    <style:style style:name="T233" style:family="text">
      <style:text-properties style:font-name="Courier Prime" fo:font-weight="normal" style:font-weight-asian="normal" style:font-weight-complex="normal"/>
    </style:style>
    <style:style style:name="T234" style:family="text">
      <style:text-properties style:font-name="Courier Prime" fo:font-weight="normal" officeooo:rsid="0092395c" style:font-weight-asian="normal" style:font-weight-complex="normal"/>
    </style:style>
    <style:style style:name="T235" style:family="text">
      <style:text-properties style:font-name="Courier Prime" fo:font-weight="normal" officeooo:rsid="00af1d24" style:font-weight-asian="normal" style:font-weight-complex="normal"/>
    </style:style>
    <style:style style:name="T236" style:family="text">
      <style:text-properties style:font-name="Courier Prime" fo:font-weight="normal" officeooo:rsid="00c63f76" style:font-weight-asian="normal" style:font-weight-complex="normal"/>
    </style:style>
    <style:style style:name="T237" style:family="text">
      <style:text-properties style:font-name="Courier Prime" fo:font-weight="normal" officeooo:rsid="00c66475" style:font-weight-asian="normal" style:font-weight-complex="normal"/>
    </style:style>
    <style:style style:name="T238" style:family="text">
      <style:text-properties style:font-name="Courier Prime" fo:font-weight="normal" officeooo:rsid="00c7a3b6" style:font-weight-asian="normal" style:font-weight-complex="normal"/>
    </style:style>
    <style:style style:name="T239" style:family="text">
      <style:text-properties style:font-name="Courier Prime" fo:font-weight="normal" officeooo:rsid="00ccc6f8" style:font-weight-asian="normal" style:font-weight-complex="normal"/>
    </style:style>
    <style:style style:name="T240" style:family="text">
      <style:text-properties style:font-name="Courier Prime" fo:font-weight="normal" officeooo:rsid="010b6cf1" style:font-weight-asian="normal" style:font-weight-complex="normal"/>
    </style:style>
    <style:style style:name="T241" style:family="text">
      <style:text-properties style:font-name="Courier Prime" officeooo:rsid="0089cbde"/>
    </style:style>
    <style:style style:name="T242" style:family="text">
      <style:text-properties style:font-name="Courier Prime" officeooo:rsid="008b31ee"/>
    </style:style>
    <style:style style:name="T243" style:family="text">
      <style:text-properties style:font-name="Courier Prime" officeooo:rsid="009235d3"/>
    </style:style>
    <style:style style:name="T244" style:family="text">
      <style:text-properties style:font-name="Courier Prime" officeooo:rsid="0097302e"/>
    </style:style>
    <style:style style:name="T245" style:family="text">
      <style:text-properties style:font-name="Courier Prime" officeooo:rsid="00a768fb"/>
    </style:style>
    <style:style style:name="T246" style:family="text">
      <style:text-properties style:font-name="Courier Prime" officeooo:rsid="00662b27"/>
    </style:style>
    <style:style style:name="T247" style:family="text">
      <style:text-properties style:font-name="Courier Prime" officeooo:rsid="00a8517f"/>
    </style:style>
    <style:style style:name="T248" style:family="text">
      <style:text-properties style:font-name="Courier Prime" officeooo:rsid="00a940ed"/>
    </style:style>
    <style:style style:name="T249" style:family="text">
      <style:text-properties style:font-name="Courier Prime" officeooo:rsid="00a9be94"/>
    </style:style>
    <style:style style:name="T250" style:family="text">
      <style:text-properties style:font-name="Courier Prime" officeooo:rsid="00aac77a"/>
    </style:style>
    <style:style style:name="T251" style:family="text">
      <style:text-properties style:font-name="Courier Prime" officeooo:rsid="00ab6586"/>
    </style:style>
    <style:style style:name="T252" style:family="text">
      <style:text-properties style:font-name="Courier Prime" officeooo:rsid="00b66c7f"/>
    </style:style>
    <style:style style:name="T253" style:family="text">
      <style:text-properties style:font-name="Courier Prime" officeooo:rsid="00b679e3"/>
    </style:style>
    <style:style style:name="T254" style:family="text">
      <style:text-properties style:font-name="Courier Prime" officeooo:rsid="00b22e6b"/>
    </style:style>
    <style:style style:name="T255" style:family="text">
      <style:text-properties style:font-name="Courier Prime" officeooo:rsid="00b7fccc"/>
    </style:style>
    <style:style style:name="T256" style:family="text">
      <style:text-properties style:font-name="Courier Prime" officeooo:rsid="00c2ab2c"/>
    </style:style>
    <style:style style:name="T257" style:family="text">
      <style:text-properties style:font-name="Courier Prime" officeooo:rsid="00c399d3"/>
    </style:style>
    <style:style style:name="T258" style:family="text">
      <style:text-properties style:font-name="Courier Prime" officeooo:rsid="00c45442"/>
    </style:style>
    <style:style style:name="T259" style:family="text">
      <style:text-properties style:font-name="Courier Prime" officeooo:rsid="00c59390"/>
    </style:style>
    <style:style style:name="T260" style:family="text">
      <style:text-properties style:font-name="Courier Prime" officeooo:rsid="00ed2ea5"/>
    </style:style>
    <style:style style:name="T261" style:family="text">
      <style:text-properties style:font-name="Courier Prime" officeooo:rsid="00f4054b"/>
    </style:style>
    <style:style style:name="T262" style:family="text">
      <style:text-properties style:font-name="Courier Prime" officeooo:rsid="00c0cfd3"/>
    </style:style>
    <style:style style:name="T263" style:family="text">
      <style:text-properties style:font-name="Courier Prime" officeooo:rsid="00fb4448"/>
    </style:style>
    <style:style style:name="T264" style:family="text">
      <style:text-properties style:font-name="Courier Prime" officeooo:rsid="0100232e"/>
    </style:style>
    <style:style style:name="T265" style:family="text">
      <style:text-properties style:font-name="Courier Prime" officeooo:rsid="0108509f"/>
    </style:style>
    <style:style style:name="T266" style:family="text">
      <style:text-properties officeooo:rsid="005cb76a"/>
    </style:style>
    <style:style style:name="T267" style:family="text">
      <style:text-properties officeooo:rsid="005d9cce"/>
    </style:style>
    <style:style style:name="T268" style:family="text">
      <style:text-properties style:font-name="Libertinus Serif"/>
    </style:style>
    <style:style style:name="T269" style:family="text">
      <style:text-properties officeooo:rsid="005f5606"/>
    </style:style>
    <style:style style:name="T270" style:family="text">
      <style:text-properties officeooo:rsid="0061107b"/>
    </style:style>
    <style:style style:name="T271" style:family="text">
      <style:text-properties officeooo:rsid="00666633"/>
    </style:style>
    <style:style style:name="T272" style:family="text">
      <style:text-properties fo:language="en" fo:country="GB"/>
    </style:style>
    <style:style style:name="T273" style:family="text">
      <style:text-properties officeooo:rsid="00699032"/>
    </style:style>
    <style:style style:name="T274" style:family="text">
      <style:text-properties officeooo:rsid="0069c172"/>
    </style:style>
    <style:style style:name="T275" style:family="text">
      <style:text-properties officeooo:rsid="006a5d01"/>
    </style:style>
    <style:style style:name="T276" style:family="text">
      <style:text-properties officeooo:rsid="0071a74c"/>
    </style:style>
    <style:style style:name="T277" style:family="text">
      <style:text-properties officeooo:rsid="0072bf00"/>
    </style:style>
    <style:style style:name="T278" style:family="text">
      <style:text-properties officeooo:rsid="007442b5"/>
    </style:style>
    <style:style style:name="T279" style:family="text">
      <style:text-properties officeooo:rsid="0075f65e"/>
    </style:style>
    <style:style style:name="T280" style:family="text">
      <style:text-properties officeooo:rsid="0076c3d2"/>
    </style:style>
    <style:style style:name="T281" style:family="text">
      <style:text-properties style:text-underline-style="none" officeooo:rsid="0076c3d2"/>
    </style:style>
    <style:style style:name="T282" style:family="text">
      <style:text-properties officeooo:rsid="0079c2cb"/>
    </style:style>
    <style:style style:name="T283" style:family="text">
      <style:text-properties officeooo:rsid="007a73e0"/>
    </style:style>
    <style:style style:name="T284" style:family="text">
      <style:text-properties officeooo:rsid="007be9e4"/>
    </style:style>
    <style:style style:name="T285" style:family="text">
      <style:text-properties officeooo:rsid="007c04f9"/>
    </style:style>
    <style:style style:name="T286" style:family="text">
      <style:text-properties officeooo:rsid="007dc34c"/>
    </style:style>
    <style:style style:name="T287" style:family="text">
      <style:text-properties officeooo:rsid="007e43b6"/>
    </style:style>
    <style:style style:name="T288" style:family="text">
      <style:text-properties officeooo:rsid="007e78a6"/>
    </style:style>
    <style:style style:name="T289" style:family="text">
      <style:text-properties officeooo:rsid="007eacfa"/>
    </style:style>
    <style:style style:name="T290" style:family="text">
      <style:text-properties officeooo:rsid="0083bd93"/>
    </style:style>
    <style:style style:name="T291" style:family="text">
      <style:text-properties officeooo:rsid="0089cbde"/>
    </style:style>
    <style:style style:name="T292" style:family="text">
      <style:text-properties officeooo:rsid="008b31ee"/>
    </style:style>
    <style:style style:name="T293" style:family="text">
      <style:text-properties officeooo:rsid="008de073"/>
    </style:style>
    <style:style style:name="T294" style:family="text">
      <style:text-properties officeooo:rsid="009235d3"/>
    </style:style>
    <style:style style:name="T295" style:family="text">
      <style:text-properties officeooo:rsid="0092395c"/>
    </style:style>
    <style:style style:name="T296" style:family="text">
      <style:text-properties officeooo:rsid="0092c188"/>
    </style:style>
    <style:style style:name="T297" style:family="text">
      <style:text-properties officeooo:rsid="0092e3ff"/>
    </style:style>
    <style:style style:name="T298" style:family="text">
      <style:text-properties officeooo:rsid="0094cb81"/>
    </style:style>
    <style:style style:name="T299" style:family="text">
      <style:text-properties officeooo:rsid="0097302e"/>
    </style:style>
    <style:style style:name="T300" style:family="text">
      <style:text-properties officeooo:rsid="00984056"/>
    </style:style>
    <style:style style:name="T301" style:family="text">
      <style:text-properties officeooo:rsid="009ad9db"/>
    </style:style>
    <style:style style:name="T302" style:family="text">
      <style:text-properties officeooo:rsid="009c9e63"/>
    </style:style>
    <style:style style:name="T303" style:family="text">
      <style:text-properties officeooo:rsid="009f0bf7"/>
    </style:style>
    <style:style style:name="T304" style:family="text">
      <style:text-properties officeooo:rsid="009f807f"/>
    </style:style>
    <style:style style:name="T305" style:family="text">
      <style:text-properties officeooo:rsid="00a768fb"/>
    </style:style>
    <style:style style:name="T306" style:family="text">
      <style:text-properties officeooo:rsid="00a624eb"/>
    </style:style>
    <style:style style:name="T307" style:family="text">
      <style:text-properties officeooo:rsid="00a8517f"/>
    </style:style>
    <style:style style:name="T308" style:family="text">
      <style:text-properties officeooo:rsid="00a940ed"/>
    </style:style>
    <style:style style:name="T309" style:family="text">
      <style:text-properties officeooo:rsid="00a9be94"/>
    </style:style>
    <style:style style:name="T310" style:family="text">
      <style:text-properties officeooo:rsid="00aac77a"/>
    </style:style>
    <style:style style:name="T311" style:family="text">
      <style:text-properties officeooo:rsid="00ab1bd1"/>
    </style:style>
    <style:style style:name="T312" style:family="text">
      <style:text-properties officeooo:rsid="00662b27"/>
    </style:style>
    <style:style style:name="T313" style:family="text">
      <style:text-properties officeooo:rsid="00ab6586"/>
    </style:style>
    <style:style style:name="T314" style:family="text">
      <style:text-properties officeooo:rsid="00acaf4d"/>
    </style:style>
    <style:style style:name="T315" style:family="text">
      <style:text-properties officeooo:rsid="00af1d24"/>
    </style:style>
    <style:style style:name="T316" style:family="text">
      <style:text-properties officeooo:rsid="00b07382"/>
    </style:style>
    <style:style style:name="T317" style:family="text">
      <style:text-properties officeooo:rsid="00b22e6b"/>
    </style:style>
    <style:style style:name="T318" style:family="text">
      <style:text-properties officeooo:rsid="00b3a5e2"/>
    </style:style>
    <style:style style:name="T319" style:family="text">
      <style:text-properties officeooo:rsid="00b590cd"/>
    </style:style>
    <style:style style:name="T320" style:family="text">
      <style:text-properties officeooo:rsid="00b656b3"/>
    </style:style>
    <style:style style:name="T321" style:family="text">
      <style:text-properties officeooo:rsid="00b66c7f"/>
    </style:style>
    <style:style style:name="T322" style:family="text">
      <style:text-properties officeooo:rsid="00b679e3"/>
    </style:style>
    <style:style style:name="T323" style:family="text">
      <style:text-properties officeooo:rsid="00b7fccc"/>
    </style:style>
    <style:style style:name="T324" style:family="text">
      <style:text-properties officeooo:rsid="00ba91c2"/>
    </style:style>
    <style:style style:name="T325" style:family="text">
      <style:text-properties officeooo:rsid="00be7470"/>
    </style:style>
    <style:style style:name="T326" style:family="text">
      <style:text-properties officeooo:rsid="00bf2316"/>
    </style:style>
    <style:style style:name="T327" style:family="text">
      <style:text-properties officeooo:rsid="00c0cfd3"/>
    </style:style>
    <style:style style:name="T328" style:family="text">
      <style:text-properties officeooo:rsid="00c2ab2c"/>
    </style:style>
    <style:style style:name="T329" style:family="text">
      <style:text-properties officeooo:rsid="00c399d3"/>
    </style:style>
    <style:style style:name="T330" style:family="text">
      <style:text-properties officeooo:rsid="00c45442"/>
    </style:style>
    <style:style style:name="T331" style:family="text">
      <style:text-properties officeooo:rsid="00c59390"/>
    </style:style>
    <style:style style:name="T332" style:family="text">
      <style:text-properties officeooo:rsid="00c7a3b6"/>
    </style:style>
    <style:style style:name="T333" style:family="text">
      <style:text-properties officeooo:rsid="00c9788c"/>
    </style:style>
    <style:style style:name="T334" style:family="text">
      <style:text-properties style:font-name="Courier Prime:-liga"/>
    </style:style>
    <style:style style:name="T335" style:family="text">
      <style:text-properties style:font-name="Courier Prime:-liga" fo:font-style="italic" officeooo:rsid="00c9788c" style:font-style-asian="italic" style:font-style-complex="italic"/>
    </style:style>
    <style:style style:name="T336" style:family="text">
      <style:text-properties style:font-name="Courier Prime:-liga" fo:font-style="italic" officeooo:rsid="00caf33d" style:font-style-asian="italic" style:font-style-complex="italic"/>
    </style:style>
    <style:style style:name="T337" style:family="text">
      <style:text-properties officeooo:rsid="00caf33d"/>
    </style:style>
    <style:style style:name="T338" style:family="text">
      <style:text-properties officeooo:rsid="00ccc6f8"/>
    </style:style>
    <style:style style:name="T339" style:family="text">
      <style:text-properties officeooo:rsid="00d215c4"/>
    </style:style>
    <style:style style:name="T340" style:family="text">
      <style:text-properties officeooo:rsid="00d39056"/>
    </style:style>
    <style:style style:name="T341" style:family="text">
      <style:text-properties officeooo:rsid="00d43e74"/>
    </style:style>
    <style:style style:name="T342" style:family="text">
      <style:text-properties officeooo:rsid="00e02633"/>
    </style:style>
    <style:style style:name="T343" style:family="text">
      <style:text-properties officeooo:rsid="00e1dd3b"/>
    </style:style>
    <style:style style:name="T344"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5" style:family="text">
      <style:text-properties officeooo:rsid="00e490fa"/>
    </style:style>
    <style:style style:name="T346" style:family="text">
      <style:text-properties officeooo:rsid="00e5dfd7"/>
    </style:style>
    <style:style style:name="T347" style:family="text">
      <style:text-properties officeooo:rsid="00e88db5"/>
    </style:style>
    <style:style style:name="T348" style:family="text">
      <style:text-properties officeooo:rsid="00ec7e92"/>
    </style:style>
    <style:style style:name="T349" style:family="text">
      <style:text-properties officeooo:rsid="00ed2ea5"/>
    </style:style>
    <style:style style:name="T350" style:family="text">
      <style:text-properties officeooo:rsid="00f5bcc1"/>
    </style:style>
    <style:style style:name="T351" style:family="text">
      <style:text-properties officeooo:rsid="00f7b282"/>
    </style:style>
    <style:style style:name="T352" style:family="text">
      <style:text-properties officeooo:rsid="00fb4448"/>
    </style:style>
    <style:style style:name="T353" style:family="text">
      <style:text-properties officeooo:rsid="00fe992c"/>
    </style:style>
    <style:style style:name="T354" style:family="text">
      <style:text-properties officeooo:rsid="00ff4a62"/>
    </style:style>
    <style:style style:name="T355" style:family="text">
      <style:text-properties officeooo:rsid="00ffc635"/>
    </style:style>
    <style:style style:name="T356" style:family="text">
      <style:text-properties officeooo:rsid="0100232e"/>
    </style:style>
    <style:style style:name="T357" style:family="text">
      <style:text-properties officeooo:rsid="01039bf0"/>
    </style:style>
    <style:style style:name="T358" style:family="text">
      <style:text-properties officeooo:rsid="0108509f"/>
    </style:style>
    <style:style style:name="T359" style:family="text">
      <style:text-properties officeooo:rsid="010a4128"/>
    </style:style>
    <style:style style:name="T360" style:family="text">
      <style:text-properties officeooo:rsid="010c93cd"/>
    </style:style>
    <style:style style:name="T361" style:family="text">
      <style:text-properties officeooo:rsid="0111d478"/>
    </style:style>
    <style:style style:name="T362" style:family="text">
      <style:text-properties officeooo:rsid="0113c0ce"/>
    </style:style>
    <style:style style:name="T363" style:family="text">
      <style:text-properties officeooo:rsid="01159651"/>
    </style:style>
    <style:style style:name="T364" style:family="text">
      <style:text-properties officeooo:rsid="0116e447"/>
    </style:style>
    <style:style style:name="T365" style:family="text">
      <style:text-properties officeooo:rsid="0117ea3c"/>
    </style:style>
    <style:style style:name="T366" style:family="text">
      <style:text-properties style:font-name="Courier Prime"/>
    </style:style>
    <style:style style:name="T367" style:family="text">
      <style:text-properties style:font-name="Courier Prime" officeooo:rsid="01220958"/>
    </style:style>
    <style:style style:name="T368" style:family="text">
      <style:text-properties style:font-name="Courier Prime" fo:font-style="italic" style:font-style-asian="italic" style:font-style-complex="italic"/>
    </style:style>
    <style:style style:name="T369" style:family="text">
      <style:text-properties officeooo:rsid="01220958"/>
    </style:style>
    <style:style style:name="T370" style:family="text">
      <style:text-properties officeooo:rsid="0123f5d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71"/>
      <text:p text:style-name="P272"/>
      <text:p text:style-name="P2"/>
      <text:p text:style-name="P2"/>
      <text:p text:style-name="P3">Creating Text Adventure Games<text:line-break/><text:span text:style-name="T167">o</text:span>n Your Computer With Gruescript</text:p>
      <text:p text:style-name="P4"/>
      <text:p text:style-name="P5">Robin Johnson</text:p>
      <text:p text:style-name="P130"/>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This work is licen<text:span text:style-name="T168">c</text:span>ed under the Creative Commons Attribution 4.0 International License. To view a copy of this license, visit</text:p>
      <text:p text:style-name="P128">http://creativecommons.org/licenses/by/4.0/</text:p>
      <text:p text:style-name="P128">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44" text:outline-level="1">Contents</text:h>
          </text:index-title>
          <text:p text:style-name="P144"><text:a xlink:type="simple" xlink:href="#__RefHeading___Toc1085_3188722853" text:style-name="Index_20_Link" text:visited-style-name="Index_20_Link">Foreword<text:tab/>1</text:a></text:p>
          <text:p text:style-name="P144"><text:a xlink:type="simple" xlink:href="#__RefHeading___Toc1791_3188722853" text:style-name="Index_20_Link" text:visited-style-name="Index_20_Link">Blocks<text:tab/>4</text:a></text:p>
          <text:p text:style-name="P141"><text:a xlink:type="simple" xlink:href="#__RefHeading___Toc1797_3188722853" text:style-name="Index_20_Link" text:visited-style-name="Index_20_Link">The game block<text:tab/>6</text:a></text:p>
          <text:p text:style-name="P141"><text:a xlink:type="simple" xlink:href="#__RefHeading___Toc1735_218309767" text:style-name="Index_20_Link" text:visited-style-name="Index_20_Link">Comments<text:tab/>8</text:a></text:p>
          <text:p text:style-name="P144"><text:a xlink:type="simple" xlink:href="#__RefHeading___Toc975_3188722853" text:style-name="Index_20_Link" text:visited-style-name="Index_20_Link">Rooms<text:tab/>9</text:a></text:p>
          <text:p text:style-name="P141"><text:a xlink:type="simple" xlink:href="#__RefHeading___Toc5663_231776819" text:style-name="Index_20_Link" text:visited-style-name="Index_20_Link">Room verbs<text:tab/>10</text:a></text:p>
          <text:p text:style-name="P141"><text:a xlink:type="simple" xlink:href="#__RefHeading___Toc11503_432422052" text:style-name="Index_20_Link" text:visited-style-name="Index_20_Link">Tags<text:tab/>10</text:a></text:p>
          <text:p text:style-name="P141"><text:a xlink:type="simple" xlink:href="#__RefHeading___Toc11505_432422052" text:style-name="Index_20_Link" text:visited-style-name="Index_20_Link"><text:span text:style-name="T79">P</text:span></text:a><text:a xlink:type="simple" xlink:href="#__RefHeading___Toc11505_432422052" text:style-name="Index_20_Link" text:visited-style-name="Index_20_Link"><text:span text:style-name="T79">roperties</text:span></text:a><text:a xlink:type="simple" xlink:href="#__RefHeading___Toc11505_432422052" text:style-name="Index_20_Link" text:visited-style-name="Index_20_Link"><text:tab/>11</text:a></text:p>
          <text:p text:style-name="P141"><text:a xlink:type="simple" xlink:href="#__RefHeading___Toc11507_432422052" text:style-name="Index_20_Link" text:visited-style-name="Index_20_Link">Special properties<text:tab/>12</text:a></text:p>
          <text:p text:style-name="P144"><text:a xlink:type="simple" xlink:href="#__RefHeading___Toc1799_3188722853" text:style-name="Index_20_Link" text:visited-style-name="Index_20_Link">Things<text:tab/>13</text:a></text:p>
          <text:p text:style-name="P141"><text:a xlink:type="simple" xlink:href="#__RefHeading___Toc11474_432422052" text:style-name="Index_20_Link" text:visited-style-name="Index_20_Link">Special tags<text:tab/>15</text:a></text:p>
          <text:p text:style-name="P141"><text:a xlink:type="simple" xlink:href="#__RefHeading___Toc11509_432422052" text:style-name="Index_20_Link" text:visited-style-name="Index_20_Link">Special properties<text:tab/>17</text:a></text:p>
          <text:p text:style-name="P144"><text:a xlink:type="simple" xlink:href="#__RefHeading___Toc11478_432422052" text:style-name="Index_20_Link" text:visited-style-name="Index_20_Link">Instructions<text:tab/>19</text:a></text:p>
          <text:p text:style-name="P141"><text:a xlink:type="simple" xlink:href="#__RefHeading___Toc11480_432422052" text:style-name="Index_20_Link" text:visited-style-name="Index_20_Link">Commands<text:tab/>20</text:a></text:p>
          <text:p text:style-name="P242"><text:a xlink:type="simple" xlink:href="#__RefHeading___Toc5513_2664110814" text:style-name="Index_20_Link" text:visited-style-name="Index_20_Link">Listers<text:tab/>25</text:a></text:p>
          <text:p text:style-name="P141"><text:a xlink:type="simple" xlink:href="#__RefHeading___Toc11482_432422052" text:style-name="Index_20_Link" text:visited-style-name="Index_20_Link">Assertions<text:tab/>26</text:a></text:p>
          <text:p text:style-name="P141"><text:a xlink:type="simple" xlink:href="#__RefHeading___Toc5600_3107307686" text:style-name="Index_20_Link" text:visited-style-name="Index_20_Link">Referencing variables<text:tab/>29</text:a></text:p>
          <text:p text:style-name="P141"><text:a xlink:type="simple" xlink:href="#__RefHeading___Toc11486_432422052" text:style-name="Index_20_Link" text:visited-style-name="Index_20_Link">Referencing properties<text:tab/>30</text:a></text:p>
          <text:p text:style-name="P141"><text:a xlink:type="simple" xlink:href="#__RefHeading___Toc6504_3509427887" text:style-name="Index_20_Link" text:visited-style-name="Index_20_Link">Referencing connected rooms<text:tab/>30</text:a></text:p>
          <text:p text:style-name="P141"><text:a xlink:type="simple" xlink:href="#__RefHeading___Toc11488_432422052" text:style-name="Index_20_Link" text:visited-style-name="Index_20_Link">Braced expressions<text:tab/>31</text:a></text:p>
          <text:p text:style-name="P141"><text:a xlink:type="simple" xlink:href="#__RefHeading___Toc11490_432422052" text:style-name="Index_20_Link" text:visited-style-name="Index_20_Link">Capitalisation in references<text:tab/>33</text:a></text:p>
          <text:p text:style-name="P141"><text:a xlink:type="simple" xlink:href="#__RefHeading___Toc5602_3107307686" text:style-name="Index_20_Link" text:visited-style-name="Index_20_Link">Iterators<text:tab/>34</text:a></text:p>
          <text:p text:style-name="P144"><text:a xlink:type="simple" xlink:href="#__RefHeading___Toc1737_218309767" text:style-name="Index_20_Link" text:visited-style-name="Index_20_Link">Verbs<text:tab/>38</text:a></text:p>
          <text:p text:style-name="P141"><text:a xlink:type="simple" xlink:href="#__RefHeading___Toc5604_3107307686" text:style-name="Index_20_Link" text:visited-style-name="Index_20_Link">Verbs with directions<text:tab/>39</text:a></text:p>
          <text:p text:style-name="P141"><text:a xlink:type="simple" xlink:href="#__RefHeading___Toc1739_218309767" text:style-name="Index_20_Link" text:visited-style-name="Index_20_Link">Setverbs<text:tab/>41</text:a></text:p>
          <text:p text:style-name="P144"><text:a xlink:type="simple" xlink:href="#__RefHeading___Toc1741_218309767" text:style-name="Index_20_Link" text:visited-style-name="Index_20_Link">Procedures and rules<text:tab/>43</text:a></text:p>
          <text:p text:style-name="P141"><text:a xlink:type="simple" xlink:href="#__RefHeading___Toc5606_3107307686" text:style-name="Index_20_Link" text:visited-style-name="Index_20_Link">Procedures<text:tab/>43</text:a></text:p>
          <text:p text:style-name="P141"><text:a xlink:type="simple" xlink:href="#__RefHeading___Toc5608_3107307686" text:style-name="Index_20_Link" text:visited-style-name="Index_20_Link">Rules<text:tab/>44</text:a></text:p>
          <text:p text:style-name="P144"><text:a xlink:type="simple" xlink:href="#__RefHeading___Toc1743_218309767" text:style-name="Index_20_Link" text:visited-style-name="Index_20_Link">Special variables<text:tab/>45</text:a></text:p>
          <text:p text:style-name="P141"><text:a xlink:type="simple" xlink:href="#__RefHeading___Toc5612_3107307686" text:style-name="Index_20_Link" text:visited-style-name="Index_20_Link">Visible tags<text:tab/>46</text:a></text:p>
          <text:p text:style-name="P144"><text:a xlink:type="simple" xlink:href="#__RefHeading___Toc6540_3246858039" text:style-name="Index_20_Link" text:visited-style-name="Index_20_Link">Appendix I: Visual configuration<text:tab/>48</text:a></text:p>
          <text:p text:style-name="P144"><text:a xlink:type="simple" xlink:href="#__RefHeading___Toc1745_218309767" text:style-name="Index_20_Link" text:visited-style-name="Index_20_Link">Appendix II: Cloak of Darkness<text:tab/>50</text:a></text:p>
        </text:index-body>
      </text:table-of-content>
      <text:h text:style-name="P243" text:outline-level="1"/>
      <text:h text:style-name="P245"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8">games</text:span> that Gruescript <text:span text:style-name="T345">would </text:span>create.</text:p>
      <text:p text:style-name="P11"><text:span text:style-name="T25">Pirate Adventure</text:span><text:span text:style-name="T33"> is the second </text:span><text:span text:style-name="T34">of </text:span><text:span text:style-name="T33">th</text:span><text:span text:style-name="T34">e </text:span><text:span text:style-name="T26">Adventure International</text:span><text:span text:style-name="T34"> titles</text:span><text:span text:style-name="T33"> by Scott and Alexis Adams. </text:span><text:span text:style-name="T34">In the late 1970s,</text:span><text:span text:style-name="T33"> </text:span><text:span text:style-name="T34">when </text:span><text:span text:style-name="T26">Adventure</text:span><text:span text:style-name="T34"> and </text:span><text:span text:style-name="T26">Zork</text:span><text:span text:style-name="T34"> </text:span><text:span text:style-name="T37">could</text:span><text:span text:style-name="T34"> only </text:span><text:span text:style-name="T37">be played </text:span><text:span text:style-name="T34">at university campuses, the Adamses brought interactive fiction to the first generation of home microcomputers. </text:span><text:span text:style-name="T65">The tiny memories of those machines put severe constraints on the games’ writing. </text:span><text:span text:style-name="T66">T</text:span><text:span text:style-name="T65">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6"> </text:span><text:span text:style-name="T35">Inform creator </text:span><text:span text:style-name="T34">Graham Nelson</text:span><text:span text:style-name="T35"> </text:span><text:span text:style-name="T36">wrote </text:span><text:span text:style-name="T65">in </text:span><text:span text:style-name="T31">The Craft of Adventure</text:span><text:span text:style-name="T65"> </text:span><text:span text:style-name="T36">that the </text:span><text:span text:style-name="T65">Adamses’ games</text:span><text:span text:style-name="T36"> invoke “the feeling of holding a well-made miniature, </text:span><text:span text:style-name="T35">a Chinese puzzle-box with exactly-cut pieces.”</text:span></text:p>
      <text:p text:style-name="P12"><text:span text:style-name="T32">Modern parser games are no longer limited by memory, of course, but </text:span><text:span text:style-name="T42">I feel th</text:span><text:span text:style-name="T48">at</text:span><text:span text:style-name="T43"> </text:span><text:span text:style-name="T65">there’s still a place, </text:span><text:span text:style-name="T66">a purpose, and an audience</text:span><text:span text:style-name="T65"> for games in that </text:span><text:span text:style-name="T43">‘</text:span><text:span text:style-name="T48">puzzlebox’ </text:span><text:span text:style-name="T65">style</text:span><text:span text:style-name="T42">. </text:span><text:span text:style-name="T66">W</text:span><text:span text:style-name="T47">riting</text:span><text:span text:style-name="T42"> under constraint</text:span><text:span text:style-name="T48">s</text:span><text:span text:style-name="T42"> </text:span><text:span text:style-name="T48">can be</text:span><text:span text:style-name="T42"> an enjoyable </text:span><text:span text:style-name="T48">and challenging</text:span><text:span text:style-name="T42"> </text:span><text:span text:style-name="T48">sort</text:span><text:span text:style-name="T42"> of creativity </text:span><text:span text:style-name="T66">in itself</text:span><text:span text:style-name="T42">, like </text:span><text:span text:style-name="T43">composing a haiku</text:span><text:span text:style-name="T42">. And the terse prose of </text:span><text:span text:style-name="T43">these</text:span><text:span text:style-name="T42"> game</text:span><text:span text:style-name="T43">s</text:span><text:span text:style-name="T42"> would </text:span><text:span text:style-name="T43">make them perfect for</text:span><text:span text:style-name="T42"> a phone or tablet screen – if it weren’t for the need for the player to type.</text:span></text:p>
      <text:p text:style-name="P13"><text:span text:style-name="T38">In the last decade or so, hobbyist and indie interactive fiction has seen an explosion in form</text:span><text:span text:style-name="T344"><text:note text:id="ftn1" text:note-class="footnote"><text:note-citation text:label="*"/><text:note-body><text:p text:style-name="Footnote"><text:span text:style-name="T323">I want to make one thing extremely clear: </text:span><text:span text:style-name="T19">this is </text:span><text:span text:style-name="T20">awesome.</text:span><text:span text:style-name="T120"> All kinds of IF, from all kinds of creator, are valid, are welcome, and enrich the genre.</text:span></text:p></text:note-body></text:note></text:span><text:span text:style-name="T38">, with systems like Twine, </text:span><text:span text:style-name="T39">ChoiceScript and</text:span><text:span text:style-name="T38"> Inkle making </text:span><text:span text:style-name="T39">web and mobile IF more accessible and democratised </text:span><text:span text:style-name="T43">for players and authors </text:span><text:span text:style-name="T48">alike</text:span><text:span text:style-name="T39">. </text:span><text:span text:style-name="T48">Most</text:span><text:span text:style-name="T39"> games </text:span><text:span text:style-name="T48">made </text:span><text:span text:style-name="T39">in </text:span><text:span text:style-name="T43">these </text:span><text:span text:style-name="T39">systems are </text:span><text:span text:style-name="T47">story</text:span><text:span text:style-name="T39">-</text:span><text:span text:style-name="T47">centric</text:span><text:span text:style-name="T39"> rather than puzzle-centric: </text:span><text:span text:style-name="T47">that’s </text:span><text:span text:style-name="T48">what web and mobile interfaces</text:span><text:span text:style-name="T47"> are best </text:span><text:span text:style-name="T48">for</text:span><text:span text:style-name="T47"> delivering, and it’s </text:span><text:span text:style-name="T39">what the </text:span><text:span text:style-name="T47">development </text:span><text:span text:style-name="T39">systems are </text:span><text:span text:style-name="T43">best </text:span><text:span text:style-name="T48">for</text:span><text:span text:style-name="T39"> </text:span><text:span text:style-name="T43">creating</text:span><text:span text:style-name="T39">. </text:span><text:span text:style-name="T43">The development systems, the interfaces available, and the feel of </text:span><text:span text:style-name="T47">the</text:span><text:span text:style-name="T43"> game</text:span><text:span text:style-name="T47">s produced</text:span><text:span text:style-name="T43"> are intricately related.</text:span></text:p>
      <text:p text:style-name="P15"><text:soft-page-break/><text:span text:style-name="T43">F</text:span><text:span text:style-name="T32">or parser IF, t</text:span><text:span text:style-name="T37">he</text:span><text:span text:style-name="T44"> </text:span><text:span text:style-name="T37">barrier </text:span><text:span text:style-name="T44">to that sort of immediate accessibility </text:span><text:span text:style-name="T37">is the interface. I </text:span><text:span text:style-name="T48">don’t just mean that</text:span><text:span text:style-name="T39"> mobile devices don’t have keyboards. </text:span><text:span text:style-name="T32">T</text:span><text:span text:style-name="T39">he golden age of parser games </text:span><text:span text:style-name="T32">happened </text:span><text:span text:style-name="T39">when the standard way of interacting with a computer was by typing at a prompt. </text:span><text:span text:style-name="T32">Command prompts</text:span><text:span text:style-name="T39"> were intuitive to </text:span><text:span text:style-name="T32">players</text:span><text:span text:style-name="T39"> at the time, </text:span><text:span text:style-name="T40">just as links </text:span><text:span text:style-name="T32">and</text:span><text:span text:style-name="T40"> buttons </text:span><text:span text:style-name="T32">are</text:span><text:span text:style-name="T40"> intuitive </text:span><text:span text:style-name="T43">now</text:span><text:span text:style-name="T40">.</text:span></text:p>
      <text:p text:style-name="P14"><text:span text:style-name="T43">So, how do we </text:span><text:span text:style-name="T47">revive</text:span><text:span text:style-name="T43"> the puzzlebox feel </text:span><text:span text:style-name="T47">for</text:span><text:span text:style-name="T43"> mobile-friendly games</text:span><text:span text:style-name="T39">? </text:span><text:span text:style-name="T47">If</text:span><text:span text:style-name="T44"> </text:span><text:span text:style-name="T40">all the player’s possible choices </text:span><text:span text:style-name="T47">must be</text:span><text:span text:style-name="T40"> </text:span><text:span text:style-name="T44">visible</text:span><text:span text:style-name="T40"> on the screen all the time, how can </text:span><text:span text:style-name="T47">we</text:span><text:span text:style-name="T44"> </text:span><text:span text:style-name="T40">pose </text:span><text:span text:style-name="T44">a </text:span><text:span text:style-name="T40">puzzle without immediately giving the solution away?</text:span></text:p>
      <text:p text:style-name="Text_20_body"><text:span text:style-name="T44">I first tried to solve this problem in </text:span><text:span text:style-name="T46">2016, with</text:span><text:span text:style-name="T44"> a game called </text:span><text:span text:style-name="T24">Draculaland.</text:span><text:span text:style-name="T32"> </text:span><text:span text:style-name="T47">Using </text:span><text:span text:style-name="T45">JavaScript </text:span><text:span text:style-name="T46">running in a simple, </text:span><text:span text:style-name="T48">client-side</text:span><text:span text:style-name="T46"> web page</text:span><text:span text:style-name="T45">,</text:span><text:span text:style-name="T44"> </text:span><text:span text:style-name="T47">I created </text:span><text:span text:style-name="T44">a world model </text:span><text:span text:style-name="T46">of</text:span><text:span text:style-name="T44"> interconnected rooms containing objects that can be arbitrarily picked up and moved around – </text:span><text:span text:style-name="T48">t</text:span><text:span text:style-name="T45">he basic structure</text:span><text:span text:style-name="T32"> that’s taken for granted in parser games</text:span><text:span text:style-name="T48">,</text:span><text:span text:style-name="T41"> </text:span><text:span text:style-name="T32">but </text:span><text:span text:style-name="T41">which </text:span><text:span text:style-name="T32">choice systems don’t </text:span><text:span text:style-name="T47">tend to </text:span><text:span text:style-name="T32">bother with. </text:span><text:span text:style-name="T45">(Some authors, like Astrid Dalmady and Josh Labelle, have implemented this sort of world model impressively in Twine games, but Twine </text:span><text:span text:style-name="T49">didn’t make</text:span><text:span text:style-name="T45"> it easy for them.)</text:span><text:span text:style-name="T32"> </text:span><text:span text:style-name="T44">I added buttons for movement between the rooms, and gave each object an associated list of ‘active verbs’ that </text:span><text:span text:style-name="T45">change </text:span><text:span text:style-name="T44">depending on </text:span><text:span text:style-name="T45">the game state</text:span><text:span text:style-name="T44">. For example, any portable item has </text:span><text:span text:style-name="T45">the </text:span><text:span text:style-name="T44">‘take’ </text:span><text:span text:style-name="T45">verb </text:span><text:span text:style-name="T44">active when it’s lying on the floor, or ‘drop’ if it’s being carried by the player. </text:span><text:span text:style-name="T45">Special actions can then be made possible at certain points in the game – for example, if the player is standing in the graveyard while carrying the shovel, the verb ‘dig’ </text:span><text:span text:style-name="T49">activates</text:span><text:span text:style-name="T45">. This is a simple example, but it’s essentially a parser-game puzzle: t</text:span><text:span text:style-name="T41">he player has to make the mental connection between the shovel and the </text:span><text:span text:style-name="T45">grave, then navigate back to the right spot, through a generalised interface that doesn’t give </text:span><text:span text:style-name="T48">the secrets of the game</text:span><text:span text:style-name="T46"> away,</text:span><text:span text:style-name="T45"> to try out their idea.</text:span></text:p>
      <text:p text:style-name="P16"><text:span text:style-name="T49">The second game I made</text:span><text:span text:style-name="T41"> with th</text:span><text:span text:style-name="T49">at</text:span><text:span text:style-name="T41"> </text:span><text:span text:style-name="T49">JavaScript </text:span><text:span text:style-name="T41">engine,</text:span><text:span text:style-name="T27"> Detectiveland</text:span><text:span text:style-name="T41">,</text:span><text:span text:style-name="T27"> </text:span><text:span text:style-name="T41">won </text:span><text:span text:style-name="T49">that</text:span><text:span text:style-name="T41"> year’s Interactive Fiction Competition. It was the first non-parser game to do so. </text:span><text:span text:style-name="T45">I’</text:span><text:span text:style-name="T46">ve</text:span><text:span text:style-name="T45"> made several game</text:span><text:span text:style-name="T46">s with the same </text:span><text:span text:style-name="T49">engine</text:span><text:span text:style-name="T46"> since, </text:span><text:span text:style-name="T48">and </text:span><text:span text:style-name="T49">had</text:span><text:span text:style-name="T46"> enquiries </text:span><text:span text:style-name="T48">from authors </text:span><text:span text:style-name="T49">asking</text:span><text:span text:style-name="T46"> whether </text:span><text:span text:style-name="T48">they </text:span><text:span text:style-name="T46">could use </text:span><text:span text:style-name="T49">it</text:span><text:span text:style-name="T46"> to write their own games. Usually I told them I planned to package it </text:span><text:span text:style-name="T48">up </text:span><text:span text:style-name="T46">neatly one day, but for now they were free to grab the source and modify it. Nobody did. I </text:span><text:soft-page-break/><text:span text:style-name="T46">could have published the engine as a sort of library, which people would use to write their own games in JavaScript – but judging by </text:span><text:span text:style-name="T49">various</text:span><text:span text:style-name="T46"> </text:span><text:span text:style-name="T49">attempts</text:span><text:span text:style-name="T46"> to make parser </text:span><text:span text:style-name="T48">game libraries</text:span><text:span text:style-name="T46"> in JavaScript and other general-purpose languages over the years, </text:span><text:span text:style-name="T48">those</text:span><text:span text:style-name="T46"> don’t really take off: if a</text:span><text:span text:style-name="T48">n</text:span><text:span text:style-name="T46">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3">as r</text:span>elatively simple objects: ‘rooms’, ‘things’, ‘verbs’ and ‘rules’ – which could easily be <text:span text:style-name="T158">imported</text:span> from a text file using a simple(ish) script <text:span text:style-name="T343">syntax</text:span>. I modelled the <text:span text:style-name="T343">syntax</text:span> on the assembler-type language used in the Adventure International games, available to modern developers as ‘ScottKit’, because the JavaScript games were very similar in structure – the only extra <text:span text:style-name="T72">information</text:span> needed <text:span text:style-name="T158">was </text:span>a way to tell the game which verbs to activate, for which <text:span text:style-name="T159">things</text:span>, under what circumstances.</text:p>
      <text:p text:style-name="Text_20_body">Two <text:span text:style-name="T69">of the hobbyist</text:span> game development systems <text:span text:style-name="T70">that I find most interesting </text:span>are <text:span text:style-name="T71">Adam Le Doux’s </text:span>Bitsy and <text:span text:style-name="T73">increpare’s </text:span>Puzzlescript. Bitsy creates tiny, pixel-art style games with <text:span text:style-name="T158">very little support for puzzles. I</text:span>t’s used to create <text:span text:style-name="T69">short-form </text:span>narrative games, often telling highly personal stories from <text:span text:style-name="T159">authors</text:span> in marginalised groups. Puzzlescript <text:span text:style-name="T68">makes </text:span>2d graphical puzzle games like Sokoban, <text:span text:style-name="T159">again with a retro pixel-art aesthetic</text:span>. Both have web-based development environments: authors work in an editor running <text:span text:style-name="T159">i</text:span>n <text:span text:style-name="T68">the Bitsy or Puzzlescript</text:span> web page, then <text:span text:style-name="T159">eventually </text:span>download <text:span text:style-name="T68">their game</text:span> as an HTML document that they can <text:span text:style-name="T68">share on</text:span> their own itch.io <text:span text:style-name="T68">page </text:span>or elsewhere. <text:span text:style-name="T159">Both systems are accessible and cute,</text:span> <text:span text:style-name="T158">and they’ve b</text:span>oth <text:span text:style-name="T158">gained</text:span> strong following<text:span text:style-name="T158">s, with regular game jams and popular fan-made mods.</text:span></text:p>
      <text:p text:style-name="P18">That sort of web-based development environment seemed like the ideal model for <text:span text:style-name="T68">a</text:span> tool to create keyboardless puzzlebox text adventure games, which, like Bitsy and Puzzlescript games, <text:span text:style-name="T68">will </text:span>run in web pages themselves. <text:span text:style-name="T342">I called it Gruescript, because I’d just done a game about grues, and I’m obsessive like that.</text:span></text:p>
      <text:h text:style-name="P247" text:outline-level="1"><text:bookmark-start text:name="__RefHeading___Toc1791_3188722853"/><text:span text:style-name="T266">B</text:span>locks<text:bookmark-end text:name="__RefHeading___Toc1791_3188722853"/></text:h>
      <text:p text:style-name="Text_20_body"><text:bookmark-start text:name="__RefHeading___Toc1793_3188722853"/>The basic units of Gruescript code are <text:span text:style-name="T127">blocks</text:span> of one or more lines. The first line of each block begins with one of the nine ‘<text:span text:style-name="T279">block type’ </text:span>keywords – <text:span text:style-name="T279">that’s </text:span>how Gruescript knows <text:span text:style-name="T279">where a new block starts.</text:span> The <text:span text:style-name="T279">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6">game</text:p>
          </table:table-cell>
          <table:table-cell table:style-name="Table1.A1" office:value-type="string">
            <text:p text:style-name="P20">Contains the game title and metadata, and any <text:span text:style-name="T298">instructions</text:span> to be run when the game begins. There must be exactly one <text:span text:style-name="T176">game</text:span> block in <text:span text:style-name="T279">your</text:span> Gruescript code.</text:p>
          </table:table-cell>
        </table:table-row>
        <table:table-row table:style-name="Table1.1">
          <table:table-cell table:style-name="Table1.A1" office:value-type="string">
            <text:p text:style-name="P146">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6">thing</text:p>
          </table:table-cell>
          <table:table-cell table:style-name="Table1.A1" office:value-type="string">
            <text:p text:style-name="P20"><text:span text:style-name="T161">A</text:span>ny<text:span text:style-name="T161">thing</text:span> <text:span text:style-name="T161">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7">proc</text:p>
          </table:table-cell>
          <table:table-cell table:style-name="Table1.A1" office:value-type="string">
            <text:p text:style-name="P21">A procedure: a list of instructions that is remembered by its name, so it can easily be run from anywhere else in the code. <text:span text:style-name="T331">More than one procedure block can have the same name (they will be run in turn until one succeeds.)</text:span></text:p>
          </table:table-cell>
        </table:table-row>
        <table:table-row table:style-name="Table1.1">
          <table:table-cell table:style-name="Table1.A1" office:value-type="string">
            <text:p text:style-name="P146">rule</text:p>
          </table:table-cell>
          <table:table-cell table:style-name="Table1.A1" office:value-type="string">
            <text:p text:style-name="P22">A <text:span text:style-name="T326">rule is like a </text:span>procedure, <text:span text:style-name="T326">but it does not have a name and cannot be run from other code.</text:span> <text:span text:style-name="T331">All rules are run automatically, after </text:span>every turn <text:span text:style-name="T326">during gameplay.</text:span></text:p>
          </table:table-cell>
        </table:table-row>
        <text:soft-page-break/>
        <table:table-row table:style-name="Table1.1">
          <table:table-cell table:style-name="Table1.A1" office:value-type="string">
            <text:p text:style-name="P146">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4">specific</text:span><text:span text:style-name="T32"> verbs), or for a general definition of a verb (</text:span><text:span text:style-name="T74">general</text:span><text:span text:style-name="T32"> verbs). </text:span><text:span text:style-name="T59">There can be several verb blocks for the same verb, or the same pair of verb and thing.</text:span></text:p>
          </table:table-cell>
        </table:table-row>
        <table:table-row table:style-name="Table1.1">
          <table:table-cell table:style-name="Table1.A1" office:value-type="string">
            <text:p text:style-name="P146">setverb</text:p>
          </table:table-cell>
          <table:table-cell table:style-name="Table1.A1" office:value-type="string">
            <text:p text:style-name="P22"><text:span text:style-name="T331">Setverbs</text:span> determine whether a given verb is active. Like verb <text:span text:style-name="T331">block</text:span>s, setverb <text:span text:style-name="T331">blocks</text:span> can be thing-specific <text:span text:style-name="T359">or</text:span> general, <text:span text:style-name="T331">and there can be multiple setverb blocks for the same verb and/or thing</text:span>. Setverbs run <text:span text:style-name="T89">more often than rules – as well as every turn, they also run when the player changes the inventory item they are ‘holding’.</text:span></text:p>
          </table:table-cell>
        </table:table-row>
        <table:table-row table:style-name="Table1.1">
          <table:table-cell table:style-name="Table1.A1" office:value-type="string">
            <text:p text:style-name="P146">var</text:p>
          </table:table-cell>
          <table:table-cell table:style-name="Table1.A1" office:value-type="string">
            <text:p text:style-name="P22">A variable, <text:span text:style-name="T270">which can be a number or a string.</text:span> <text:span text:style-name="T270">V</text:span>ariables do not have to be declared to be used; Gruescript understands no difference between an undeclared variable and a variable with a <text:span text:style-name="T270">numeric </text:span>value of <text:span text:style-name="T270">zero</text:span>. <text:span text:style-name="T162">Variable blocks always have exactly one line.</text:span></text:p>
          </table:table-cell>
        </table:table-row>
        <table:table-row table:style-name="Table1.9">
          <table:table-cell table:style-name="Table1.A1" office:value-type="string">
            <text:p text:style-name="P146">tagdesc</text:p>
          </table:table-cell>
          <table:table-cell table:style-name="Table1.A1" office:value-type="string">
            <text:p text:style-name="P22">A ‘visible’ tag. <text:span text:style-name="T162">Tags are keywords associated with rooms and things. Some tags, such as </text:span><text:span text:style-name="T177">lightsource</text:span><text:span text:style-name="T162"> or </text:span><text:span text:style-name="T177">wearable</text:span><text:span text:style-name="T162">, have special meanings to Gruescript; others can be arbitrarily made up by the author to use in rules and verbs. Generally, tags do not have to be declared, but any tag declared with </text:span><text:span text:style-name="T177">tagdesc</text:span><text:span text:style-name="T162"> becomes ‘visible’, meaning it has a description that will be printed alongside any thing that has that tag. These blocks always have exactly one line.</text:span></text:p>
          </table:table-cell>
        </table:table-row>
      </table:table>
      <text:h text:style-name="P253" text:outline-level="2"><text:bookmark-start text:name="__RefHeading___Toc1797_3188722853"/><text:soft-page-break/><text:span text:style-name="T163">T</text:span>he <text:span text:style-name="T179">game</text:span><text:span text:style-name="T163"> </text:span>block<text:bookmark-end text:name="__RefHeading___Toc1797_3188722853"/></text:h>
      <text:p text:style-name="Text_20_body">Gruescript code should contain exactly one <text:span text:style-name="T176">game</text:span> block, <text:span text:style-name="T166">normally at the very beginning of the Gruescript file.</text:span> <text:span text:style-name="T166">The block </text:span>must contain at least the game title<text:span text:style-name="T166">, and</text:span> <text:span text:style-name="T166">usually contains further metadata and any instructions (usually </text:span><text:span text:style-name="T179">say</text:span><text:span text:style-name="T163"> commands) to be run at the beginning of the game</text:span>. Here’s an example:</text:p>
      <text:p text:style-name="Code_20_block">game Spaceships <text:span text:style-name="T164">V</text:span>ersus <text:span text:style-name="T164">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9">on</text:span></text:p>
      <text:p text:style-name="P148">wait on</text:p>
      <text:p text:style-name="Code_20_block">say You were minding your own business and playing with a ball <text:span text:style-name="T163">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4">g</text:span>ame <text:span text:style-name="T164">Spaceships vs Kittens</text:span></text:p>
      <text:p text:style-name="P24">The title of the game.</text:p>
      <text:p text:style-name="P149">id SVK</text:p>
      <text:p text:style-name="P24">An identity code for the game. This is used in local storage (cookies) to identify saved games and options. If you host more than one Gruescript game on one site, they must all have different <text:span text:style-name="T176">id</text:span>s.</text:p>
      <text:p text:style-name="P149">author Brian Snodsbury</text:p>
      <text:p text:style-name="P24">The author’s name (or authors’ names). <text:span text:style-name="T279">If present, t</text:span>his will be displayed with the game title at the beginning of play.</text:p>
      <text:p text:style-name="P150"><text:span text:style-name="T164">p</text:span>erson 2</text:p>
      <text:p text:style-name="P24"><text:soft-page-break/><text:span text:style-name="T165">The number after </text:span><text:span text:style-name="T180">person</text:span><text:span text:style-name="T165"> can be </text:span><text:span text:style-name="T180">1</text:span><text:span text:style-name="T165"> or </text:span><text:span text:style-name="T180">2</text:span><text:span text:style-name="T165">, determining whether the game will be in the</text:span> first person (“I am in...”) or second person (“You are in...”) This <text:span text:style-name="T165">game</text:span> will be in second person. <text:span text:style-name="T165">This only affects the display and default messages – your room descriptions and so on will have to be written with the right person in mind.</text:span> <text:span text:style-name="T165">If there is no </text:span><text:span text:style-name="T180">person</text:span><text:span text:style-name="T165"> line, the game will default to second person.</text:span></text:p>
      <text:p text:style-name="P151"><text:span text:style-name="T269">e</text:span>xamine <text:span text:style-name="T269">on</text:span></text:p>
      <text:p text:style-name="P25">If this line is present, every ‘thing’ in the game will be displayed as a button which the player can click to <text:span text:style-name="T176">examine</text:span> that thing. <text:span text:style-name="T176">examine</text:span> is a ‘native verb’, meaning every Gruescript game <text:span text:style-name="T279">will </text:span>know the verb without the author having to define it. If <text:span text:style-name="T269">the game block contains </text:span><text:span text:style-name="T176">examine </text:span><text:span text:style-name="T223">off</text:span> <text:span text:style-name="T269">instead (or no</text:span> <text:span text:style-name="T176">examine</text:span> line <text:span text:style-name="T269">at all)</text:span>, the ‘examine’ verb will still exist, but will only be available as a<text:span text:style-name="T269">n ordinary</text:span> <text:span text:style-name="T269">verb</text:span> button activated by a <text:span text:style-name="T176">setverb</text:span>.</text:p>
      <text:p text:style-name="Code_20_block">wait on</text:p>
      <text:p text:style-name="Text_20_body">This means that the native verb ‘wait’ will be available throughout the game, shown as a button below the room contents. If this line is “<text:span text:style-name="T176">wait off</text:span>”, the button will not be present (but the native verb will still exist, and can be made available using an intransitive setverb – see the chapter on verbs.) <text:span text:style-name="T357">Unlike examine, Gruescript’s default behaviour if this line is omitted is to consider wait ‘on’.</text:span></text:p>
      <text:p text:style-name="Code_20_block">say You were minding your own business and playing with a ball <text:span text:style-name="T163">of wool one day when an alien spaceship crashlanded right next to your cat tree!</text:span></text:p>
      <text:p text:style-name="Code_20_block"><text:span text:style-name="T165">s</text:span>ay</text:p>
      <text:p text:style-name="P26"><text:span text:style-name="T165">These are instructions that will be run when the game starts, before the title and author are printed. Only one kind of instruction is used, the command </text:span><text:span text:style-name="T178">say</text:span>, <text:span text:style-name="T166">which prints the rest of the text on the line. The second </text:span><text:span text:style-name="T178">sa</text:span><text:span text:style-name="T222">y</text:span><text:span text:style-name="T166"> instruction, as it has no text after it, will print a blank line.</text:span></text:p>
      <text:p text:style-name="P27"><text:soft-page-break/>Additionally, the game block may contain <text:span text:style-name="T176">colour</text:span> (or <text:span text:style-name="T176">color</text:span>) lines, which configure the game’s colour palette. These are explained in Appendix I.</text:p>
      <text:h text:style-name="P254" text:outline-level="2"><text:bookmark-start text:name="__RefHeading___Toc1735_218309767"/>Comments<text:bookmark-end text:name="__RefHeading___Toc1735_218309767"/></text:h>
      <text:p text:style-name="P28"><text:span text:style-name="T163">The hash character (</text:span><text:span text:style-name="T179">#</text:span><text:span text:style-name="T163">)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9">#</text:span><text:span text:style-name="T163">’ character in your game, as part of a message, room description, or anything else, use the HTML entity ‘</text:span><text:span text:style-name="T178">&amp;num;</text:span><text:span text:style-name="T166">’.)</text:span></text:p>
      <text:p text:style-name="P28"><text:span text:style-name="T166">Our example </text:span><text:span text:style-name="T178">game</text:span><text:span text:style-name="T166"> block contains the comment:</text:span></text:p>
      <text:p text:style-name="P152"># Released under the Foobar Licence &lt;http://foobar.madeupurl/licence-terms&gt;</text:p>
      <text:p text:style-name="P29">While <text:span text:style-name="T301">entirely</text:span> meaningless to Gruescript, it is a good idea to put any licence information in comments in your script near the top of the code. Gruescript itself is released under <text:span text:style-name="T280">the MIT</text:span> License. When you export your game from Gruescript to an HTML page, the engine code itself will be marked with that licence, but <text:span text:style-name="T266">you are free to apply whatever licence you wish to your script.</text:span></text:p>
      <text:h text:style-name="P246" text:outline-level="1"><text:bookmark-start text:name="__RefHeading___Toc975_3188722853"/>Rooms<text:bookmark-end text:name="__RefHeading___Toc975_3188722853"/></text:h>
      <text:p text:style-name="Text_20_body"><text:span text:style-name="T170">The l</text:span><text:span text:style-name="T169">ocations in </text:span><text:span text:style-name="T170">your</text:span><text:span text:style-name="T169"> game </text:span><text:span text:style-name="T170">world </text:span><text:span text:style-name="T169">are called </text:span><text:span text:style-name="T173">rooms</text:span><text:span text:style-name="T174">; </text:span><text:span text:style-name="T175">a game will not work at all without at least one room.</text:span><text:span text:style-name="T169"> </text:span><text:span text:style-name="T171">Of course, a room</text:span><text:span text:style-name="T169"> doesn’t have to correspond to a literal room – </text:span><text:span text:style-name="T170">it </text:span><text:span text:style-name="T169">might be a corridor, a garden, or one end of a large </text:span><text:span text:style-name="T172">ball</text:span><text:span text:style-name="T169">room. Rooms are </text:span><text:span text:style-name="T172">defined using </text:span><text:span text:style-name="T181">room</text:span><text:span text:style-name="T169"> </text:span><text:span text:style-name="T171">blocks</text:span><text:span text:style-name="T169">. </text:span><text:span text:style-name="T170">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5">by_fountain</text:span> You're <text:span text:style-name="T295">in a walled garden</text:span> <text:span text:style-name="T155">by a fountain.</text:span></text:p>
      <text:p text:style-name="P155">north summer_house</text:p>
      <text:p text:style-name="P155">east potting_shed</text:p>
      <text:p text:style-name="Code_20_block">tags <text:span text:style-name="T155">outdoors garden</text:span></text:p>
      <text:p text:style-name="P196">prop wall_colour red</text:p>
      <text:p text:style-name="P19"><text:span text:style-name="T155">This room’s internal name is</text:span> <text:span text:style-name="T193">by_fountain</text:span>. <text:span text:style-name="T155">This name can consist of letters, numbers and underscores, is case sensitive (like everything else in Gruescript), and</text:span> <text:span text:style-name="T76">must</text:span> be unique – no other rooms or things <text:span text:style-name="T76">can be named</text:span> <text:span text:style-name="T193">by_fountain</text:span>. <text:span text:style-name="T155">The rest of the first line is the description of the room that the player will see when they are in that room.</text:span></text:p>
      <text:p text:style-name="P6">The second <text:span text:style-name="T155">and third</text:span> line<text:span text:style-name="T155">s in our example</text:span> <text:span text:style-name="T155">are</text:span> direction<text:span text:style-name="T155">s.</text:span> <text:span text:style-name="T280">These</text:span> tell <text:span text:style-name="T160">G</text:span>ruescript <text:span text:style-name="T156">where the player can move to from the fountain room: north to </text:span><text:span text:style-name="T194">summer_house</text:span> <text:span text:style-name="T76">or east to </text:span><text:span text:style-name="T195">potting_shed</text:span><text:span text:style-name="T76"> (both of which must be defined in their own </text:span><text:span text:style-name="T195">room</text:span><text:span text:style-name="T76"> blocks elsewhere.) The directions Gruescript understands in this way are:</text:span></text:p>
      <text:list xml:id="list2120414309" text:style-name="L1">
        <text:list-item>
          <text:p text:style-name="P273"><text:span text:style-name="T76">the cardinal and secondary compass directions: </text:span><text:span text:style-name="T182">north</text:span><text:span text:style-name="T76">, </text:span><text:span text:style-name="T182">northeast</text:span><text:span text:style-name="T76">, </text:span><text:span text:style-name="T182">east</text:span><text:span text:style-name="T76">, </text:span><text:span text:style-name="T182">southeast</text:span><text:span text:style-name="T76">, </text:span><text:span text:style-name="T182">south</text:span><text:span text:style-name="T76">, </text:span><text:span text:style-name="T182">southwest</text:span><text:span text:style-name="T76">, </text:span><text:span text:style-name="T195">west</text:span><text:span text:style-name="T76">, and </text:span><text:span text:style-name="T182">northwest</text:span></text:p>
        </text:list-item>
        <text:list-item>
          <text:p text:style-name="P273"><text:span text:style-name="T182">up</text:span><text:span text:style-name="T76">, </text:span><text:span text:style-name="T182">down</text:span><text:span text:style-name="T76">, </text:span><text:span text:style-name="T182">in</text:span><text:span text:style-name="T76"> and </text:span><text:span text:style-name="T182">out</text:span></text:p>
        </text:list-item>
        <text:list-item>
          <text:p text:style-name="P274"><text:soft-page-break/>the shipboard directions <text:span text:style-name="T176">fore</text:span>, <text:span text:style-name="T181">aft</text:span>, <text:span text:style-name="T181">port</text:span> and <text:span text:style-name="T181">starboard</text:span></text:p>
        </text:list-item>
      </text:list>
      <text:p text:style-name="P30"><text:span text:style-name="T78">A connection between two rooms has to be declared from both of them – that is, the room declaration of </text:span><text:span text:style-name="T194">summer_house</text:span><text:span text:style-name="T77"> will need to contain a line </text:span><text:span text:style-name="T194">south by_fountain</text:span>, or the <text:span text:style-name="T77">connection will be one-way.</text:span></text:p>
      <text:p text:style-name="P31">If you want to <text:span text:style-name="T155">use</text:span> <text:span text:style-name="T78">unconventional </text:span>directions <text:span text:style-name="T155">that aren’t listed above</text:span>, <text:span text:style-name="T280">use </text:span><text:span text:style-name="T227">dir</text:span><text:span text:style-name="T281"> lines</text:span><text:span text:style-name="T280"> in your room block:</text:span></text:p>
      <text:p text:style-name="P156">room brass_bridge You’re <text:span text:style-name="T280">on </text:span>the Brass Bridge.</text:p>
      <text:p text:style-name="P156">dir widdershins patricians_palace</text:p>
      <text:p text:style-name="P155">dir turnwise broad_way</text:p>
      <text:h text:style-name="P255" text:outline-level="2"><text:bookmark-start text:name="__RefHeading___Toc5663_231776819"/>Room verbs<text:bookmark-end text:name="__RefHeading___Toc5663_231776819"/></text:h>
      <text:p text:style-name="P32">Rooms may have a <text:span text:style-name="T176">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78">may optionally have any number of arbitrary ‘tags’, added in the block with lines beginning </text:span><text:span text:style-name="T196">tags</text:span><text:span text:style-name="T78"> – there can be any number of tags lines in a room block, and each tags line can contain any number of tags. A tag can be whatever you like, as long as it is a string of letters, numbers and underscores. Our fountain room has the tags </text:span><text:span text:style-name="T196">outdoors</text:span><text:span text:style-name="T78"> and </text:span><text:span text:style-name="T196">garden</text:span><text:span text:style-name="T78">.</text:span></text:p>
      <text:p text:style-name="P33"><text:span text:style-name="T157">Tags are usually things that you make up yourself to use in the logic of your game’s verbs and rules – for example, we might later write a rule that gives the player messages about the weather if they are outside, </text:span><text:span text:style-name="T80">or certain verbs </text:span><text:span text:style-name="T90">might</text:span><text:span text:style-name="T80"> </text:span><text:span text:style-name="T90">have different effects</text:span><text:span text:style-name="T80"> in ‘garden’ </text:span><text:span text:style-name="T90">rooms.</text:span></text:p>
      <text:p text:style-name="P34"><text:soft-page-break/><text:span text:style-name="T79">Some tags </text:span><text:span text:style-name="T80">for rooms </text:span><text:span text:style-name="T79">have special meanings in </text:span><text:span text:style-name="T81">G</text:span><text:span text:style-name="T79">ruescript:</text:span></text:p>
      <text:list xml:id="list1878823733" text:style-name="L2">
        <text:list-item>
          <text:p text:style-name="P275"><text:span text:style-name="T197">start</text:span><text:span text:style-name="T79"> means the player starts the game in this room. No more than one room should have this tag. If there is none, the player starts in the first room declared in your </text:span><text:span text:style-name="T81">G</text:span><text:span text:style-name="T79">ruescript.</text:span></text:p>
        </text:list-item>
        <text:list-item>
          <text:p text:style-name="P275"><text:span text:style-name="T197">dark</text:span><text:span text:style-name="T79"> means the room is dark, and the player will not be able to see the room </text:span><text:span text:style-name="T80">description</text:span><text:span text:style-name="T79"> or objects in it unless a light source (i.e. a thing with the tag </text:span><text:span text:style-name="T197">lightsource</text:span><text:span text:style-name="T79">) is present, either in the room or carried by the player. </text:span><text:span text:style-name="T80">(They </text:span><text:span text:style-name="T2">will</text:span><text:span text:style-name="T80"> be able to see the available directions. If you want to make an exit from a room that </text:span><text:span text:style-name="T82">a</text:span><text:span text:style-name="T80"> player can only use if they can see, </text:span><text:span text:style-name="T99">either use </text:span><text:span text:style-name="T80">a </text:span><text:span text:style-name="T99">non-portable </text:span><text:span text:style-name="T80">thing such as a ladder with a </text:span><text:span text:style-name="T198">climb</text:span><text:span text:style-name="T80"> verb, </text:span><text:span text:style-name="T99">or use </text:span><text:span text:style-name="T187">open</text:span><text:span text:style-name="T99"> and </text:span><text:span text:style-name="T187">close</text:span><text:span text:style-name="T99"> commands in rules – see the chapters on instructions and rules.</text:span><text:span text:style-name="T80">)</text:span></text:p>
        </text:list-item>
      </text:list>
      <text:h text:style-name="P268" text:outline-level="2"><text:bookmark-start text:name="__RefHeading___Toc11505_432422052"/><text:span text:style-name="T80">P</text:span><text:span text:style-name="T79">roperties</text:span><text:bookmark-end text:name="__RefHeading___Toc11505_432422052"/></text:h>
      <text:p text:style-name="P222"><text:span text:style-name="T80">p</text:span><text:span text:style-name="T79">rop wall_colour red</text:span></text:p>
      <text:p text:style-name="P35"><text:span text:style-name="T80">Things may have any number of </text:span><text:span text:style-name="T128">properties</text:span><text:span text:style-name="T136">, set by the author. </text:span><text:span text:style-name="T137">A property is something like a tag, but instead of just being there or not there, it has a </text:span><text:span text:style-name="T29">value</text:span><text:span text:style-name="T137"> </text:span><text:span text:style-name="T138">which can be a number or a string or one or more words</text:span><text:span text:style-name="T137">. In this case, the </text:span><text:span text:style-name="T139">room’s </text:span><text:span text:style-name="T137">property </text:span><text:span text:style-name="T219">wall_c</text:span><text:span text:style-name="T218">olour</text:span><text:span text:style-name="T137"> has the value </text:span><text:span text:style-name="T219">red</text:span><text:span text:style-name="T137">. </text:span><text:span text:style-name="T139">This could be used for just about anything – perhaps there is a bull roaming the game world whose behaviour depends on the colours of the walls around them. The property value </text:span><text:span text:style-name="T137">can be referred to from an instruction by something like </text:span><text:span text:style-name="T219">by_fountain</text:span><text:span text:style-name="T218">.</text:span><text:span text:style-name="T219">wall_</text:span><text:span text:style-name="T218">colour</text:span><text:span text:style-name="T137">, or </text:span><text:span text:style-name="T218">$</text:span><text:span text:style-name="T219">room</text:span><text:span text:style-name="T218">.</text:span><text:span text:style-name="T219">wall_</text:span><text:span text:style-name="T218">colour</text:span><text:span text:style-name="T137">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1">ies</text:span><text:bookmark-end text:name="__RefHeading___Toc11507_432422052"/></text:h>
      <text:p text:style-name="P43"><text:span text:style-name="T142">Only o</text:span><text:span text:style-name="T140">ne property of rooms is special in</text:span><text:span text:style-name="T138"> Gruescript: </text:span><text:span text:style-name="T220">desc</text:span><text:span text:style-name="T140">, which contains its description – usually the same text that is supplied after the room name in the first line of its </text:span><text:span text:style-name="T221">room</text:span><text:span text:style-name="T140"> block. This:</text:span></text:p>
      <text:p text:style-name="Code_20_block">room <text:span text:style-name="T296">stable </text:span>You’re in a <text:span text:style-name="T296">shed smelling of horses.</text:span></text:p>
      <text:p text:style-name="P38">does exactly the same as:</text:p>
      <text:p text:style-name="Code_20_block">room <text:span text:style-name="T296">stable</text:span></text:p>
      <text:p text:style-name="Code_20_block"><text:span text:style-name="T348">prop </text:span>desc You’re in a <text:span text:style-name="T296">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6">write stable.desc You’re in a shed that smells lovely.</text:span>” – see the chapter on instructions for more about this.</text:p>
      <text:h text:style-name="P248" text:outline-level="1"><text:bookmark-start text:name="__RefHeading___Toc1799_3188722853"/>Things<text:bookmark-end text:name="__RefHeading___Toc1799_3188722853"/></text:h>
      <text:p text:style-name="P46">A <text:span text:style-name="T74">thing</text:span> is any physical object in your game world – portable and non-portable items, scenery, non-player characters, and anything else. They are defined in <text:span text:style-name="T176">thing</text:span> blocks, like this:</text:p>
      <text:p text:style-name="P157">thing top_hat blue top hat</text:p>
      <text:p text:style-name="P157">name hat</text:p>
      <text:p text:style-name="P157">desc A tall stovepipe hat in royal blue velvet.</text:p>
      <text:p text:style-name="P157">loc bedroom</text:p>
      <text:p text:style-name="P157">tags portable wearable posh</text:p>
      <text:p text:style-name="P160">prop <text:span text:style-name="T295">material velvet</text:span></text:p>
      <text:p text:style-name="P46">Going through this example line by line:</text:p>
      <text:p text:style-name="P157">thing top_hat blue top hat</text:p>
      <text:p text:style-name="P46">The beginning of the <text:span text:style-name="T176">thing</text:span> block: this thing has the internal name <text:span text:style-name="T176">top_hat</text:span>, and the short description ‘<text:span text:style-name="T176">blue top hat</text:span>’, which is how it appears in a room or player inventory during gameplay.</text:p>
      <text:p text:style-name="P157">name hat</text:p>
      <text:p text:style-name="P46">This is the ‘<text:span text:style-name="T291">screen </text:span><text:span text:style-name="T79">name’ of the hat, the one that is used in certain places such as the Gruescript prompt – if the player clicks </text:span><text:span text:style-name="T197">wear</text:span><text:span text:style-name="T79"> next to the hat, </text:span><text:span text:style-name="T85">this means that they will see the prompt ‘</text:span><text:span text:style-name="T199">&gt;wear hat</text:span><text:span text:style-name="T85">’. (If this is omitted, Gruescript will use the internal name and replace underscores with spaces, in this case making the reasonable guess ‘</text:span><text:span text:style-name="T199">top hat</text:span><text:span text:style-name="T85">’.) It </text:span><text:span text:style-name="T86">is often</text:span><text:span text:style-name="T85"> useful to </text:span><text:span text:style-name="T86">create</text:span><text:span text:style-name="T85"> two </text:span><text:span text:style-name="T86">or more similar </text:span><text:span text:style-name="T85">items with the same </text:span><text:span text:style-name="T98">screen name</text:span><text:span text:style-name="T85">, </text:span><text:span text:style-name="T86">so that they can be swapped without the player noticing – for a classic example, a lit lamp and an unlit one.</text:span></text:p>
      <text:p text:style-name="P158">desc A tall stovepipe hat in royal blue velvet.</text:p>
      <text:p text:style-name="P47"><text:span text:style-name="T176">desc</text:span> gives the long description of the thing, that the player will see when they <text:span text:style-name="T176">examine</text:span> it. In a game with <text:span text:style-name="T176">examine on</text:span>, these should be present for all, or nearly all, things. There can be several <text:span text:style-name="T176">desc</text:span> lines in the same <text:span text:style-name="T176">thing</text:span> block, in which case they all run together into a single description <text:soft-page-break/>(with a space between each line, but not a line break – if you want a line break in your description, use the HTML ‘<text:span text:style-name="T176">&lt;br&gt;</text:span>’.)</text:p>
      <text:p text:style-name="P161">loc bedroom</text:p>
      <text:p text:style-name="P48"><text:span text:style-name="T312">The location of the thing, specified by the (internal) name of a room. If there is no </text:span><text:span text:style-name="T246">loc</text:span><text:span text:style-name="T312"> line in the </text:span><text:span text:style-name="T246">thing</text:span><text:span text:style-name="T312"> block, the thing will start ‘offstage’ (unless it is </text:span><text:span text:style-name="T246">carried</text:span><text:span text:style-name="T312">) until it is placed somewhere by a verb or rule.</text:span></text:p>
      <text:p text:style-name="P159">tags portable wearable posh</text:p>
      <text:p text:style-name="P48"><text:span text:style-name="T312">Things can be given </text:span><text:span text:style-name="T246">tags</text:span><text:span text:style-name="T312"> in exactly the same way as rooms. Several tags have special meanings to Gruescript; the most useful of these is </text:span><text:span text:style-name="T246">portable</text:span><text:span text:style-name="T312">, which means the thing can be carried by the player – a portable item will always have the native verb </text:span><text:span text:style-name="T246">drop</text:span><text:span text:style-name="T312"> activated when it is in the player’s inventory, and </text:span><text:span text:style-name="T246">take</text:span><text:span text:style-name="T312"> when it is not. Our top hat also has the special tag </text:span><text:span text:style-name="T246">wearable</text:span><text:span text:style-name="T312">, meaning the player can </text:span><text:span text:style-name="T246">wear</text:span><text:span text:style-name="T312"> and </text:span><text:span text:style-name="T246">remove</text:span><text:span text:style-name="T312"> it (like </text:span><text:span text:style-name="T190">take</text:span><text:span text:style-name="T312"> and </text:span><text:span text:style-name="T190">drop</text:span><text:span text:style-name="T312">, these are both native verbs and will be activated and de-activated by Gruescript), and the author-defined tag </text:span><text:span text:style-name="T224">posh</text:span><text:span text:style-name="T271">.</text:span></text:p>
      <text:p text:style-name="P160">prop <text:span text:style-name="T295">material velvet</text:span></text:p>
      <text:p text:style-name="P36"><text:span text:style-name="T295">Like rooms, t</text:span>hings may have any number of <text:span text:style-name="T32">properties, set </text:span><text:span text:style-name="T53">with </text:span><text:span text:style-name="T234">prop</text:span><text:span text:style-name="T53"> lines</text:span><text:span text:style-name="T32">. </text:span><text:span text:style-name="T53">This hat has the</text:span><text:span text:style-name="T52"> property </text:span><text:span text:style-name="T234">material</text:span><text:span text:style-name="T52"> </text:span><text:span text:style-name="T53">with </text:span><text:span text:style-name="T52">the value </text:span><text:span text:style-name="T240">velvet</text:span><text:span text:style-name="T52">.</text:span></text:p>
      <text:p text:style-name="P49"><text:span text:style-name="T271">Two of the most important lines in </text:span><text:span text:style-name="T224">thing</text:span><text:span text:style-name="T271"> blocks, which were not in our top hat example, are </text:span><text:span text:style-name="T224">verbs</text:span><text:span text:style-name="T271"> and </text:span><text:span text:style-name="T184">cverbs</text:span><text:span text:style-name="T271">. These give the thing its usual set of active verbs – </text:span><text:span text:style-name="T224">verbs</text:span><text:span text:style-name="T271"> specifies the thing’s ‘permanent verbs’, which will </text:span><text:span text:style-name="T4">always</text:span><text:span text:style-name="T87"> be active for the thing (they </text:span><text:span text:style-name="T4">cannot</text:span><text:span text:style-name="T87"> be de-activated, even by a setverb), and </text:span><text:span text:style-name="T184">cverbs</text:span><text:span text:style-name="T87"> specifies ‘carried verbs’ that will be active whenever the thing is in the player’s inventory (they cannot be de-activated while the thing is carried, but they </text:span><text:span text:style-name="T4">can</text:span><text:span text:style-name="T87"> be activated by a setverb while it is </text:span><text:span text:style-name="T4">not</text:span><text:span text:style-name="T87"> carried.) Either of these, like tags, they can be declared over multiple lines if necessary. Any </text:span><text:span text:style-name="T184">thing</text:span><text:span text:style-name="T87"> block can contain </text:span><text:span text:style-name="T184">verbs</text:span><text:span text:style-name="T87"> lines, </text:span><text:span text:style-name="T184">cverbs</text:span><text:span text:style-name="T272"> lines,</text:span> <text:span text:style-name="T87">or both, but it is more usual for portable things to have </text:span><text:soft-page-break/><text:span text:style-name="T87">carried verbs and non-portable things to have permanent verbs. For example, it makes sense that a warning sign on the wall of a room</text:span></text:p>
      <text:p text:style-name="P162">thing sign Warning sign on wall</text:p>
      <text:p text:style-name="P162">verbs read</text:p>
      <text:p text:style-name="P50">can be read whenever the player can see it, whereas a booklet</text:p>
      <text:p text:style-name="P162">thing booklet</text:p>
      <text:p text:style-name="P162">cverbs read</text:p>
      <text:p text:style-name="P50">can only be read if the player is carrying it.</text:p>
      <text:p text:style-name="P50">If a <text:span text:style-name="T176">thing</text:span> block contains a line with the single word</text:p>
      <text:p text:style-name="Code_20_block">carried</text:p>
      <text:p text:style-name="P50">it will start the game in the player’s inventory.</text:p>
      <text:h text:style-name="P256"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3">portable</text:p>
          </table:table-cell>
          <table:table-cell table:style-name="Table2.A1" office:value-type="string">
            <text:p text:style-name="P51">This item can be <text:span text:style-name="T176">take</text:span>n, carried around in the player’s inventory, and <text:span text:style-name="T176">drop</text:span>ped. Gruescript will handle the <text:span text:style-name="T294">activation and de-activation of these</text:span> verbs<text:span text:style-name="T294">. (You can use setverbs to activate </text:span><text:span text:style-name="T243">take</text:span><text:span text:style-name="T294"> or </text:span><text:span text:style-name="T188">drop</text:span><text:span text:style-name="T294"> when they would not normally be active, but </text:span><text:span text:style-name="T10">not</text:span><text:span text:style-name="T294"> to de-activate them when they would not; if you want to mess with this logic, use a </text:span><text:span text:style-name="T10">non</text:span><text:span text:style-name="T294">-portable item.)</text:span></text:p>
          </table:table-cell>
        </table:table-row>
        <table:table-row table:style-name="Table2.1">
          <table:table-cell table:style-name="Table2.A1" office:value-type="string">
            <text:p text:style-name="P163">wearable</text:p>
          </table:table-cell>
          <table:table-cell table:style-name="Table2.A1" office:value-type="string">
            <text:p text:style-name="P51">This thing is an item of clothing. When it is in the player’s inventory, the native verb <text:span text:style-name="T176">wear</text:span> will be activated; while it is worn, it will have the tag <text:span text:style-name="T176">worn</text:span>, and the verb <text:span text:style-name="T176">remove</text:span> will be activated.</text:p>
          </table:table-cell>
        </table:table-row>
        <table:table-row table:style-name="Table2.1">
          <table:table-cell table:style-name="Table2.A1" office:value-type="string">
            <text:p text:style-name="P164">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3">alive</text:p>
          </table:table-cell>
          <table:table-cell table:style-name="Table2.A1" office:value-type="string">
            <text:p text:style-name="P51">This thing is a living creature. This affects the order that nouns are displayed in – <text:span text:style-name="T176">alive</text:span> things are usually listed first in room contents.</text:p>
          </table:table-cell>
        </table:table-row>
        <table:table-row table:style-name="Table2.1">
          <table:table-cell table:style-name="Table2.A1" office:value-type="string">
            <text:p text:style-name="P165">lightsource</text:p>
          </table:table-cell>
          <table:table-cell table:style-name="Table2.A1" office:value-type="string">
            <text:p text:style-name="P54">This thing provides light; if it is present in a <text:span text:style-name="T176">dark</text:span> room (whether or not the player is carrying it), that room and its contents will be visible.</text:p>
          </table:table-cell>
        </table:table-row>
        <table:table-row table:style-name="Table2.1">
          <table:table-cell table:style-name="Table2.A1" office:value-type="string">
            <text:p text:style-name="P165">plural</text:p>
          </table:table-cell>
          <table:table-cell table:style-name="Table2.A1" office:value-type="string">
            <text:p text:style-name="P54"><text:span text:style-name="T275">The name of the thing is plural, and should be treated as such with respect to pronouns and other grammar.</text:span> <text:span text:style-name="T275">This should be set if</text:span> the thing’s <text:span text:style-name="T9">screen name</text:span> <text:span text:style-name="T274">(i.e. the </text:span><text:span text:style-name="T176">name</text:span> <text:span text:style-name="T274">given in its </text:span><text:span text:style-name="T225">thing </text:span><text:span text:style-name="T274">block) is plural,</text:span> rather than its internal name or <text:span text:style-name="T274">short </text:span>description. <text:span text:style-name="T275">F</text:span>or example,</text:p>
            <text:p text:style-name="Code_20_block">thing flowers bouquet of flowers</text:p>
            <text:p text:style-name="P195"><text:span text:style-name="T360">tags </text:span>plural</text:p>
            <text:p text:style-name="P55">is correct (as its <text:span text:style-name="T291">screen name</text:span> will be <text:span text:style-name="T176">flowers</text:span>, plural), but</text:p>
            <text:p text:style-name="P166">thing flowers bouquet of flowers</text:p>
            <text:p text:style-name="P167">name bouquet</text:p>
            <text:p text:style-name="Text_20_body">shou<text:span text:style-name="T273">ld </text:span><text:span text:style-name="T5">not</text:span><text:span text:style-name="T88"> have </text:span><text:span text:style-name="T200">plural</text:span><text:span text:style-name="T88">, or it may get referred to as </text:span><text:span text:style-name="T200">some bouquet</text:span><text:span text:style-name="T88">.</text:span></text:p>
          </table:table-cell>
        </table:table-row>
        <table:table-row table:style-name="Table2.1">
          <table:table-cell table:style-name="Table2.A1" office:value-type="string">
            <text:p text:style-name="P168">male</text:p>
            <text:p text:style-name="P168">female</text:p>
            <text:p text:style-name="P168">nonbinary</text:p>
          </table:table-cell>
          <table:table-cell table:style-name="Table2.A1" office:value-type="string">
            <text:p text:style-name="P56"><text:span text:style-name="T275">This thing has gendered pronouns:</text:span> he/him for <text:span text:style-name="T183">male</text:span>, she/her for <text:span text:style-name="T183">female</text:span>, or they/them for <text:span text:style-name="T183">nonbinary</text:span>. If a thing has none of these tags, its pronoun will b<text:span text:style-name="T320">e ‘it’</text:span>, or ‘they/them’ if it is plural.</text:p>
          </table:table-cell>
        </table:table-row>
        <table:table-row table:style-name="Table2.1">
          <table:table-cell table:style-name="Table2.A1" office:value-type="string">
            <text:p text:style-name="P169">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3">portable</text:span> or <text:span text:style-name="T183">alive</text:span>.</text:p>
          </table:table-cell>
        </table:table-row>
        <text:soft-page-break/>
        <table:table-row table:style-name="Table2.1">
          <table:table-cell table:style-name="Table2.A1" office:value-type="string">
            <text:p text:style-name="P169">quiet</text:p>
          </table:table-cell>
          <table:table-cell table:style-name="Table2.A1" office:value-type="string">
            <text:p text:style-name="P57">Things with this tag will not be listed <text:span text:style-name="T1">at all</text:span><text:span text:style-name="T79"> in the scrolling window, regardless of the display options; this does not affect their listing in the room window. It’s intended to be used for things that are duplicated in the room description, so the player won’t see something like “</text:span><text:span text:style-name="T197">You are next to a church. You can also see a church.</text:span><text:span text:style-name="T79">”</text:span></text:p>
          </table:table-cell>
        </table:table-row>
      </table:table>
      <text:h text:style-name="P257" text:outline-level="2"/>
      <text:h text:style-name="P258" text:outline-level="2"><text:bookmark-start text:name="__RefHeading___Toc11509_432422052"/><text:span text:style-name="T311">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able:table-row table:style-name="Table3.1">
          <table:table-cell table:style-name="Table3.A1" office:value-type="string">
            <text:p text:style-name="P170">name</text:p>
          </table:table-cell>
          <table:table-cell table:style-name="Table3.A1" office:value-type="string">
            <text:p text:style-name="P58">The <text:span text:style-name="T291">screen</text:span> name of the thing (same as <text:span text:style-name="T291">beginning a line in the thing block with</text:span> <text:span text:style-name="T241">name</text:span>, a<text:span text:style-name="T291">s described a</text:span>bove)</text:p>
          </table:table-cell>
        </table:table-row>
        <table:table-row table:style-name="Table3.1">
          <table:table-cell table:style-name="Table3.A1" office:value-type="string">
            <text:p text:style-name="P171">display</text:p>
          </table:table-cell>
          <table:table-cell table:style-name="Table3.A1" office:value-type="string">
            <text:p text:style-name="P59">The short description of the thing (same as the text that comes after the thing’s internal name in the first line of the <text:span text:style-name="T176">thing</text:span> block)</text:p>
          </table:table-cell>
        </table:table-row>
        <table:table-row table:style-name="Table3.1">
          <table:table-cell table:style-name="Table3.A1" office:value-type="string">
            <text:p text:style-name="P171">desc</text:p>
          </table:table-cell>
          <table:table-cell table:style-name="Table3.A1" office:value-type="string">
            <text:p text:style-name="P60"><text:span text:style-name="T291">The long description of the thing, used by the </text:span><text:span text:style-name="T241">examine</text:span> verb <text:span text:style-name="T291">(same as using </text:span><text:span text:style-name="T241">desc</text:span><text:span text:style-name="T291"> at the beginning of a line in the thing block)</text:span></text:p>
          </table:table-cell>
        </table:table-row>
        <table:table-row table:style-name="Table3.1">
          <table:table-cell table:style-name="Table3.A1" office:value-type="string">
            <text:p text:style-name="P172">loc</text:p>
          </table:table-cell>
          <table:table-cell table:style-name="Table3.A1" office:value-type="string">
            <text:p text:style-name="P61">The current location of the thing. <text:span text:style-name="T74">This property should be treated as read-only. </text:span><text:span text:style-name="T32">If you want to change the location of a thing, use the command </text:span><text:span text:style-name="T192">put</text:span><text:span text:style-name="T32"> (see the chapter on instructions)</text:span></text:p>
          </table:table-cell>
        </table:table-row>
        <text:soft-page-break/>
        <table:table-row table:style-name="Table3.1">
          <table:table-cell table:style-name="Table3.A1" office:value-type="string">
            <text:p text:style-name="P171">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6">proper_name</text:span> tag.) If you don’t want your thing to be referred to this way, you might set <text:span text:style-name="T292">it</text:span> to something like “<text:span text:style-name="T176">Ford’s towel</text:span><text:span text:style-name="T302">” or “</text:span><text:span text:style-name="T242">door number 2</text:span><text:span text:style-name="T292">”.</text:span></text:p>
          </table:table-cell>
        </table:table-row>
        <table:table-row table:style-name="Table3.1">
          <table:table-cell table:style-name="Table3.A1" office:value-type="string">
            <text:p text:style-name="P173">indef</text:p>
          </table:table-cell>
          <table:table-cell table:style-name="Table3.A1" office:value-type="string">
            <text:p text:style-name="P62">How the thing should be referred to by the indefinite article (‘a’ or ‘an’). By default, Gruescript will prepend the thing’s screen name with ‘a’, ‘an’ if it begins with a vowel (which won’t always be right!), ‘some’ if it is <text:span text:style-name="T176">plural</text:span>, or omit the article if it is a <text:span text:style-name="T176">proper_name</text:span>. <text:span text:style-name="T302">E</text:span>xamples: “<text:span text:style-name="T176">a unicorn</text:span>”, “<text:span text:style-name="T176">lots of beer</text:span>”</text:p>
          </table:table-cell>
        </table:table-row>
      </table:table>
      <text:p text:style-name="P138">Note that some of these, such as <text:span text:style-name="T176">name</text:span> and <text:span text:style-name="T176">desc</text:span>, overlap <text:span text:style-name="T293">in purpose with</text:span> lines in the thing block that have already been explained. This is mainly for convenience – many or most things will have screen names and descriptions, so <text:span text:style-name="T349">you </text:span>need <text:span text:style-name="T349">not </text:span>use <text:span text:style-name="T176">prop</text:span> every time. <text:span text:style-name="T260">name</text:span><text:span text:style-name="T176"> giraffe </text:span>in a thing block does exactly the same as <text:span text:style-name="T176">prop </text:span><text:span text:style-name="T260">name </text:span><text:span text:style-name="T176">giraffe</text:span>. The fact that they <text:span text:style-name="T292">also </text:span>exist as properties allows them to be read and modified during gameplay – for example, you might want to change the giraffe’s screen name to <text:span text:style-name="T176">Jeffrey</text:span> <text:span text:style-name="T292">after it introduces itself to the player, with “</text:span><text:span text:style-name="T242">assign giraffe.</text:span><text:span text:style-name="T260">name</text:span><text:span text:style-name="T242"> Jeffrey</text:span>” <text:span text:style-name="T349">(don’t forget to change its </text:span><text:span text:style-name="T260">display</text:span><text:span text:style-name="T349"> property too</text:span>.<text:span text:style-name="T349">)</text:span> There will be more on this in the chapter on instructions.</text:p>
      <text:h text:style-name="P249"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89">While I’ve no doubt that some people would be able to make impressive games without using any other features of Gruescript, any complex interactions or puzzles </text:span><text:span text:style-name="T95">will need to be </text:span><text:span text:style-name="T100">added</text:span><text:span text:style-name="T95"> using</text:span> <text:span text:style-name="T74">verbs</text:span>, <text:span text:style-name="T74">setverbs,</text:span><text:span text:style-name="T32"> </text:span><text:span text:style-name="T75">procedures</text:span><text:span text:style-name="T32"> </text:span>and <text:span text:style-name="T74">rules</text:span>. <text:span text:style-name="T297">Before we can get to those, we need to introduce something they all depend on: </text:span><text:span text:style-name="T127">instructions</text:span><text:span text:style-name="T79">.</text:span></text:p>
      <text:p text:style-name="P63"><text:span text:style-name="T95">Instructions </text:span><text:span text:style-name="T79">are lines of code that print messages, manipulate objects, </text:span><text:span text:style-name="T100">compare </text:span><text:span text:style-name="T79">variables, and so on</text:span><text:span text:style-name="T100">. They</text:span><text:span text:style-name="T79"> will be familiar (and relatively simple) to you if you’ve used any sort of programming language. </text:span><text:span text:style-name="T95">B</text:span><text:span text:style-name="T91">locks for v</text:span><text:span text:style-name="T79">erbs, setverbs and rules – </text:span><text:span text:style-name="T95">which we’ll look at in depth in the following chapters – </text:span><text:span text:style-name="T91">are mostly made up</text:span><text:span text:style-name="T79"> </text:span><text:span text:style-name="T91">of</text:span><text:span text:style-name="T79"> </text:span><text:span text:style-name="T91">lines of instructions.</text:span></text:p>
      <text:p text:style-name="P64"><text:span text:style-name="T79">There are </text:span><text:span text:style-name="T118">three</text:span><text:span text:style-name="T79"> </text:span><text:span text:style-name="T91">kinds</text:span><text:span text:style-name="T79"> of instructions:</text:span></text:p>
      <text:list xml:id="list2629420492" text:style-name="L3">
        <text:list-item>
          <text:p text:style-name="P276"><text:span text:style-name="T130">C</text:span><text:span text:style-name="T129">ommands</text:span><text:span text:style-name="T145"> tell Gruescript to do something, like print a message or move a thing to a room</text:span></text:p>
        </text:list-item>
        <text:list-item>
          <text:p text:style-name="P276"><text:span text:style-name="T130">A</text:span><text:span text:style-name="T129">ssertions</text:span><text:span text:style-name="T145"> test a condition, like whether the player is carrying a particular thing. </text:span><text:span text:style-name="T134">An a</text:span><text:span text:style-name="T133">ssertion is said to ‘</text:span><text:span text:style-name="T141">pass</text:span><text:span text:style-name="T133">’ if </text:span><text:span text:style-name="T134">its</text:span><text:span text:style-name="T133"> condition is true, or to ‘fail’ if it is false. In any series of instructions belonging to a verb, setverb or rule block, Gruescript will start at the beginning and run the instructions in order </text:span><text:span text:style-name="T28">until an assertion fails</text:span><text:span text:style-name="T133">, then print that assertion’s message (if it has one) and stop.</text:span></text:p>
        </text:list-item>
        <text:list-item>
          <text:p text:style-name="P277"><text:span text:style-name="T131">I</text:span><text:span text:style-name="T127">terators</text:span><text:span text:style-name="T132"> tell Gruescript to repeat the rest of the instructions in </text:span><text:span text:style-name="T152">their</text:span><text:span text:style-name="T132"> block, subject to certain conditions. These are also a sort of assertion, </text:span><text:span text:style-name="T149">as</text:span><text:span text:style-name="T132"> they </text:span><text:span text:style-name="T149">can </text:span><text:span text:style-name="T132">succeed or fail.</text:span></text:p>
        </text:list-item>
      </text:list>
      <text:p text:style-name="Text_20_body"><text:span text:style-name="T133">I</text:span><text:span text:style-name="T132">f an assertion inside a block fails, that block </text:span><text:span text:style-name="T135">itself </text:span><text:span text:style-name="T132">– </text:span><text:span text:style-name="T135">the verb, setverb, rule or conditional exit – </text:span><text:span text:style-name="T132">is </text:span><text:span text:style-name="T141">also </text:span><text:span text:style-name="T135">considered </text:span><text:span text:style-name="T132">to </text:span><text:span text:style-name="T135">have </text:span><text:span text:style-name="T132">fail</text:span><text:span text:style-name="T135">ed </text:span><text:span text:style-name="T151">(there can be </text:span><text:soft-page-break/><text:span text:style-name="T151">exceptions to this if the block contains iterators, but we’ll get to those later.)</text:span><text:span text:style-name="T132"> </text:span><text:span text:style-name="T135">Conversely, if all the instructions in the block run without any failed assertions, the block is considered to have succeeded</text:span><text:span text:style-name="T151">.</text:span><text:span text:style-name="T135"> </text:span><text:span text:style-name="T151">A</text:span><text:span text:style-name="T135"> block with no instructions, or only commands, will always succeed. This will become important in the later chapters on verbs, </text:span><text:span text:style-name="T153">procedures</text:span><text:span text:style-name="T135"> </text:span><text:span text:style-name="T153">and </text:span><text:span text:style-name="T135">rules.</text:span></text:p>
      <text:p text:style-name="P65"><text:span text:style-name="T132">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7">foo bar</text:span><text:span text:style-name="T132">” and “</text:span><text:span text:style-name="T217"> foo  bar    </text:span><text:span text:style-name="T132">”.)</text:span></text:p>
      <text:h text:style-name="Heading_20_2" text:outline-level="2"><text:bookmark-start text:name="__RefHeading___Toc11480_432422052"/>Commands<text:bookmark-end text:name="__RefHeading___Toc11480_432422052"/></text:h>
      <text:p text:style-name="P66"><text:span text:style-name="T91">A </text:span><text:span text:style-name="T79">simple command line might look like:</text:span></text:p>
      <text:p text:style-name="P174">bring football: A football smashes through the ceiling and lands at your feet!</text:p>
      <text:p text:style-name="Text_20_body">This starts with the keyword for the command that is being used (<text:span text:style-name="T176">bring</text:span>), <text:span text:style-name="T286">then supplies that command with its argument (in this case, a single ‘thing’, the </text:span><text:span text:style-name="T231">football</text:span><text:span text:style-name="T286">). Optionally, after a colon (</text:span><text:span text:style-name="T231">:</text:span><text:span text:style-name="T286">),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197">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197">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197">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197">carry <text:span text:style-name="T1">thing</text:span></text:p>
          </table:table-cell>
          <table:table-cell table:style-name="Table4.A1" office:value-type="string">
            <text:p text:style-name="P67">This is identical to <text:span text:style-name="T176">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0">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19">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19">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197">put <text:span text:style-name="T1">thing</text:span><text:span text:style-name="T79">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198">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198">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198">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198">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198">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198">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198">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199">clear <text:span text:style-name="T1">tag</text:span></text:p>
          </table:table-cell>
          <table:table-cell table:style-name="Table4.A1" office:value-type="string">
            <text:p text:style-name="P69">Remove this tag from <text:span text:style-name="T1">all</text:span><text:span text:style-name="T79"> things and rooms that have it</text:span></text:p>
          </table:table-cell>
        </table:table-row>
        <table:table-row table:style-name="Table4.1">
          <table:table-cell table:style-name="Table4.A1" office:value-type="string">
            <text:p text:style-name="P198">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198">write <text:span text:style-name="T1">variable string</text:span></text:p>
          </table:table-cell>
          <table:table-cell table:style-name="Table4.A1" office:value-type="string">
            <text:p text:style-name="P68">Set a variable to a string, which can be any number of words and may include <text:span text:style-name="T340">braced expressions</text:span> (see below)</text:p>
          </table:table-cell>
        </table:table-row>
        <table:table-row table:style-name="Table4.1">
          <table:table-cell table:style-name="Table4.A1" office:value-type="string">
            <text:p text:style-name="P198">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198">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0">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198">say <text:span text:style-name="T1">string</text:span></text:p>
          </table:table-cell>
          <table:table-cell table:style-name="Table4.A1" office:value-type="string">
            <text:p text:style-name="P68">Print a message, in a single paragraph. The string is output as HTML, so it can contain markup <text:span text:style-name="T353">(</text:span><text:span text:style-name="T22">but not colons! Use CSS classes rather than inline style.)</text:span> It can also include <text:span text:style-name="T340">braced expressions</text:span> (see below).</text:p>
          </table:table-cell>
        </table:table-row>
        <table:table-row table:style-name="Table4.1">
          <table:table-cell table:style-name="Table4.A1" office:value-type="string">
            <text:p text:style-name="P201">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198">die <text:span text:style-name="T1">string</text:span></text:p>
          </table:table-cell>
          <table:table-cell table:style-name="Table4.A1" office:value-type="string">
            <text:p text:style-name="Text_20_body"><text:span text:style-name="T282">End the game, printing the string between triple-asterisks </text:span><text:span text:style-name="T228">*** like this ***</text:span>. <text:span text:style-name="T283">If the string is omitted, the message will be “</text:span><text:span text:style-name="T229">I am dead</text:span><text:span text:style-name="T283">” or “</text:span><text:span text:style-name="T229">You are dead</text:span><text:span text:style-name="T283">”, depending on whether the game is in the first or second person. (This doesn’t have to represent the actual </text:span><text:span text:style-name="T6">death</text:span><text:span text:style-name="T283"> of the player character in the game universe; for a notable counterexample, this will usually be the command you use to tell the player when they </text:span><text:span text:style-name="T6">win</text:span><text:span text:style-name="T92"> the game.)</text:span></text:p>
          </table:table-cell>
        </table:table-row>
        <table:table-row table:style-name="Table4.1">
          <table:table-cell table:style-name="Table4.A1" office:value-type="string">
            <text:p text:style-name="P202">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2">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03">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6">|</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9"> the status bar, use the HTML entity ‘</text:span><text:span text:style-name="T197">&amp;verbar;</text:span><text:span text:style-name="T79">’.)</text:span></text:p>
          </table:table-cell>
        </table:table-row>
        <table:table-row table:style-name="Table4.1">
          <table:table-cell table:style-name="Table4.A1" office:value-type="string">
            <text:p text:style-name="P204">pick <text:span text:style-name="T1">variable</text:span> <text:span text:style-name="T1">lister</text:span></text:p>
          </table:table-cell>
          <table:table-cell table:style-name="Table4.A1" office:value-type="string">
            <text:p text:style-name="Text_20_body">A <text:span text:style-name="T74">lister</text:span> is <text:span text:style-name="T352">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04">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05">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06">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1">has</text:span> no help <text:span text:style-name="T351">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86">If, after a command on the same line, there is a colon (‘</text:span><text:span text:style-name="T229">:</text:span><text:span text:style-name="T283">’) followed by a message, that message will be printed after the command is run. (You cannot use a ‘raw’ colon in a string</text:span><text:span text:style-name="T93"> supplied to a command, such as </text:span><text:span text:style-name="T201">say</text:span><text:span text:style-name="T283"> – if you want Gruescript to output a colon, use the HTML entity ‘</text:span><text:span text:style-name="T229">&amp;colon;</text:span><text:span text:style-name="T283">’.)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4">listers</text:span><text:span text:style-name="T32"> are:</text:span></text:p>
      <table:table table:name="Table5" table:style-name="Table5">
        <table:table-column table:style-name="Table5.A"/>
        <table:table-column table:style-name="Table5.B"/>
        <table:table-row table:style-name="Table5.1">
          <table:table-cell table:style-name="Table5.A1" office:value-type="string">
            <text:p text:style-name="P207">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07">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07">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07">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07">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09">inscope</text:p>
          </table:table-cell>
          <table:table-cell table:style-name="Table5.A1" office:value-type="string">
            <text:p text:style-name="P80">Every thing in scope (i.e. in the player’s room <text:span text:style-name="T1">or</text:span><text:span text:style-name="T79"> carried by the player)</text:span></text:p>
          </table:table-cell>
        </table:table-row>
        <text:soft-page-break/>
        <table:table-row table:style-name="Table5.1">
          <table:table-cell table:style-name="Table5.A1" office:value-type="string">
            <text:p text:style-name="P207">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07">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2">these </text:span>john paul george ringo</text:p>
      <text:p text:style-name="Text_20_body">will <text:span text:style-name="T352">assign one of those names (they might be things, or room names, or just words) to the variable </text:span><text:span text:style-name="T263">beatle</text:span><text:span text:style-name="T352">.</text:span></text:p>
      <text:p text:style-name="Code_20_block">count <text:span text:style-name="T352">inventory_weight carried</text:span></text:p>
      <text:p text:style-name="P74">will assign the number of things the player is carrying to <text:span text:style-name="T176">inventory_weight</text:span>.</text:p>
      <text:h text:style-name="P259"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21"><text:span text:style-name="T284">carried</text:span> <text:span text:style-name="T1">thing</text:span></text:p>
          </table:table-cell>
          <table:table-cell table:style-name="Table6.A1" office:value-type="string">
            <text:p text:style-name="P81">The thing is in the player’s inventory (held or not)</text:p>
          </table:table-cell>
        </table:table-row>
        <table:table-row table:style-name="Table6.1">
          <table:table-cell table:style-name="Table6.A1" office:value-type="string">
            <text:p text:style-name="P211">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11">here <text:span text:style-name="T1">thing</text:span></text:p>
          </table:table-cell>
          <table:table-cell table:style-name="Table6.A1" office:value-type="string">
            <text:p text:style-name="P81">The thing is in the same room as the player (but <text:span text:style-name="T1">not</text:span><text:span text:style-name="T79"> carried)</text:span></text:p>
          </table:table-cell>
        </table:table-row>
        <table:table-row table:style-name="Table6.1">
          <table:table-cell table:style-name="Table6.A1" office:value-type="string">
            <text:p text:style-name="P211">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11">visible <text:span text:style-name="T1">thing</text:span></text:p>
          </table:table-cell>
          <table:table-cell table:style-name="Table6.A1" office:value-type="string">
            <text:p text:style-name="P81">The thing is in scope, as above, and the player can see (i.e. the special variable <text:span text:style-name="T176">cantsee</text:span> is zero)</text:p>
          </table:table-cell>
        </table:table-row>
        <text:soft-page-break/>
        <table:table-row table:style-name="Table6.1">
          <table:table-cell table:style-name="Table6.A1" office:value-type="string">
            <text:p text:style-name="P211">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11">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11">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11">has <text:span text:style-name="T1">thing/</text:span><text:span text:style-name="T7">room</text:span><text:span text:style-name="T1"> tag</text:span></text:p>
          </table:table-cell>
          <table:table-cell table:style-name="Table6.A1" office:value-type="string">
            <text:p text:style-name="P81">The specified thing <text:span text:style-name="T285">or room</text:span> has the specified tag in its tag list</text:p>
          </table:table-cell>
        </table:table-row>
        <table:table-row table:style-name="Table6.1">
          <table:table-cell table:style-name="Table6.A1" office:value-type="string">
            <text:p text:style-name="P211">hasany <text:span text:style-name="T1">thing/</text:span><text:span text:style-name="T7">room</text:span><text:span text:style-name="T1"> tag...</text:span></text:p>
          </table:table-cell>
          <table:table-cell table:style-name="Table6.A1" office:value-type="string">
            <text:p text:style-name="P81">(<text:span text:style-name="T230">tag...</text:span> means that any number of tags may be listed.) The specified thing <text:span text:style-name="T285">or room</text:span> has at least one of the listed tags</text:p>
          </table:table-cell>
        </table:table-row>
        <table:table-row table:style-name="Table6.1">
          <table:table-cell table:style-name="Table6.A1" office:value-type="string">
            <text:p text:style-name="P211">hasall <text:span text:style-name="T1">thing/</text:span><text:span text:style-name="T7">room</text:span><text:span text:style-name="T1"> tag...</text:span></text:p>
          </table:table-cell>
          <table:table-cell table:style-name="Table6.A1" office:value-type="string">
            <text:p text:style-name="P81">The specified thing <text:span text:style-name="T285">or room</text:span> has <text:span text:style-name="T1">all</text:span><text:span text:style-name="T79"> of the specified tags</text:span></text:p>
          </table:table-cell>
        </table:table-row>
        <table:table-row table:style-name="Table6.1">
          <table:table-cell table:style-name="Table6.A1" office:value-type="string">
            <text:p text:style-name="P212">taghere <text:span text:style-name="T1">tag</text:span></text:p>
          </table:table-cell>
          <table:table-cell table:style-name="Table6.A1" office:value-type="string">
            <text:p text:style-name="P82">The room that the player is in has the specified tag</text:p>
          </table:table-cell>
        </table:table-row>
        <table:table-row table:style-name="Table6.1">
          <table:table-cell table:style-name="Table6.A1" office:value-type="string">
            <text:p text:style-name="P212">cansee</text:p>
          </table:table-cell>
          <table:table-cell table:style-name="Table6.A1" office:value-type="string">
            <text:p text:style-name="P83">The player can see; that is, the value of the special variable <text:span text:style-name="T176">cantsee</text:span> is zero. (Remember that this is the same as that variable having never been set.) <text:span text:style-name="T325">This is </text:span><text:span text:style-name="T16">not</text:span><text:span text:style-name="T325"> related to whether the room the player is in is dark.</text:span></text:p>
          </table:table-cell>
        </table:table-row>
        <table:table-row table:style-name="Table6.1">
          <table:table-cell table:style-name="Table6.A1" office:value-type="string">
            <text:p text:style-name="P212">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13">contains <text:span text:style-name="T1">value lister</text:span></text:p>
          </table:table-cell>
          <table:table-cell table:style-name="Table6.A1" office:value-type="string">
            <text:p text:style-name="P84">The list includes the value. This uses the same listers, with the same arguments, as the <text:span text:style-name="T176">pick</text:span> and <text:span text:style-name="T176">count</text:span> commands (above).</text:p>
          </table:table-cell>
        </table:table-row>
        <text:soft-page-break/>
        <table:table-row table:style-name="Table6.1">
          <table:table-cell table:style-name="Table6.A1" office:value-type="string">
            <text:p text:style-name="P212">eq <text:span text:style-name="T1">value value</text:span></text:p>
          </table:table-cell>
          <table:table-cell table:style-name="Table6.A1" office:value-type="string">
            <text:p text:style-name="P82">The two values are <text:span text:style-name="T74">eq</text:span>ual. This assertion, like its friends <text:span text:style-name="T176">gt</text:span> and <text:span text:style-name="T176">lt</text:span>, is only useful if one of the values is supplied by referencing a variable with <text:span text:style-name="T176">$</text:span> (see below)</text:p>
          </table:table-cell>
        </table:table-row>
        <table:table-row table:style-name="Table6.1">
          <table:table-cell table:style-name="Table6.A1" office:value-type="string">
            <text:p text:style-name="P212">gt <text:span text:style-name="T1">number number</text:span></text:p>
          </table:table-cell>
          <table:table-cell table:style-name="Table6.A1" office:value-type="string">
            <text:p text:style-name="P82">The first number is <text:span text:style-name="T74">g</text:span>reater <text:span text:style-name="T74">t</text:span>han the second number</text:p>
          </table:table-cell>
        </table:table-row>
        <table:table-row table:style-name="Table6.1">
          <table:table-cell table:style-name="Table6.A1" office:value-type="string">
            <text:p text:style-name="P212">lt <text:span text:style-name="T1">number number</text:span></text:p>
          </table:table-cell>
          <table:table-cell table:style-name="Table6.A1" office:value-type="string">
            <text:p text:style-name="P82">The first number is <text:span text:style-name="T74">l</text:span>ess <text:span text:style-name="T74">t</text:span>han the second number</text:p>
          </table:table-cell>
        </table:table-row>
        <table:table-row table:style-name="Table6.1">
          <table:table-cell table:style-name="Table6.A1" office:value-type="string">
            <text:p text:style-name="P214">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14">isroom <text:span text:style-name="T1">value</text:span></text:p>
          </table:table-cell>
          <table:table-cell table:style-name="Table6.A1" office:value-type="string">
            <text:p text:style-name="P85">The value is the internal name of a room</text:p>
          </table:table-cell>
        </table:table-row>
        <table:table-row table:style-name="Table6.1">
          <table:table-cell table:style-name="Table6.A1" office:value-type="string">
            <text:p text:style-name="P212">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15"><text:span text:style-name="T331">try</text:span> <text:span text:style-name="T1">procedure</text:span></text:p>
          </table:table-cell>
          <table:table-cell table:style-name="Table6.A1" office:value-type="string">
            <text:p text:style-name="P7">Run the specified procedure. <text:span text:style-name="T331">This is like the command </text:span><text:span text:style-name="T259">run</text:span> <text:span text:style-name="T331">except that it is an assertion. It succeeds if the procedure succeeds, or fails if the procedure fails.</text:span></text:p>
          </table:table-cell>
        </table:table-row>
        <table:table-row table:style-name="Table6.1">
          <table:table-cell table:style-name="Table6.A1" office:value-type="string">
            <text:p text:style-name="P212">js <text:span text:style-name="T1">string</text:span></text:p>
          </table:table-cell>
          <table:table-cell table:style-name="Table6.A1" office:value-type="string">
            <text:p text:style-name="P82">Evaluate and run the string as JavaScript. Convert its return value to a boolean, and pass <text:span text:style-name="T287">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6">!</text:span>’<text:span text:style-name="T287">)</text:span> to make it the <text:span text:style-name="T1">opposite</text:span><text:span text:style-name="T79"> assertion. For example,</text:span></text:p>
      <text:p text:style-name="Code_20_block">!<text:span text:style-name="T287">here magnet</text:span></text:p>
      <text:p text:style-name="P86">passes if the magnet is <text:span text:style-name="T1">not</text:span><text:span text:style-name="T79"> in the same room as the player.</text:span></text:p>
      <text:p text:style-name="P86"><text:soft-page-break/><text:span text:style-name="T79">Like commands, assertions can optionally be followed by a colon (‘</text:span><text:span text:style-name="T197">:</text:span><text:span text:style-name="T79">’) and a message. The message is </text:span><text:span text:style-name="T96">only </text:span><text:span text:style-name="T79">printed if the assertion </text:span><text:span text:style-name="T1">fails</text:span><text:span text:style-name="T79">.</text:span></text:p>
      <text:p text:style-name="P42">After commands and assertions, the third group of commands is the <text:span text:style-name="T74">iterators</text:span>. <text:span text:style-name="T338">Before we get to those, it will be usful to know</text:span> how to reference variables and properties, so we’ll come back to <text:span text:style-name="T338">iterators </text:span>later in this chapter.</text:p>
      <text:h text:style-name="P260" text:outline-level="2"><text:bookmark-start text:name="__RefHeading___Toc5600_3107307686"/>Referencing variables<text:bookmark-end text:name="__RefHeading___Toc5600_3107307686"/></text:h>
      <text:p text:style-name="P86"><text:span text:style-name="T288">Any argument given to an instruction </text:span>may be a reference to <text:span text:style-name="T288">a variable (except </text:span><text:span text:style-name="T8">string</text:span><text:span text:style-name="T288"> arguments; to supply variables as strings you need to use a braced expression – see below.) In this case the value of that variable is supplied as the argument.</text:span> This is done by using the variable name, prefixed with a dollar sign (‘<text:span text:style-name="T176">$</text:span>’). So</text:p>
      <text:p text:style-name="P175">gt $temperature 20: It’s too cold!</text:p>
      <text:p text:style-name="Text_20_body">passes if the value of the variable <text:span text:style-name="T176">temperature</text:span> is <text:span text:style-name="T287">greater than 20 (otherwise, it fails and prints the message.)</text:span></text:p>
      <text:p text:style-name="P86">Note that <text:span text:style-name="T288">instructions</text:span> with arguments that <text:span text:style-name="T1">are</text:span> variables, like <text:span text:style-name="T232">assign</text:span><text:span text:style-name="T288"> or </text:span><text:span text:style-name="T232">is</text:span><text:span text:style-name="T288">, take the name of the variable </text:span><text:span text:style-name="T8">without</text:span><text:span text:style-name="T94"> the </text:span><text:span text:style-name="T202">$</text:span><text:span text:style-name="T94">. If you try something like</text:span></text:p>
      <text:p text:style-name="P176">assign $foo 10 <text:span text:style-name="T1"># DO NOT DO THIS</text:span></text:p>
      <text:p text:style-name="P142">This will store the value 10 in a variable <text:span text:style-name="T1">whose name is the current value of the variable </text:span><text:span text:style-name="T197">foo</text:span><text:span text:style-name="T79">, which is perverse </text:span><text:span text:style-name="T97">but not illegal</text:span><text:span text:style-name="T79">.</text:span></text:p>
      <text:h text:style-name="P262" text:outline-level="2"><text:bookmark-start text:name="__RefHeading___Toc11486_432422052"/>Referencing <text:span text:style-name="T298">properties</text:span><text:bookmark-end text:name="__RefHeading___Toc11486_432422052"/></text:h>
      <text:p text:style-name="P87"><text:span text:style-name="T101">Properties of things or rooms can be </text:span><text:span text:style-name="T102">referenced, similarly to variables. The reference is made using two words connected with a single dot (‘</text:span><text:span text:style-name="T203">.</text:span><text:span text:style-name="T102">’) (and no space) between them. The first word is the internal name of the thing or room; the second is the name of the property. The value of the property will be passed as an argument to the command. For example, if the thing </text:span><text:span text:style-name="T203">bicycle</text:span><text:span text:style-name="T102"> has the </text:span><text:span text:style-name="T189">property</text:span><text:span text:style-name="T102"> model with the value </text:span><text:span text:style-name="T189">Pedersen</text:span><text:span text:style-name="T102">, </text:span><text:span text:style-name="T176">bic</text:span><text:span text:style-name="T244">ycle.model</text:span> wi<text:span text:style-name="T299">ll evaluate to </text:span><text:span text:style-name="T244">Pedersen</text:span><text:span text:style-name="T299">.</text:span></text:p>
      <text:p text:style-name="P88"><text:soft-page-break/><text:span text:style-name="T299">A dollar sign is not used to reference a property, but the word(s) on either or both </text:span><text:span text:style-name="T102">sides of the dot can be variable references themselves, </text:span><text:span text:style-name="T104">notated as usual with the dollar sign prefix (‘</text:span><text:span text:style-name="T204">$</text:span><text:span text:style-name="T104">’)</text:span><text:span text:style-name="T102">. So if the variable </text:span><text:span text:style-name="T203">vehicle</text:span><text:span text:style-name="T102"> contains the word </text:span><text:span text:style-name="T189">bicycle</text:span><text:span text:style-name="T102">, then </text:span><text:span text:style-name="T203">$vehicle.model</text:span> wil<text:span text:style-name="T299">l again evaluate to </text:span><text:span text:style-name="T244">Pedersen</text:span><text:span text:style-name="T299">. With the appropriate variables set up, you could also use </text:span><text:span text:style-name="T244">bicycle.$info</text:span><text:span text:style-name="T299"> or even </text:span><text:span text:style-name="T244">$vehicle.</text:span><text:span text:style-name="T261">$</text:span><text:span text:style-name="T244">info</text:span><text:span text:style-name="T299">.</text:span></text:p>
      <text:p text:style-name="P89">It is not an error to reference a nonexistent property of an existent thing or room. Like variables, properties are considered to have a numeric value of zero if they have not been initiated. <text:span text:style-name="T79">It </text:span><text:span text:style-name="T1">is</text:span><text:span text:style-name="T79"> an error to attempt to </text:span><text:span text:style-name="T104">reference</text:span><text:span text:style-name="T79"> any property of a nonexistent </text:span><text:span text:style-name="T103">thing or room</text:span><text:span text:style-name="T79"> – in the above example, if the variable </text:span><text:span text:style-name="T197">vehicle</text:span><text:span text:style-name="T79"> had never been given a value, or currently had a value that was not the internal name of a thing or room, </text:span><text:span text:style-name="T197">$vehicle.</text:span><text:span text:style-name="T213">model</text:span><text:span text:style-name="T79"> would </text:span><text:span text:style-name="T104">cause</text:span><text:span text:style-name="T79"> an error.</text:span></text:p>
      <text:h text:style-name="P263" text:outline-level="2"><text:bookmark-start text:name="__RefHeading___Toc6504_3509427887"/>Referencing connected rooms<text:bookmark-end text:name="__RefHeading___Toc6504_3509427887"/></text:h>
      <text:p text:style-name="P76">Similarly to referencing prop<text:span text:style-name="T341">ertie</text:span><text:span text:style-name="T32">s</text:span>, you can reference a room’s connections by direction. If the <text:span text:style-name="T350">kitchen</text:span> is west of the <text:span text:style-name="T350">scullery</text:span>, then <text:span text:style-name="T176">scullery.dir.west</text:span> will evaluate to <text:span text:style-name="T176">kitchen</text:span>. Either the room or the direction, or both, can be a variable reference, so with the appropriate variables you could use <text:span text:style-name="T176">scullery.dir.$whichway</text:span>, or <text:span text:style-name="T176">$room.dir.out</text:span>, or <text:span text:style-name="T176">$smell_origin.dir.$wind_direction</text:span>.</text:p>
      <text:h text:style-name="P264" text:outline-level="2"><text:bookmark-start text:name="__RefHeading___Toc11488_432422052"/>Braced <text:span text:style-name="T300">expressions</text:span><text:bookmark-end text:name="__RefHeading___Toc11488_432422052"/></text:h>
      <text:p text:style-name="P90">In any <text:span text:style-name="T1">string</text:span> argument, such as the arguments of the commands <text:span text:style-name="T183">say</text:span>, <text:span text:style-name="T183">write</text:span> and <text:span text:style-name="T176">status</text:span>, variables can be embedded using <text:span text:style-name="T74">braced expressions</text:span> – expressions contained between curly braces (‘<text:span text:style-name="T176">{</text:span>’, ‘<text:span text:style-name="T176">}</text:span>’). There can be any number of these in a string. They cannot be nested <text:span text:style-name="T324">directly, but they </text:span><text:span text:style-name="T15">can</text:span><text:span text:style-name="T114"> contain references to variables </text:span><text:span text:style-name="T124">or properties</text:span><text:span text:style-name="T114"> whose values include braced expressions of their own</text:span>. If you want to output curly braces, use the HTML entities ‘<text:span text:style-name="T176">&amp;lcub;</text:span>’ and ‘<text:span text:style-name="T176">&amp;rcub;</text:span>’.</text:p>
      <text:p text:style-name="P91"><text:soft-page-break/>Braced expressions consist of one <text:span text:style-name="T303">or two </text:span>word<text:span text:style-name="T303">s between the braces.</text:span> <text:span text:style-name="T303">The ‘principal word’ of the braced expression can be any literal word, or (more usefully) </text:span>a reference to a variable or property. The <text:span text:style-name="T303">principal </text:span>word <text:span text:style-name="T303">appears </text:span>either on its own, or with another word <text:span text:style-name="T303">before it</text:span>, which must be an <text:span text:style-name="T1">article</text:span> (<text:span text:style-name="T176">a</text:span>, <text:span text:style-name="T250">an</text:span><text:span text:style-name="T310">, </text:span><text:span text:style-name="T176">the</text:span> or <text:span text:style-name="T176">your</text:span>) or a <text:span text:style-name="T1">pronoun reference</text:span> (<text:span text:style-name="T176">nom</text:span>, <text:span text:style-name="T176">obj</text:span>, <text:span text:style-name="T176">pos</text:span>, <text:span text:style-name="T176">ind </text:span>or <text:span text:style-name="T176">ref</text:span>).</text:p>
      <text:p text:style-name="P92"><text:span text:style-name="T324">If the principal word in the expression is the</text:span><text:span text:style-name="T15"> internal</text:span><text:span text:style-name="T114"> name of a thing, or is </text:span><text:span text:style-name="T324">a reference to a variable or property whose value is </text:span><text:span text:style-name="T114">the</text:span><text:span text:style-name="T115"> </text:span><text:span text:style-name="T105">internal name of a thing, the </text:span><text:span text:style-name="T114">expression will evaluate to</text:span><text:span text:style-name="T105"> the </text:span><text:span text:style-name="T11">display name</text:span><text:span text:style-name="T105"> of the thing. </text:span><text:span text:style-name="T109">(This only happens with variables referenced from within braced expressions </text:span><text:span text:style-name="T114">in strings</text:span><text:span text:style-name="T109">; it does not happen to variable references in other contexts.)</text:span><text:span text:style-name="T105"> So, if you have a thing like</text:span></text:p>
      <text:p text:style-name="P177">thing boss_2</text:p>
      <text:p text:style-name="P177">name Droxar the Mighty</text:p>
      <text:p text:style-name="Text_20_body">and a variable <text:span text:style-name="T176">npc</text:span> <text:span text:style-name="T304">whose value is</text:span> <text:span text:style-name="T176">boss_2</text:span>, then <text:span text:style-name="T304">the instruction</text:span></text:p>
      <text:p text:style-name="Code_20_block">say { $npc } leaps out of the shadows!</text:p>
      <text:p text:style-name="P93">will refer to Droxar the Mighty by that name.</text:p>
      <text:p text:style-name="P94"><text:span text:style-name="T105">I</text:span><text:span text:style-name="T79">f the braced expression </text:span><text:span text:style-name="T114">is prefixed by </text:span><text:span text:style-name="T79">an article </text:span><text:span text:style-name="T114">(</text:span><text:span text:style-name="T208">the</text:span><text:span text:style-name="T114">, </text:span><text:span text:style-name="T208">a</text:span><text:span text:style-name="T114">, </text:span><text:span text:style-name="T208">an</text:span><text:span text:style-name="T114"> or </text:span><text:span text:style-name="T208">your</text:span><text:span text:style-name="T114">, appearing inside the braces </text:span><text:span text:style-name="T15">before</text:span><text:span text:style-name="T114"> the principal word and separated from it by a space)</text:span><text:span text:style-name="T79">, the </text:span><text:span text:style-name="T106">principal word</text:span><text:span text:style-name="T79"> </text:span><text:span text:style-name="T106">will be prefixed with the appropriate version of that article: if the principal world is </text:span><text:span text:style-name="T119">(or is a reference to)</text:span><text:span text:style-name="T106"> a thing with </text:span><text:span text:style-name="T119">a</text:span><text:span text:style-name="T106"> </text:span><text:span text:style-name="T205">def</text:span><text:span text:style-name="T106"> or </text:span><text:span text:style-name="T205">indef</text:span><text:span text:style-name="T106"> </text:span><text:span text:style-name="T119">property</text:span><text:span text:style-name="T106">, </text:span><text:span text:style-name="T119">that</text:span><text:span text:style-name="T106"> value will be used </text:span><text:span text:style-name="T119">if</text:span><text:span text:style-name="T106"> appropriate; otherwise ‘a’ will be changed to ‘an’ if the display name begins with a vowel </text:span><text:span text:style-name="T110">(or ‘an’ to ‘a’ if it doesn’t – ‘an’ behaves exactly the same as ‘a’ but can be </text:span><text:span text:style-name="T119">used</text:span><text:span text:style-name="T110"> for capitalisation, as explained below), </text:span><text:span text:style-name="T112">or ‘some’ for </text:span><text:span text:style-name="T206">plural</text:span><text:span text:style-name="T112"> things</text:span><text:span text:style-name="T106">; ‘your’ will be changed to ‘my’ if the game is in first person; and the article will be omitted entirely if the princip</text:span><text:span text:style-name="T112">al</text:span><text:span text:style-name="T106"> word </text:span><text:span text:style-name="T116">is (or </text:span><text:span text:style-name="T106">references</text:span><text:span text:style-name="T116">)</text:span><text:span text:style-name="T106"> a thing with the </text:span><text:span text:style-name="T205">proper_name</text:span><text:span text:style-name="T106"> tag.</text:span></text:p>
      <text:p text:style-name="P95"><text:span text:style-name="T79">If the prefix is a pronoun reference, </text:span><text:span text:style-name="T111">a</text:span><text:span text:style-name="T79"> </text:span><text:span text:style-name="T111">pronoun </text:span><text:span text:style-name="T79">will be used </text:span><text:span text:style-name="T13">instead</text:span><text:span text:style-name="T111"> of the thing’s name. </text:span><text:span text:style-name="T116">The choice of pronoun</text:span><text:span text:style-name="T79"> </text:span><text:span text:style-name="T116">depends </text:span><text:span text:style-name="T79">on the thing’s gender and/or </text:span><text:soft-page-break/><text:span text:style-name="T79">plurality (i.e. whether it has any of the </text:span><text:span text:style-name="T183">male</text:span><text:span text:style-name="T79">, </text:span><text:span text:style-name="T183">female</text:span><text:span text:style-name="T79">, </text:span><text:span text:style-name="T183">nonbinary</text:span><text:span text:style-name="T79"> or </text:span><text:span text:style-name="T197">plural</text:span><text:span text:style-name="T79"> tags; </text:span><text:span text:style-name="T108">if none are present, the thing is assumed to be singular and neuter, i.e. ‘it’</text:span><text:span text:style-name="T79">). </text:span><text:span text:style-name="T107">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1">Reference</text:p>
          </table:table-cell>
          <table:table-cell table:style-name="Table7.A1" office:value-type="string">
            <text:p text:style-name="P131">Case</text:p>
          </table:table-cell>
          <table:table-cell table:style-name="Table7.A1" office:value-type="string">
            <text:p text:style-name="P132"><text:span text:style-name="T74">Pronouns</text:span> (neuter, male, female, <text:span text:style-name="T313">nb</text:span>, plural)</text:p>
          </table:table-cell>
        </table:table-row>
        <table:table-row>
          <table:table-cell table:style-name="Table7.A1" office:value-type="string">
            <text:p text:style-name="P135">nom</text:p>
          </table:table-cell>
          <table:table-cell table:style-name="Table7.A1" office:value-type="string">
            <text:p text:style-name="P133">nominative</text:p>
          </table:table-cell>
          <table:table-cell table:style-name="Table7.A1" office:value-type="string">
            <text:p text:style-name="P132">it, he, she, they, they</text:p>
          </table:table-cell>
        </table:table-row>
        <table:table-row>
          <table:table-cell table:style-name="Table7.A1" office:value-type="string">
            <text:p text:style-name="P136">obj</text:p>
          </table:table-cell>
          <table:table-cell table:style-name="Table7.A1" office:value-type="string">
            <text:p text:style-name="P134">objective</text:p>
          </table:table-cell>
          <table:table-cell table:style-name="Table7.A1" office:value-type="string">
            <text:p text:style-name="P132">it, him, her, them, them</text:p>
          </table:table-cell>
        </table:table-row>
        <table:table-row>
          <table:table-cell table:style-name="Table7.A1" office:value-type="string">
            <text:p text:style-name="P136">pos</text:p>
          </table:table-cell>
          <table:table-cell table:style-name="Table7.A1" office:value-type="string">
            <text:p text:style-name="P134">possessive</text:p>
          </table:table-cell>
          <table:table-cell table:style-name="Table7.A1" office:value-type="string">
            <text:p text:style-name="P132">its, his, her, their, their</text:p>
          </table:table-cell>
        </table:table-row>
        <table:table-row>
          <table:table-cell table:style-name="Table7.A1" office:value-type="string">
            <text:p text:style-name="P136">ind</text:p>
          </table:table-cell>
          <table:table-cell table:style-name="Table7.A1" office:value-type="string">
            <text:p text:style-name="P134">independent possessive</text:p>
          </table:table-cell>
          <table:table-cell table:style-name="Table7.A1" office:value-type="string">
            <text:p text:style-name="P132">its, his, hers, theirs, theirs</text:p>
          </table:table-cell>
        </table:table-row>
        <table:table-row>
          <table:table-cell table:style-name="Table7.A1" office:value-type="string">
            <text:p text:style-name="P137">ref</text:p>
          </table:table-cell>
          <table:table-cell table:style-name="Table7.A1" office:value-type="string">
            <text:p text:style-name="P132">reflexive</text:p>
          </table:table-cell>
          <table:table-cell table:style-name="Table7.A1" office:value-type="string">
            <text:p text:style-name="P132">itself, himself, herself, themself<text:note text:id="ftn2" text:note-class="footnote"><text:note-citation text:label="*"/><text:note-body><text:p text:style-name="Footnote"><text:span text:style-name="T323">I ran a thoroughly non-rigorous</text:span> <text:span text:style-name="T323">twitter straw poll asking nonbinary folk what they preferred for this; most chose ‘themself’, but ‘themselves’ was a significant minority. To give a nonbinary character ‘themselves’, you can use </text:span><text:span text:style-name="T255">plural</text:span><text:span text:style-name="T323"> (maybe temporarily), or give everyone a custom </text:span><text:span text:style-name="T255">ref_pronoun</text:span><text:span text:style-name="T323"> property and reference that, or otherwise hack around the issue.</text:span></text:p></text:note-body></text:note>, themselves</text:p>
          </table:table-cell>
        </table:table-row>
      </table:table>
      <text:p text:style-name="P139">So, <text:span text:style-name="T313">the</text:span> command</text:p>
      <text:p text:style-name="Code_20_block"><text:span text:style-name="T313">hide $victim:</text:span> You sneak up on {the $victim} and push {obj $victim} <text:span text:style-name="T316">into the volcano</text:span>.</text:p>
      <text:p text:style-name="Text_20_body"><text:span text:style-name="T313">will remove the thing referred to by the value of </text:span><text:span text:style-name="T251">victim</text:span><text:span text:style-name="T313"> from the game, and then might </text:span>output</text:p>
      <text:p text:style-name="Code_20_block">You sneak up on the policeman and push him <text:span text:style-name="T316">into the volcano</text:span>.</text:p>
      <text:p text:style-name="P143">or</text:p>
      <text:p text:style-name="Code_20_block">You sneak up on Geraldin<text:span text:style-name="T314">e</text:span> and push her <text:span text:style-name="T316">into the volcano</text:span>.</text:p>
      <text:p text:style-name="P96"><text:span text:style-name="T313">or even (using a </text:span><text:span text:style-name="T251">def</text:span><text:span text:style-name="T313"> property)</text:span></text:p>
      <text:p text:style-name="Code_20_block">You sneak up on <text:span text:style-name="T313">all your friends </text:span>and push <text:span text:style-name="T310">them</text:span> <text:span text:style-name="T316">into the volcano</text:span>.</text:p>
      <text:p text:style-name="P96">depending on the value of the variable <text:span text:style-name="T176">victim</text:span> and the tags of the thing that <text:span text:style-name="T311">its</text:span> value points to.</text:p>
      <text:p text:style-name="P97"><text:soft-page-break/>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6">say</text:span> or by being displayed on a button or the status line). If you want to keep the string as it is now, use the <text:span text:style-name="T176">freeze</text:span> command:</text:p>
      <text:p text:style-name="P178">verb eat</text:p>
      <text:p text:style-name="P178">write foo The last meal you ate was a lovely {$this}.</text:p>
      <text:p text:style-name="P178">freeze foo</text:p>
      <text:p text:style-name="P178">hide $this</text:p>
      <text:p text:style-name="Text_20_body">(not<text:span text:style-name="T321">e that </text:span><text:span text:style-name="T252">freeze</text:span><text:span text:style-name="T321">’s first argument is a variable, so it’s </text:span><text:span text:style-name="T252">freeze foo</text:span><text:span text:style-name="T321">, not</text:span> <text:span text:style-name="T176">$foo</text:span>!) will <text:span text:style-name="T321">evaluate the braced expression in foo </text:span><text:span text:style-name="T14">now</text:span><text:span text:style-name="T113"> and rewrite that into the same variable, so </text:span><text:span text:style-name="T207">foo</text:span><text:span text:style-name="T113"> will always display the same from now on, regardless of how often the value of </text:span><text:span text:style-name="T207">this</text:span><text:span text:style-name="T113"> changes.</text:span></text:p>
      <text:h text:style-name="P265" text:outline-level="2"><text:bookmark-start text:name="__RefHeading___Toc11490_432422052"/>Capitalisation in <text:span text:style-name="T361">references</text:span><text:bookmark-end text:name="__RefHeading___Toc11490_432422052"/></text:h>
      <text:p text:style-name="P98"><text:span text:style-name="T306">If a variable or property has a lowercase name, such as </text:span><text:span text:style-name="T245">foo</text:span><text:span text:style-name="T305">, it is possible to refer to that variable with a different capitalisation – </text:span><text:span text:style-name="T245">$Foo</text:span> <text:span text:style-name="T307">or </text:span><text:span text:style-name="T247">$FOO</text:span> – <text:span text:style-name="T307">to get the </text:span><text:span text:style-name="T12">contents</text:span><text:span text:style-name="T307"> of that variable in Capitalised or UPPERCASE form (unless another variable with the capitalised version of the name exists.) If you do this with a property, you should capitalise the property name, not the thing or room before it, e.g. </text:span><text:span text:style-name="T247">banana.Ripeness</text:span><text:span text:style-name="T307"> or </text:span><text:span text:style-name="T248">$fruit</text:span><text:span text:style-name="T247">.COLOUR</text:span><text:span text:style-name="T307">. If the reference happens inside a braced expression, and the contents of the variable or property are the internal name of a thing (and that thing’s internal name is lowercase), </text:span><text:span text:style-name="T111">the result will be a capitalised or uppercase version of the display name.</text:span></text:p>
      <text:p text:style-name="P98"><text:span text:style-name="T307">This can also be applied to articles and pronoun references in braced expressions. If an article is UPPERCASED, it will uppercase the name of the thing with it (regardless of the capitalisation of the variable reference). So if the variable </text:span><text:span text:style-name="T247">fruit</text:span><text:span text:style-name="T307"> contains </text:span><text:span text:style-name="T191">apple</text:span><text:span text:style-name="T307">, and the property </text:span><text:span text:style-name="T191">colour</text:span><text:span text:style-name="T307"> of the apple is </text:span><text:span text:style-name="T191">red</text:span><text:span text:style-name="T307">:</text:span></text:p>
      <text:p text:style-name="Code_20_block">say {The $fruit} is {$fruit.COLOUR}.</text:p>
      <text:p text:style-name="P99"><text:soft-page-break/>will print</text:p>
      <text:p text:style-name="Code_20_block">The apple is RED.</text:p>
      <text:p text:style-name="P99">and</text:p>
      <text:p text:style-name="Code_20_block">say {THE $fruit<text:span text:style-name="T308">}</text:span> is {$fruit.Colour}.</text:p>
      <text:p text:style-name="P99"><text:span text:style-name="T309">(or the same line with </text:span><text:span text:style-name="T249">$Fruit</text:span><text:span text:style-name="T309"> or </text:span><text:span text:style-name="T249">$FRUIT</text:span><text:span text:style-name="T309">) </text:span>will print</text:p>
      <text:p text:style-name="Code_20_block">THE APPLE is Red.</text:p>
      <text:p text:style-name="P100">If you want to use uppercase with an indefinite article, ‘<text:span text:style-name="T176">A</text:span>’ is not long enough to be unambiguous (Gruescript will guess that you mean to capitalise the article only), so use ‘<text:span text:style-name="T176">AN</text:span>’ – it will obey the same rules as ‘<text:span text:style-name="T176">a</text:span>’ with respect to vowels, proper names, <text:span text:style-name="T316">plurals</text:span> and <text:span text:style-name="T176">indef</text:span>, so</text:p>
      <text:p text:style-name="Code_20_block">assign fruit banana</text:p>
      <text:p text:style-name="Code_20_block">say IT LOOKS LIKE {AN $<text:span text:style-name="T314">Fruit</text:span>}!</text:p>
      <text:p text:style-name="P100">will print</text:p>
      <text:p text:style-name="Code_20_block">IT LOOKS LIKE A BANANA!</text:p>
      <text:h text:style-name="P261" text:outline-level="2"><text:bookmark-start text:name="__RefHeading___Toc5602_3107307686"/>Iterators<text:bookmark-end text:name="__RefHeading___Toc5602_3107307686"/></text:h>
      <text:p text:style-name="P101">Iterators<text:span text:style-name="T32"> </text:span><text:span text:style-name="T58">are commands that </text:span><text:span text:style-name="T32">change the ‘flow’ of a block of instructions. When Gruescript finds an iterator, it will consider the rest of the instructions in the current block (that is, the </text:span><text:span text:style-name="T183">game</text:span><text:span text:style-name="T63">, </text:span><text:span text:style-name="T239">v</text:span><text:span text:style-name="T233">erb</text:span><text:span text:style-name="T32">, </text:span><text:span text:style-name="T233">setverb</text:span><text:span text:style-name="T32">, </text:span><text:span text:style-name="T233">proc</text:span><text:span text:style-name="T32"> or </text:span><text:span text:style-name="T233">rule</text:span><text:span text:style-name="T32"> </text:span><text:span text:style-name="T24">block</text:span><text:span text:style-name="T32"> that is currently being executed) to belong to this assertion. It will then ‘iterate’ those instructions, running </text:span><text:span text:style-name="T63">through </text:span><text:span text:style-name="T32">them one or more times. The </text:span><text:span text:style-name="T63">iterated </text:span><text:span text:style-name="T32">instructions can be commands, assertions or even more iterators (in which case that iterator will, in turn, cause the code after it to be iterate</text:span><text:span text:style-name="T67">d</text:span><text:span text:style-name="T32"> once or more, </text:span><text:span text:style-name="T132">every time </text:span><text:span text:style-name="T24">that</text:span><text:span text:style-name="T132"> iterator is called by the previous iterator, and so on.)</text:span></text:p>
      <text:p text:style-name="P101"><text:span text:style-name="T132">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text:span><text:soft-page-break/><text:span text:style-name="T132">as they are considered to succeed or fail themselves </text:span><text:span text:style-name="T146">after they are done iterating</text:span><text:span text:style-name="T132">. Note that a </text:span><text:span text:style-name="T146">particular</text:span><text:span text:style-name="T132"> </text:span><text:span text:style-name="T24">iteration</text:span><text:span text:style-name="T132"> failing does not necessarily mean the </text:span><text:span text:style-name="T24">iterator</text:span><text:span text:style-name="T132"> running it will fail.</text:span></text:p>
      <text:p text:style-name="P101"><text:span text:style-name="T132">Gruescript has three iterators. An iterator is always </text:span><text:span text:style-name="T154">followed by</text:span><text:span text:style-name="T132"> a </text:span><text:span text:style-name="T154">lister, which creates its</text:span><text:span text:style-name="T132"> </text:span><text:span text:style-name="T24">iteration list</text:span><text:span text:style-name="T132"> of things, rooms or values. </text:span><text:span text:style-name="T154">The listers are the same as the ones used by pick and count commands, with the same arguments.</text:span><text:span text:style-name="T132"> The iterators are:</text:span></text:p>
      <table:table table:name="Table8" table:style-name="Table8">
        <table:table-column table:style-name="Table8.A"/>
        <table:table-column table:style-name="Table8.B"/>
        <table:table-row table:style-name="Table8.1">
          <table:table-cell table:style-name="Table8.A1" office:value-type="string">
            <text:p text:style-name="P216">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208">sequence</text:p>
          </table:table-cell>
          <table:table-cell table:style-name="Table8.A1" office:value-type="string">
            <text:p text:style-name="P79">The iterator will iterate for each item on the iteration list in turn, <text:span text:style-name="T1">until an iteration fails.</text:span><text:span text:style-name="T79">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08">select</text:p>
          </table:table-cell>
          <table:table-cell table:style-name="Table8.A1" office:value-type="string">
            <text:p text:style-name="P79">The iterator will iterate for each item on the iteration list in turn, <text:span text:style-name="T1">until an iteration succeeds. </text:span><text:span text:style-name="T79">If all the iterations fail, the iterator itself fails. If any one iteration succeeds, the iterator stops and succeeds itself.</text:span></text:p>
          </table:table-cell>
        </table:table-row>
      </table:table>
      <text:p text:style-name="P102"><text:span text:style-name="T327">During each iteration, the special variable </text:span><text:span text:style-name="T262">this</text:span><text:span text:style-name="T327"> will contain the current item in the iteration list. (If </text:span><text:span text:style-name="T262">this</text:span><text:span text:style-name="T327"> already had a value, it will be reset to its previous value when the iterator completes, making it safe to ‘nest’ iterators or to call procedures that contain their own iterators.)</text:span></text:p>
      <text:p text:style-name="P102">For example, the following iterator <text:span text:style-name="T328">looks through all the things in the room </text:span><text:span text:style-name="T256">meadow</text:span><text:span text:style-name="T328">, and</text:span> <text:span text:style-name="T327">causes a hungry to eat all of them, without condition:</text:span></text:p>
      <text:p text:style-name="P179"><text:span text:style-name="T328">all</text:span> in <text:span text:style-name="T328">meadow</text:span></text:p>
      <text:p text:style-name="P180">say The hungry goat eats {the $this}!</text:p>
      <text:p text:style-name="P180"><text:soft-page-break/>hide $this</text:p>
      <text:p text:style-name="P102"><text:span text:style-name="T328">If we wanted to change the goat’s behaviour so that it is a little more discerning, and only eats things with the tag </text:span><text:span text:style-name="T256">edible</text:span><text:span text:style-name="T328">, we can simply add a condition to the block:</text:span></text:p>
      <text:p text:style-name="P179"><text:span text:style-name="T328">all </text:span>in <text:span text:style-name="T328">meadow</text:span></text:p>
      <text:p text:style-name="P179">has <text:span text:style-name="T328">$this edible </text:span><text:span text:style-name="T17"># if this assertion fails, proceed to next iteration. Otherwise...</text:span></text:p>
      <text:p text:style-name="P180">say The hungry goat eats {the $this}<text:span text:style-name="T79">!</text:span></text:p>
      <text:p text:style-name="P103">Or, if we want it to eat a maximum of one thing, we could use <text:span text:style-name="T257">select</text:span>:</text:p>
      <text:p text:style-name="P179"><text:span text:style-name="T329">select </text:span>in <text:span text:style-name="T328">meadow</text:span></text:p>
      <text:p text:style-name="P181">has $this edible <text:span text:style-name="T1"># otherwise fail this iteration</text:span></text:p>
      <text:p text:style-name="P181">say The hungry goat eats <text:span text:style-name="T329">{</text:span>the $this<text:span text:style-name="T329">}</text:span>!</text:p>
      <text:p text:style-name="P153"># the iteration succeeds, so the sequence <text:span text:style-name="T329">stops and succeeds</text:span></text:p>
      <text:p text:style-name="P104">On the other hand, if we want the goat to eat everything available for as long as it can, until it attempts to eat something that is <text:span text:style-name="T1">not</text:span><text:span text:style-name="T79"> edible, we could use a </text:span><text:span text:style-name="T197">sequence</text:span><text:span text:style-name="T79">:</text:span></text:p>
      <text:p text:style-name="P182">sequence in meadow</text:p>
      <text:p text:style-name="P182">say The hungry goat eats {the $this}!</text:p>
      <text:p text:style-name="P182">has $this edible: Oh dear, it looks ill. <text:span text:style-name="T1"># if this assertion fails, so does the sequence.</text:span></text:p>
      <text:p text:style-name="P154"># Otherwise, the sequence is still going!</text:p>
      <text:p text:style-name="P182"><text:span text:style-name="T362">say </text:span>It licks its lips and looks for more food.</text:p>
      <text:p text:style-name="P104">As a<text:span text:style-name="T330">n iterator itself an assertion, the block it belongs to will fail if the iterator does. It can be prefixed with ‘</text:span><text:span text:style-name="T258">!</text:span><text:span text:style-name="T330">’ to make it the opposite assertion (this does not affect how the iteration itself or the instructions below it behave), and it can be postfixed with ‘</text:span><text:span text:style-name="T258">:</text:span><text:span text:style-name="T330">’ followed by a string that will be printed if the assertion fails. This will appear on its own line, after any output from the iterated instructions.</text:span></text:p>
      <text:h text:style-name="P250" text:outline-level="1"><text:bookmark-start text:name="__RefHeading___Toc1737_218309767"/>Verbs<text:bookmark-end text:name="__RefHeading___Toc1737_218309767"/></text:h>
      <text:p text:style-name="P105"><text:span text:style-name="T74">Verbs</text:span> are the basic unit of interaction in Gruescript games. The player can always see, in the ‘room’ window, the directions and verbs available to them.</text:p>
      <text:p text:style-name="P106"><text:span text:style-name="T32">Verbs can be defined in two ways: specific to an object (‘specific verbs’) or without an object (‘general verbs’). </text:span><text:span text:style-name="T50">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7"><text:span text:style-name="T32">In addition to any user-defined verbs, </text:span><text:span text:style-name="T51">there are six native verbs, which always succeed: </text:span><text:span text:style-name="T183">take</text:span><text:span text:style-name="T51">, </text:span><text:span text:style-name="T183">drop</text:span><text:span text:style-name="T51">, </text:span><text:span text:style-name="T183">examine</text:span><text:span text:style-name="T51">, </text:span><text:span text:style-name="T183">wear</text:span><text:span text:style-name="T51">, </text:span><text:span text:style-name="T183">remove</text:span><text:span text:style-name="T51">, and </text:span><text:span text:style-name="T183">wait</text:span><text:span text:style-name="T51">.</text:span></text:p>
      <text:p text:style-name="P9">Here’s an example of a thing, and a specific verb that works with it:</text:p>
      <text:p text:style-name="P183">thing guitar</text:p>
      <text:p text:style-name="P183">has portable</text:p>
      <text:p text:style-name="P183">cverb<text:span text:style-name="T276">s</text:span> play</text:p>
      <text:p text:style-name="P183"/>
      <text:p text:style-name="P183">verb play guitar</text:p>
      <text:p text:style-name="P183">say It goes TWANG!</text:p>
      <text:p text:style-name="P108">As <text:span text:style-name="T185">play</text:span> is listed in the guitar’s <text:span text:style-name="T185">cverbs</text:span>, the player will see a ‘play’ button listed next to the guitar whenever it is carried. In this case, the effect of playing the guitar is simple: <text:span text:style-name="T277">it prints a message.</text:span></text:p>
      <text:p text:style-name="P109">Suppose we wanted to define ‘play’ in a more general way.</text:p>
      <text:p text:style-name="P184">thing guitar</text:p>
      <text:p text:style-name="P184">has portable instrument</text:p>
      <text:p text:style-name="P184">cverbs play</text:p>
      <text:p text:style-name="P184"/>
      <text:p text:style-name="P184">thing piano</text:p>
      <text:p text:style-name="P184">has instrument</text:p>
      <text:p text:style-name="P184">verbs play</text:p>
      <text:p text:style-name="P184"/>
      <text:p text:style-name="P184"><text:soft-page-break/></text:p>
      <text:p text:style-name="P184">verb play</text:p>
      <text:p text:style-name="P184">say You extract a strange sound from {the <text:span text:style-name="T311">$</text:span>this}!</text:p>
      <text:p text:style-name="Text_20_body">Now the guitar and the piano both have the verb <text:span text:style-name="T176">play</text:span> (in the guitar’s case, only when it is carried) <text:span text:style-name="T277">but, because there is no specific verb for either </text:span><text:span text:style-name="T226">play guitar</text:span><text:span text:style-name="T277"> or </text:span><text:span text:style-name="T226">play piano</text:span><text:span text:style-name="T277">, The general verb </text:span><text:span text:style-name="T226">play</text:span> <text:span text:style-name="T277">is used.</text:span></text:p>
      <text:p text:style-name="P110"><text:span text:style-name="T277">While a verb’s instructions are being executed, the special variable </text:span><text:span text:style-name="T226">this</text:span><text:span text:style-name="T277"> always contains the object of the verb – that is, the noun that the player has clicked a button next to. So the </text:span><text:span text:style-name="T186">say</text:span><text:span text:style-name="T277"> instruction in the general </text:span><text:span text:style-name="T226">verb </text:span><text:span text:style-name="T186">play</text:span><text:span text:style-name="T277"> block will refer to either the guitar or the piano, whichever is being played.</text:span></text:p>
      <text:p text:style-name="P111">If Gruescript finds multiple verb blocks that match the player’s command, it will run through them all <text:span text:style-name="T364">(specific first, then general)</text:span> until one succeeds, <text:span text:style-name="T311">then stop.</text:span></text:p>
      <text:p text:style-name="P112"><text:span text:style-name="T364">This means</text:span> we <text:span text:style-name="T363">can</text:span> do something like this <text:span text:style-name="T278">(</text:span>using more variables<text:span text:style-name="T278">)</text:span>:</text:p>
      <text:p text:style-name="P185"><text:span text:style-name="T290">verb </text:span>play piano</text:p>
      <text:p text:style-name="P185">set noise plink plonk</text:p>
      <text:p text:style-name="P185">continue</text:p>
      <text:p text:style-name="P185"/>
      <text:p text:style-name="P185"><text:span text:style-name="T290">verb </text:span>play guitar</text:p>
      <text:p text:style-name="P185">set noise <text:span text:style-name="T290">kraang</text:span></text:p>
      <text:p text:style-name="P186">continue</text:p>
      <text:p text:style-name="P186"/>
      <text:p text:style-name="P186">verb play</text:p>
      <text:p text:style-name="P186">say It makes a noise like “{noise}”!</text:p>
      <text:h text:style-name="P266" text:outline-level="2"><text:bookmark-start text:name="__RefHeading___Toc5604_3107307686"/>Verbs with directions<text:bookmark-end text:name="__RefHeading___Toc5604_3107307686"/></text:h>
      <text:p text:style-name="P113"><text:span text:style-name="T317">Verbs can be used to interfere with player movement, such as to make an exit from a room impossible until a certain condition is met. For this purpose, the verb is considered to be </text:span><text:span text:style-name="T254">go</text:span>. <text:span text:style-name="T322">There is no object (so the verb block must be general), but the direction of travel is available in the special variable </text:span><text:span text:style-name="T253">direction</text:span><text:span text:style-name="T322">. As with any verb blocks, if a block succeeds, the </text:span><text:soft-page-break/><text:span text:style-name="T322">execution of the verb stops. So, to block an exit, you need to create a verb block that succeeds:</text:span></text:p>
      <text:p text:style-name="P187">verb go</text:p>
      <text:p text:style-name="P187"><text:span text:style-name="T322">direction </text:span>north</text:p>
      <text:p text:style-name="Code_20_block">at parlour</text:p>
      <text:p text:style-name="Code_20_block">here gorilla</text:p>
      <text:p text:style-name="Code_20_block">The gorilla stands in the way of the door.</text:p>
      <text:p text:style-name="P114">If you want to allow the travel, use <text:span text:style-name="T176">continue</text:span> to make the block fail:</text:p>
      <text:p text:style-name="Code_20_block">verb go <text:span text:style-name="T318">west</text:span></text:p>
      <text:p text:style-name="Code_20_block">at <text:span text:style-name="T318">ocean_beach</text:span></text:p>
      <text:p text:style-name="Code_20_block">say You <text:span text:style-name="T318">dive into the sea and swim west...</text:span></text:p>
      <text:p text:style-name="P188">assign swimming 1</text:p>
      <text:p text:style-name="Code_20_block">continue</text:p>
      <text:p text:style-name="P114">Or you can mess with the action entirely:</text:p>
      <text:p text:style-name="Code_20_block">verb go</text:p>
      <text:p text:style-name="Code_20_block">eq <text:span text:style-name="T318">$lost</text:span> 1</text:p>
      <text:p text:style-name="P188">taghere outside</text:p>
      <text:p text:style-name="P188">say You wander around the city at random...</text:p>
      <text:p text:style-name="P188">random <text:span text:style-name="T319">lostwalk</text:span> 3</text:p>
      <text:p text:style-name="P188">continue</text:p>
      <text:p text:style-name="P188"/>
      <text:p text:style-name="P188">verb go</text:p>
      <text:p text:style-name="P188">eq $<text:span text:style-name="T339">lost</text:span> 1</text:p>
      <text:p text:style-name="P188">eq $<text:span text:style-name="T319">lostwalk</text:span> 1</text:p>
      <text:p text:style-name="P188">goto <text:span text:style-name="T319">park</text:span></text:p>
      <text:p text:style-name="P188"/>
      <text:p text:style-name="P188">verb go</text:p>
      <text:p text:style-name="P188">eq $<text:span text:style-name="T339">lost</text:span> 1</text:p>
      <text:p text:style-name="P188">eq $<text:span text:style-name="T319">lostwalk</text:span> 2</text:p>
      <text:p text:style-name="P188">goto <text:span text:style-name="T319">graveyard</text:span></text:p>
      <text:p text:style-name="P188"/>
      <text:p text:style-name="P188">verb go</text:p>
      <text:p text:style-name="P188">eq $<text:span text:style-name="T339">lost</text:span> 1</text:p>
      <text:p text:style-name="P188">eq $<text:span text:style-name="T319">lostwalk</text:span> 3</text:p>
      <text:p text:style-name="P188">goto <text:span text:style-name="T319">abandoned_building</text:span></text:p>
      <text:h text:style-name="Heading_20_2" text:outline-level="2"><text:bookmark-start text:name="__RefHeading___Toc1739_218309767"/><text:soft-page-break/>S<text:span text:style-name="T267">etverbs</text:span><text:bookmark-end text:name="__RefHeading___Toc1739_218309767"/></text:h>
      <text:p text:style-name="P34"><text:span text:style-name="T74">Setverbs</text:span> are crucial to Gruescript’s keyboardless interface – they tell Gruescript when to activate or de-activate particular verbs for particular things. They look very similar to verbs – in fact, apart from beginning with <text:span text:style-name="T176">setverb</text:span> instead of <text:span text:style-name="T176">verb</text:span>, their syntax is identical. However, <text:span text:style-name="T74">setverbs should not contain commands,</text:span><text:span text:style-name="T32"> only assertions, </text:span><text:span text:style-name="T55">and they should not emit messages</text:span><text:span text:style-name="T32">. Using a command in a setverb, </text:span><text:span text:style-name="T55">or printing a message after a failed assertion using ‘</text:span><text:span text:style-name="T235">:</text:span><text:span text:style-name="T55">’,</text:span><text:span text:style-name="T32"> is not </text:span><text:span text:style-name="T54">actually</text:span><text:span text:style-name="T32"> an error, but it can have highly odd results, since it is not easy to predict when </text:span><text:span text:style-name="T64">these instructions will be run</text:span><text:span text:style-name="T32">. </text:span><text:span text:style-name="T56">Gruescript will check setverbs</text:span><text:span text:style-name="T55"> at least once every turn, and also every time the player changes the inventory item they are ‘holding’ – </text:span><text:span text:style-name="T56">but on most of these occasions, not all setverb </text:span><text:span text:style-name="T30">blocks</text:span><text:span text:style-name="T143"> will actually be run. This is because once </text:span><text:span text:style-name="T30">any</text:span><text:span text:style-name="T143"> </text:span><text:span text:style-name="T150">successful </text:span><text:span text:style-name="T143">setverb </text:span><text:span text:style-name="T150">block </text:span><text:span text:style-name="T143">has </text:span><text:span text:style-name="T150">determined</text:span><text:span text:style-name="T143"> that a certain verb is to be active for a certain thing, no other setverbs will be checked </text:span><text:span text:style-name="T30">for that thing-verb pair</text:span><text:span text:style-name="T143">.</text:span></text:p>
      <text:p text:style-name="P115"><text:span text:style-name="T32">Like verbs, setverb blocks can be specific or general, depending on whether they </text:span><text:span text:style-name="T64">specify</text:span><text:span text:style-name="T32"> a thing in the first line. In a general setverb (with no thing), you can use the contextual variable </text:span><text:span text:style-name="T233">this</text:span><text:span text:style-name="T32"> to refer to whatever thing is currently being considered. So</text:span></text:p>
      <text:p text:style-name="Code_20_block">setverb cook</text:p>
      <text:p text:style-name="Code_20_block">has<text:span text:style-name="T315">all</text:span> $this <text:span text:style-name="T315">food </text:span>raw</text:p>
      <text:p text:style-name="Code_20_block">here oven</text:p>
      <text:p text:style-name="P115"><text:span text:style-name="T32">means that </text:span><text:span text:style-name="T24">any</text:span><text:span text:style-name="T132"> thing with both the </text:span><text:span text:style-name="T217">food</text:span><text:span text:style-name="T132"> and </text:span><text:span text:style-name="T217">raw</text:span><text:span text:style-name="T132"> tags will have the verb </text:span><text:span text:style-name="T217">cook</text:span><text:span text:style-name="T132"> active if the </text:span><text:span text:style-name="T217">oven</text:span><text:span text:style-name="T132"> is in the </text:span><text:span text:style-name="T150">player’s current </text:span><text:span text:style-name="T132">room. (Since verbs are only ever visible for items that are in the player’s room, or being held, we do not need to check whether </text:span><text:span text:style-name="T217">$this</text:span><text:span text:style-name="T132"> is </text:span><text:span text:style-name="T150">actually present</text:span><text:span text:style-name="T132">.)</text:span></text:p>
      <text:p text:style-name="P40">Specific setverbs come with a noun:</text:p>
      <text:p text:style-name="P189">setverb cook tomato</text:p>
      <text:p text:style-name="P145">here special_tomato_oven</text:p>
      <text:p text:style-name="Text_20_body">will catch <text:span text:style-name="T355">any attempt to cook the tomato </text:span>before the general ‘cook’ setverb is checked.</text:p>
      <text:p text:style-name="P116"><text:soft-page-break/>Instead of <text:span text:style-name="T356">a noun, a setverb may have the keyword </text:span><text:span text:style-name="T264">intransitive</text:span><text:span text:style-name="T356">. This means that (if the setverb is successful) the verb will be active, but not attached to any noun: it will show in the ‘Actions’ line in the room descriptions window, along with the permanent verbs of the current room:</text:span></text:p>
      <text:p text:style-name="P190"><text:span text:style-name="T365">setverb</text:span> fly intransitive</text:p>
      <text:p text:style-name="P190">has cape worn</text:p>
      <text:p text:style-name="P117">will make the ‘fly’ verb available anywhere.</text:p>
      <text:p text:style-name="P118"><text:span text:style-name="T132">Blocks of similar setverbs, like verbs, run until one of them succeeds – that is, if any setverb succeeds </text:span><text:span text:style-name="T24">for a given verb and a given thing</text:span><text:span text:style-name="T132"> (regardless of whether it is a specific or general setverb), no further setverbs will consider that verb and thing together. So if our Gruescript contains the setverb example above, it will </text:span><text:span text:style-name="T24">never</text:span><text:span text:style-name="T132"> be possible to deactivate the </text:span><text:span text:style-name="T217">cook</text:span><text:span text:style-name="T132"> verb for any thing with the </text:span><text:span text:style-name="T217">food</text:span><text:span text:style-name="T132"> and </text:span><text:span text:style-name="T217">raw</text:span><text:span text:style-name="T132"> tags if the </text:span><text:span text:style-name="T217">oven</text:span><text:span text:style-name="T132"> is present. Any exceptions must be accounted for in that </text:span><text:span text:style-name="T144">same</text:span><text:span text:style-name="T132"> setverb block, or dealt with another way. </text:span><text:span text:style-name="T150">It can be helpful to use</text:span><text:span text:style-name="T132"> rules (see the next chapter) to </text:span><text:span text:style-name="T144">change</text:span><text:span text:style-name="T132"> a variable, and </text:span><text:span text:style-name="T150">write </text:span><text:span text:style-name="T132">a single setverb </text:span><text:span text:style-name="T144">block</text:span><text:span text:style-name="T132"> that depends on the value of that variable.</text:span></text:p>
      <text:p text:style-name="P119"><text:span text:style-name="T132">To keep a verb active for a thing, </text:span><text:span text:style-name="T148">the relevant </text:span><text:span text:style-name="T132">setverb</text:span><text:span text:style-name="T148">(s)</text:span><text:span text:style-name="T132"> </text:span><text:span text:style-name="T148">must</text:span><text:span text:style-name="T132"> </text:span><text:span text:style-name="T148">pass</text:span><text:span text:style-name="T132"> continually. Whenever setverbs are checked, all verbs are deactivated for all things unless a setverb turns them on. The only exceptions are the native verbs </text:span><text:span text:style-name="T24">take</text:span><text:span text:style-name="T132">, </text:span><text:span text:style-name="T24">drop</text:span><text:span text:style-name="T132">, </text:span><text:span text:style-name="T24">wear</text:span><text:span text:style-name="T132"> and </text:span><text:span text:style-name="T24">remove</text:span><text:span text:style-name="T132">, which are set depending on context, and the native verb </text:span><text:span text:style-name="T24">examine</text:span><text:span text:style-name="T132">, which is always considered active for all things (although it is performed by clicking the noun, rather than the verb) if your game has </text:span><text:span text:style-name="T217">examine on</text:span><text:span text:style-name="T132">.</text:span></text:p>
      <text:h text:style-name="P246" text:outline-level="1"><text:bookmark text:name="conversation"/>Conversation</text:h>
      <text:p text:style-name="Text_20_body">Everything in this chapter only applies if your game uses Gruescript’s conversation system – that is, if your <text:span text:style-name="T176">game</text:span> block contains the line:</text:p>
      <text:p text:style-name="Hanging_20_indent">conversation on</text:p>
      <text:p text:style-name="Text_20_body">If this line is not present, or is <text:span text:style-name="T176">conversation off</text:span>, you can ignore this chapter and are free to implement dialogue however you wish, or not at all.</text:p>
      <text:p text:style-name="Text_20_body"><text:span text:style-name="T369">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76">conversation</text:span>. It is likely (but not necessary) that you will also want to give it the <text:span text:style-name="T369">tag </text:span><text:span text:style-name="T367">alive</text:span>, and one of <text:span text:style-name="T367">male</text:span><text:span text:style-name="T369">, </text:span><text:span text:style-name="T367">female</text:span><text:span text:style-name="T369"> or </text:span><text:span text:style-name="T367">nonbinary</text:span><text:span text:style-name="T369"> </text:span>to set <text:span text:style-name="T369">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269">prop start_conversation "How may I help you?" <text:span text:style-name="T369">\</text:span></text:p>
      <text:p text:style-name="P269"><text:s/>asks Mrs Fothertonhayes-Cranstanley, looking <text:span text:style-name="T369">\</text:span></text:p>
      <text:p text:style-name="P269"><text:s/>down her nose at you.</text:p>
      <text:p text:style-name="P269">prop end_conversation <text:span text:style-name="T369">\</text:span></text:p>
      <text:p text:style-name="P269"><text:s/>Mrs Fothertonhayes-Cranstanley gives you <text:span text:style-name="T369">\</text:span></text:p>
      <text:p text:style-name="Code_20_block"><text:s/>a curt nod.</text:p>
      <text:p text:style-name="Text_20_body"><text:soft-page-break/>The special properties <text:span text:style-name="T176">start_conversation</text:span> <text:span text:style-name="T369">and </text:span><text:span text:style-name="T176">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76">person 1</text:span>.)</text:p>
      <text:p text:style-name="Text_20_body">When the player ‘talks’ to Mrs Fothertonhayes-Cranstanley, they will see something like:</text:p>
      <text:p text:style-name="Preformatted_20_Text">Talking to: Mrs Fothertonhayes-Cranstanley</text:p>
      <text:p text:style-name="Preformatted_20_Text">Ask about: \[history\] \[geography\]</text:p>
      <text:p text:style-name="Preformatted_20_Text">Tell about: \[husband\] \[burglary\]</text:p>
      <text:p text:style-name="Preformatted_20_Text">Say: \[club password\]</text:p>
      <text:p text:style-name="Preformatted_20_Text">\[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76">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76">conversation</text:span> will contain the internal name of the NPC. If you want to force the conversation to end without removing the NPC,</text:p>
      <text:p text:style-name="Code_20_block">assign conversation 0</text:p>
      <text:p text:style-name="Text_20_body">will do so.</text:p>
      <text:p text:style-name="Text_20_body">You are free to treat <text:span text:style-name="T176">talk</text:span> as an ordinary verb, including ‘overriding’ it with specific or general verb blocks (the object is the NPC), or adding it with a setverb to other things, such as simple NPCs that you don’t want to <text:soft-page-break/>make a complex conversation tree for (just leave out the <text:span text:style-name="T176">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76">display</text:span> and <text:span text:style-name="T176">prompt</text:span>, and do anything else that you can do in ordinary <text:span text:style-name="T176">verb</text:span> and <text:span text:style-name="T176">setverb</text:span> blocks.</text:p>
      <text:p text:style-name="Text_20_body">Regardless of setverbs, ‘ask’, ‘say’ and ‘tell’ will <text:span text:style-name="T1">only</text:span> be considered <text:span text:style-name="T370">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76">ask_</text:span>, <text:span text:style-name="T176">tell_</text:span> or <text:span text:style-name="T176">say_</text:span>, followed <text:span text:style-name="T370">immediately (no space)</text:span> by the <text:span text:style-name="T370">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76">wearing_hat</text:span> tag.</text:p>
      <text:p text:style-name="Text_20_body">Verb blocks can be made the same way. Any <text:span text:style-name="T176">ask_</text:span>, <text:span text:style-name="T176">tell_</text:span> or <text:span text:style-name="T176">say_</text:span> verb blocks with an NPC will be considered before any <text:span text:style-name="T176">ask</text:span>, <text:span text:style-name="T176">tell</text:span> or <text:span text:style-name="T176">say</text:span> blocks without, with execution stopping after a success as usual, so</text:p>
      <text:p text:style-name="P270"><text:soft-page-break/>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76">verb ask</text:span> blocks would be considered after either of them.</text:p>
      <text:p text:style-name="Text_20_body">General <text:span text:style-name="T176">setverb</text:span> ask or <text:span text:style-name="T176">setverb_ask_</text:span><text:span text:style-name="T230">topic</text:span> are also allowed:</text:p>
      <text:p text:style-name="Code_20_block">verb ask_fish_expert</text:p>
      <text:p text:style-name="Code_20_block">has $this fish</text:p>
      <text:p text:style-name="Text_20_body">will activate “ask fish expert about” for every thing with the <text:span text:style-name="T176">fish</text:span> tag, and</text:p>
      <text:p text:style-name="Code_20_block">verb ask</text:p>
      <text:p text:style-name="Code_20_block">has $this hot_topic</text:p>
      <text:p text:style-name="Text_20_body">will make <text:span text:style-name="T1">any</text:span> thing with the <text:span text:style-name="T176">hot_topic</text:span> tag available as an ask for <text:span text:style-name="T1">everyone</text:span> with <text:span text:style-name="T176">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46" text:outline-level="1"><text:bookmark-start text:name="__RefHeading___Toc1741_218309767"/><text:span text:style-name="T331">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20"><text:span text:style-name="T74">Procedures</text:span><text:span text:style-name="T32"> consist of a name and a group of instructions. </text:span><text:span text:style-name="T61">A simple example:</text:span></text:p>
      <text:p text:style-name="P191">proc do_cat</text:p>
      <text:p text:style-name="P191">bring cat</text:p>
      <text:p text:style-name="Code_20_block">say The cat appears and meows at you.</text:p>
      <text:p text:style-name="P121"><text:span text:style-name="T62">This can then be</text:span><text:span text:style-name="T60"> ‘called’ by </text:span><text:span text:style-name="T62">its</text:span><text:span text:style-name="T60"> name, either </text:span><text:span text:style-name="T62">with </text:span><text:span text:style-name="T60">the command</text:span></text:p>
      <text:p text:style-name="Code_20_block"><text:span text:style-name="T236">run </text:span><text:span text:style-name="T238">do_cat</text:span></text:p>
      <text:p text:style-name="P10">or the assertion</text:p>
      <text:p text:style-name="Code_20_block"><text:span text:style-name="T236">try </text:span><text:span text:style-name="T238">do_cat</text:span></text:p>
      <text:p text:style-name="P121"><text:span text:style-name="T62">This can be anywhere that instructions are allowed – a verb, setverb, rule, the </text:span><text:span text:style-name="T238">game</text:span><text:span text:style-name="T62"> block, or another procedure. A procedure can even call itselff (although if it does, you should take care to avoid infinite loops.)</text:span></text:p>
      <text:p text:style-name="P121"><text:span text:style-name="T60">The difference </text:span><text:span text:style-name="T61">between </text:span><text:span text:style-name="T236">run</text:span><text:span text:style-name="T61"> and </text:span><text:span text:style-name="T237">try</text:span><text:span text:style-name="T61"> is</text:span><text:span text:style-name="T60"> that </text:span><text:span text:style-name="T236">run</text:span><text:span text:style-name="T60"> is a command </text:span><text:span text:style-name="T61">and </text:span><text:span text:style-name="T237">try</text:span><text:span text:style-name="T60"> </text:span><text:span text:style-name="T61">is </text:span><text:span text:style-name="T60">an assertion. </text:span><text:span text:style-name="T236">r</text:span><text:span text:style-name="T237">un</text:span><text:span text:style-name="T60"> </text:span><text:span text:style-name="T61">will always</text:span><text:span text:style-name="T60"> </text:span><text:span text:style-name="T61">just run the procedure, and then the next instruction after the </text:span><text:span text:style-name="T236">r</text:span><text:span text:style-name="T237">un</text:span><text:span text:style-name="T61"> (if any) will be executed. </text:span><text:span text:style-name="T236">try</text:span><text:span text:style-name="T60"> will succeed </text:span><text:span text:style-name="T61">or </text:span><text:span text:style-name="T60">fail </text:span><text:span text:style-name="T61">depending on whether the</text:span><text:span text:style-name="T60"> procedure </text:span><text:span text:style-name="T62">succeeds or </text:span><text:span text:style-name="T61">fails</text:span><text:span text:style-name="T62">;</text:span><text:span text:style-name="T61"> </text:span><text:span text:style-name="T62">like any assertion, </text:span><text:span text:style-name="T62">if </text:span><text:span text:style-name="T236">try</text:span> fails, <text:span text:style-name="T61">the block it is </text:span><text:span text:style-name="T62">in will also </text:span><text:span text:style-name="T61">stop </text:span><text:span text:style-name="T62">running </text:span><text:span text:style-name="T61">and fail.</text:span></text:p>
      <text:p text:style-name="P75"><text:span text:style-name="T32">There can be several </text:span><text:span text:style-name="T233">proc</text:span><text:span text:style-name="T32"> blocks with the same name. In this case, when that name is called by </text:span><text:span text:style-name="T233">run</text:span><text:span text:style-name="T32"> or </text:span><text:span text:style-name="T233">try</text:span><text:span text:style-name="T32">, the </text:span><text:span text:style-name="T233">proc</text:span><text:span text:style-name="T32"> blocks will be run one after the other, in the order that they appear in your Gruescript source, until one of them fails. (Even when called from </text:span><text:span text:style-name="T233">run</text:span><text:span text:style-name="T32">, a procedure block can fail and stop this execution; the only difference is that </text:span><text:span text:style-name="T233">run</text:span><text:span text:style-name="T32"> </text:span><text:span text:style-name="T24">itself</text:span><text:span text:style-name="T32"> is not an assertion and cannot fail.) </text:span><text:span text:style-name="T233">try</text:span><text:span text:style-name="T32"> will succeed if </text:span><text:span text:style-name="T24">all</text:span><text:span text:style-name="T32"> the procedure blocks of the specified name succeed, or fail as soon as </text:span><text:span text:style-name="T24">any one</text:span><text:span text:style-name="T132"> of those blocks fails.</text:span></text:p>
      <text:p text:style-name="P122"><text:soft-page-break/><text:span text:style-name="T132">A note for programmers: Gruescript has no concept of ‘scope’, except for the contextual variable </text:span><text:span text:style-name="T217">this</text:span><text:span text:style-name="T132"> in iterators. Assigning or changing a variable in one procedure block will change it for everything else as well.</text:span></text:p>
      <text:h text:style-name="Heading_20_2" text:outline-level="2"><text:bookmark-start text:name="__RefHeading___Toc5608_3107307686"/><text:span text:style-name="T60">R</text:span><text:span text:style-name="T32">ules</text:span><text:bookmark-end text:name="__RefHeading___Toc5608_3107307686"/></text:h>
      <text:p text:style-name="P123"><text:span text:style-name="T74">Rules</text:span><text:span text:style-name="T32"> are procedures that are run every turn, </text:span><text:span text:style-name="T61">beginning </text:span><text:span text:style-name="T62">at the end of </text:span><text:span text:style-name="T147">the player’s first turn</text:span><text:span text:style-name="T32">. Th</text:span><text:span text:style-name="T62">ey are like procedures, but have no name; their first line</text:span><text:span text:style-name="T32"> consist</text:span><text:span text:style-name="T62">s</text:span><text:span text:style-name="T32"> of the word </text:span><text:span text:style-name="T233">rule</text:span><text:span text:style-name="T32"> on </text:span><text:span text:style-name="T62">its own</text:span><text:span text:style-name="T32">. Every rule runs its instructions until they run out or an assertion fails; whether </text:span><text:span text:style-name="T57">a</text:span><text:span text:style-name="T32"> rule </text:span><text:span text:style-name="T57">block </text:span><text:span text:style-name="T62">fails</text:span><text:span text:style-name="T32"> or not makes no difference, except to where its instructions stop. Rules run in the order that they are declared in the Gruescript source.</text:span></text:p>
      <text:h text:style-name="P251" text:outline-level="1"><text:bookmark-start text:name="__RefHeading___Toc1743_218309767"/><text:span text:style-name="T332">Special</text:span> variables<text:bookmark-end text:name="__RefHeading___Toc1743_218309767"/></text:h>
      <text:p text:style-name="P8"><text:span text:style-name="T321">Gruescript keeps track of the following special variables. You should only use them for reading and not writing – writing is not illegal, but will have unpredictable results. Generally there is a right way to change things; for example, rather than </text:span><text:span text:style-name="T252">assign room laboratory</text:span><text:span text:style-name="T321">, you probably want </text:span><text:span text:style-name="T252">goto laboratory</text:span><text:span text:style-name="T321">.</text:span></text:p>
      <text:p text:style-name="P97"/>
      <table:table table:name="Table9" table:style-name="Table9">
        <table:table-column table:style-name="Table9.A"/>
        <table:table-column table:style-name="Table9.B"/>
        <table:table-row table:style-name="Table9.1">
          <table:table-cell table:style-name="Table9.A1" office:value-type="string">
            <text:p text:style-name="P178">verb</text:p>
          </table:table-cell>
          <table:table-cell table:style-name="Table9.A1" office:value-type="string">
            <text:p text:style-name="P52">Th<text:span text:style-name="T321">e internal name of the last verb used by the player. If they moved in a direction, this is </text:span><text:span text:style-name="T252">go</text:span><text:span text:style-name="T321">.</text:span></text:p>
          </table:table-cell>
        </table:table-row>
        <table:table-row table:style-name="Table9.1">
          <table:table-cell table:style-name="Table9.A1" office:value-type="string">
            <text:p text:style-name="P178">thing</text:p>
          </table:table-cell>
          <table:table-cell table:style-name="Table9.A1" office:value-type="string">
            <text:p text:style-name="P97">The internal name of the object of the last verb used by the player, <text:span text:style-name="T322">i.e. the thing that they clicked a verb next to (or on, for </text:span><text:span text:style-name="T253">examine</text:span><text:span text:style-name="T322">.)</text:span></text:p>
          </table:table-cell>
        </table:table-row>
        <table:table-row table:style-name="Table9.1">
          <table:table-cell table:style-name="Table9.A1" office:value-type="string">
            <text:p text:style-name="P192">this</text:p>
          </table:table-cell>
          <table:table-cell table:style-name="Table9.A1" office:value-type="string">
            <text:p text:style-name="P85">The thing currently being considered by a verb or setverb. When used in a <text:span text:style-name="T176">verb</text:span> block, this will always have the same value as <text:span text:style-name="T176">thing</text:span>. When used in a <text:span text:style-name="T176">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3">direction</text:p>
          </table:table-cell>
          <table:table-cell table:style-name="Table9.A1" office:value-type="string">
            <text:p text:style-name="P124">The last direction travelled, or the direction currently being travelled, by the player.</text:p>
          </table:table-cell>
        </table:table-row>
        <table:table-row table:style-name="Table9.1">
          <table:table-cell table:style-name="Table9.A1" office:value-type="string">
            <text:p text:style-name="P192">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3">room</text:p>
          </table:table-cell>
          <table:table-cell table:style-name="Table9.A1" office:value-type="string">
            <text:p text:style-name="P124">The room that the player is currently standing in.</text:p>
          </table:table-cell>
        </table:table-row>
        <text:soft-page-break/>
        <table:table-row table:style-name="Table9.1">
          <table:table-cell table:style-name="Table9.A1" office:value-type="string">
            <text:p text:style-name="P193">cantsee</text:p>
          </table:table-cell>
          <table:table-cell table:style-name="Table9.A1" office:value-type="string">
            <text:p text:style-name="P124">If this value is zero, the player <text:span text:style-name="T125">can</text:span> see. If it is <text:span text:style-name="T176">1</text:span> (or anything else) they cannot. Remember that a value of zero is the same as having never been set. The player being innately unable to see is <text:span text:style-name="T1">not</text:span><text:span text:style-name="T79"> the same as the room being dark – these two concepts are independent of each other. This variable should be used for things like being temporarily dazzled or wearing a blindfold. Unlike the other special variables, it is safe to write to </text:span><text:span text:style-name="T197">cantsee</text:span><text:span text:style-name="T79"> – in fact, the correct way to change its value is to do so. </text:span><text:span text:style-name="T117">(The assertion </text:span><text:span text:style-name="T209">cansee</text:span><text:span text:style-name="T117"> exists as shorthand for “</text:span><text:span text:style-name="T209">eq </text:span><text:span text:style-name="T216">$</text:span><text:span text:style-name="T209">cantsee 0</text:span><text:span text:style-name="T117">”)</text:span></text:p>
          </table:table-cell>
        </table:table-row>
        <table:table-row table:style-name="Table9.1">
          <table:table-cell table:style-name="Table9.A1" office:value-type="string">
            <text:p text:style-name="P194">score</text:p>
            <text:p text:style-name="P194">maxscore</text:p>
          </table:table-cell>
          <table:table-cell table:style-name="Table9.A1" office:value-type="string">
            <text:p text:style-name="P125">By default, the value of these variable will be shown as <text:span text:style-name="T230">score</text:span><text:span text:style-name="T197">/</text:span><text:span text:style-name="T230">maxscore</text:span><text:span text:style-name="T79"> (e.g. “0/5”) at the right of the status bar. If the value of </text:span><text:span text:style-name="T197">maxscore</text:span><text:span text:style-name="T79"> is zero, only the score will be shown. This can be overridden by the </text:span><text:span text:style-name="T197">status</text:span><text:span text:style-name="T79"> command.</text:span></text:p>
          </table:table-cell>
        </table:table-row>
      </table:table>
      <text:h text:style-name="P267" text:outline-level="2"><text:bookmark-start text:name="__RefHeading___Toc5612_3107307686"/>Visible tags<text:bookmark-end text:name="__RefHeading___Toc5612_3107307686"/></text:h>
      <text:p text:style-name="P124">Tags can be made ‘visible’ by using a <text:span text:style-name="T176">tagdesc</text:span> block. This is a single line consisting of the identifier <text:span text:style-name="T176">tagdesc</text:span>, followed by the name of the <text:span text:style-name="T176">tag</text:span> and then a string that will be printed, in parentheses <text:span text:style-name="T176">(like this)</text:span>, after the thing when it appears in a room description or the player’s inventory. If the string is omitted, the name of the tag is used, with underscores replaced by spaces. This can be done with special tags like <text:span text:style-name="T176">lightsource</text:span>; this adds the printed message but does not affect the behaviour of the tag. Examples:</text:p>
      <text:p text:style-name="Code_20_block">tag<text:span text:style-name="T354">desc</text:span> bargain labelled "half price"</text:p>
      <text:p text:style-name="Code_20_block">tag<text:span text:style-name="T354">desc</text:span> lightsource providing light</text:p>
      <text:p text:style-name="Code_20_block">tag<text:span text:style-name="T354">desc</text:span> broken</text:p>
      <text:p text:style-name="P124"><text:soft-page-break/>Tags for rooms are never visible (change the room’s <text:span text:style-name="T176">desc</text:span> property instead.)</text:p>
      <text:h text:style-name="P252" text:outline-level="1"><text:bookmark-start text:name="__RefHeading___Toc6540_3246858039"/>Appendix I: <text:span text:style-name="T347">Visual configuration</text:span><text:bookmark-end text:name="__RefHeading___Toc6540_3246858039"/></text:h>
      <text:p text:style-name="Text_20_body"><text:bookmark-start text:name="__RefHeading___Toc6542_3246858039"/>The game block may contain <text:span text:style-name="T176">colour</text:span> <text:span text:style-name="T346">lines</text:span> which determine the colours used by the game. You <text:span text:style-name="T346">can</text:span> spell <text:span text:style-name="T346">it</text:span> <text:span text:style-name="T176">color</text:span> if you <text:span text:style-name="T346">like</text:span>. <text:span text:style-name="T346">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0">colour-area</text:span><text:span text:style-name="T79"> is one of the below:</text:span><text:bookmark-end text:name="__RefHeading___Toc6544_3246858039"/></text:p>
      <text:section text:style-name="Sect2" text:name="Section1">
        <text:p text:style-name="P220">statusbar_background</text:p>
        <text:p text:style-name="P217">statusbar_text</text:p>
        <text:p text:style-name="P217">main_background</text:p>
        <text:p text:style-name="P217">main_text</text:p>
        <text:p text:style-name="P218">main_prompt</text:p>
        <text:p text:style-name="P218">main_text_old</text:p>
        <text:p text:style-name="P218">main_prompt_old</text:p>
        <text:p text:style-name="P218">instructions_button</text:p>
        <text:p text:style-name="P218">instructions_button_text</text:p>
        <text:p text:style-name="P217">room_background</text:p>
        <text:p text:style-name="P217">room_text</text:p>
        <text:p text:style-name="P217">room_button</text:p>
        <text:p text:style-name="P217">room_button_text</text:p>
        <text:p text:style-name="P217">examine_button</text:p>
        <text:p text:style-name="P217">examine_button_text</text:p>
        <text:p text:style-name="P217">inventory_background</text:p>
        <text:p text:style-name="P217">inventory_text</text:p>
        <text:p text:style-name="P217">inventory_button</text:p>
        <text:p text:style-name="P217">inventory_button_text</text:p>
        <text:p text:style-name="P217">inventory_inactive_text</text:p>
        <text:p text:style-name="P217">save_background</text:p>
        <text:p text:style-name="P217">save_button</text:p>
        <text:p text:style-name="P217">save_button_text</text:p>
        <text:p text:style-name="P217">page_background</text:p>
        <text:p text:style-name="P217"/>
      </text:section>
      <text:p text:style-name="Text_20_body"><text:bookmark-start text:name="__RefHeading___Toc6546_3246858039"/><text:span text:style-name="T79">Most of these are (hopefully) self-explanatory. Note that the </text:span><text:span text:style-name="T230">save...</text:span><text:span text:style-name="T79"> colour-areas apply to the part of the page containing the ‘save’, ‘restore’, ‘restart’ and ‘undo’ buttons, and all those buttons – with the default colours, its background is the same as page_background – and </text:span><text:span text:style-name="T197">inventory_inactive_text</text:span><text:span text:style-name="T79"> usually applies only to the button in your inventory that corresponds to the thing currently held by the player. </text:span><text:span text:style-name="T126">Messages in the scroller appear in the </text:span><text:span text:style-name="T214">main_text</text:span><text:span text:style-name="T126"> colour initially, then change to </text:span><text:span text:style-name="T214">main_text_old</text:span><text:span text:style-name="T126"> (usually a dimmer colour) on subsequent turns. </text:span><text:span text:style-name="T214">main_prompt</text:span><text:span text:style-name="T126"> and </text:span><text:span text:style-name="T214">main_prompt_old</text:span><text:span text:style-name="T126"> apply to the mock ‘command prompts’ echoed in the scroller.</text:span><text:bookmark-end text:name="__RefHeading___Toc6546_3246858039"/></text:p>
      <text:p text:style-name="Text_20_body"><text:bookmark-start text:name="__RefHeading___Toc6548_3246858039"/><text:span text:style-name="T176">HEXCODE</text:span><text:span text:style-name="T79"> is </text:span><text:span text:style-name="T123">a </text:span><text:span text:style-name="T79">three- or six-digit colour code. </text:span><text:span text:style-name="T121">It is not preceded by ‘</text:span><text:span text:style-name="T210">#</text:span><text:span text:style-name="T121">’ – that would make it a comment! </text:span><text:span text:style-name="T123">It can also be a css colour name like </text:span><text:span text:style-name="T212">red</text:span><text:span text:style-name="T123">.</text:span><text:bookmark-end text:name="__RefHeading___Toc6548_3246858039"/></text:p>
      <text:p text:style-name="Text_20_body"><text:bookmark-start text:name="__RefHeading___Toc6550_3246858039"/><text:soft-page-break/><text:span text:style-name="T121">F</text:span><text:span text:style-name="T79">or advanced visual configuration, you can apply whatever CSS you want to your game’s HTML page once you have downloaded it. You can also change the layout of the page itself, as long as it keeps the </text:span><text:span text:style-name="T197">div</text:span><text:span text:style-name="T79"> elements that Gruescript uses</text:span><text:span text:style-name="T122">:</text:span><text:span text:style-name="T79"> </text:span><text:span text:style-name="T211">topbar_left</text:span><text:span text:style-name="T122">, </text:span><text:span text:style-name="T211">topbar_right</text:span><text:span text:style-name="T122">, </text:span><text:span text:style-name="T211">scroller</text:span><text:span text:style-name="T122"> (containing </text:span><text:span text:style-name="T211">scroller_content</text:span><text:span text:style-name="T122">), </text:span><text:span text:style-name="T211">room_description</text:span><text:span text:style-name="T122">, </text:span><text:span text:style-name="T211">holding</text:span>, <text:span text:style-name="T211">inventory</text:span>, <text:span text:style-name="T215">save_prompt</text:span>, <text:span text:style-name="T215">restart_prompt</text:span>, <text:span text:style-name="T215">save_load</text:span>, <text:span text:style-name="T358">and </text:span><text:span text:style-name="T215">saved_games</text:span> <text:span text:style-name="T358">and</text:span> <text:span text:style-name="T265">options</text:span><text:span text:style-name="T358">.</text:span><text:bookmark-end text:name="__RefHeading___Toc6550_3246858039"/></text:p>
      <text:h text:style-name="P246" text:outline-level="1"><text:bookmark-start text:name="__RefHeading___Toc1745_218309767"/>A<text:span text:style-name="T168">ppendix II: Cloak of Darkness</text:span><text:bookmark-end text:name="__RefHeading___Toc1745_218309767"/></text:h>
      <text:p text:style-name="P126">Roger Firth’s <text:span text:style-name="T1">Cloak of Darkness</text:span><text:span text:style-name="T79"> is a small game that has become </text:span><text:span text:style-name="T84">a sort of reverse Rosetta stone for </text:span><text:span text:style-name="T79">interactive fiction authoring system</text:span><text:span text:style-name="T84">s: it is traditional to rewrite</text:span><text:span text:style-name="T3"> Cloak of Darkness</text:span><text:span text:style-name="T84"> in any new authoring system, in order to </text:span><text:span text:style-name="T79">give an overview of how that system deals with common game elements.</text:span></text:p>
      <text:p text:style-name="P126"><text:span text:style-name="T83">The specification of the game is deliberately simple</text:span><text:span text:style-name="T79">: the player begins the game in the foyer of an opera house, wearing a cloak. </text:span><text:span text:style-name="T83">T</text:span><text:span text:style-name="T79">here are two other rooms, a cloakroom and a bar. </text:span><text:span text:style-name="T83">E</text:span><text:span text:style-name="T79">ntering the bar, </text:span><text:span text:style-name="T83">the player </text:span><text:span text:style-name="T79">find</text:span><text:span text:style-name="T83">s</text:span><text:span text:style-name="T79"> that the room is dark; if they remove their cloak and (optionally) hang it on a hook in the cloakroo</text:span><text:span text:style-name="T83">m and then go back to the bar, they will find the bar is now lit. If they did not spend too long in the bar while it was dark, they will now see a message written in the dust telling them they have won the game; otherwise, they </text:span><text:span text:style-name="T84">have scuffed out the message, and </text:span><text:span text:style-name="T83">lose </text:span><text:span text:style-name="T84">the game.</text:span></text:p>
      <text:p text:style-name="P127"><text:span text:style-name="T84">A</text:span><text:span text:style-name="T79"> Gruescript version of </text:span><text:span text:style-name="T1">Cloak of Darkness</text:span><text:span text:style-name="T79"> </text:span><text:span text:style-name="T84">goes something like this…</text:span></text:p>
      <text:p text:style-name="P224"># <text:span text:style-name="T333">Game metadata and global parameters</text:span></text:p>
      <text:p text:style-name="Example_20_program"><text:span text:style-name="T74">game</text:span> Cloak of Darkness</text:p>
      <text:p text:style-name="P231">id CLOD</text:p>
      <text:p text:style-name="P231"><text:span text:style-name="T1"># </text:span><text:span text:style-name="T18">The </text:span><text:span text:style-name="T1">game ID </text:span><text:span text:style-name="T18">is </text:span><text:span text:style-name="T1">used to identify </text:span><text:span text:style-name="T18">saved games in</text:span></text:p>
      <text:p text:style-name="P225"># browser storage. This should be different for </text:p>
      <text:p text:style-name="P225"># each of the Gruescript games on your site, so</text:p>
      <text:p text:style-name="P225"># they don’t interfere with each others’ saves.</text:p>
      <text:p text:style-name="Example_20_program">author Roger Firth, adapted to Gruescript by Robin Johnson</text:p>
      <text:p text:style-name="Example_20_program">version 0.0.<text:span text:style-name="T333">1</text:span></text:p>
      <text:p text:style-name="Example_20_program">person 2 <text:span text:style-name="T1"># "You are in..."</text:span></text:p>
      <text:p text:style-name="Example_20_program">examine off</text:p>
      <text:p text:style-name="P226"># custom status line. On the left, display the</text:p>
      <text:p text:style-name="P226"># player’s current room; on the right, whether</text:p>
      <text:p text:style-name="P226"># they are wearing the cloak – we’ll use a</text:p>
      <text:p text:style-name="P226"># variable called ‘cloaked’ for this.</text:p>
      <text:p text:style-name="P232">status { $Room | $cloaked }</text:p>
      <text:p text:style-name="Example_20_program"/>
      <text:p text:style-name="P140"><text:soft-page-break/># a portable item, <text:span text:style-name="T333">the cloak</text:span></text:p>
      <text:p text:style-name="Example_20_program"><text:span text:style-name="T74">thing</text:span> cloak pitch-black opera cloak</text:p>
      <text:p text:style-name="Example_20_program">carried <text:span text:style-name="T1"># starts in inventory</text:span></text:p>
      <text:p text:style-name="P231">tags portable wearable worn</text:p>
      <text:p text:style-name="P231"><text:span text:style-name="T1"># </text:span><text:span text:style-name="T18">These are </text:span><text:span text:style-name="T1">all special engine-recognised tags:</text:span></text:p>
      <text:p text:style-name="P224"/>
      <text:p text:style-name="P231"><text:span text:style-name="T18"># </text:span><text:span text:style-name="T1">‘</text:span><text:span text:style-name="T18">portable’ means it can be picked up and</text:span></text:p>
      <text:p text:style-name="P225"># dropped; ‘wearable’ means it can be worn (if</text:p>
      <text:p text:style-name="P225"># carried) and removed (when worn); ‘worn’ means</text:p>
      <text:p text:style-name="P225"># the player is wearing it at the start of the game.</text:p>
      <text:p text:style-name="Example_20_program"/>
      <text:p text:style-name="P226"># the ‘cloaked’ variable, which we are displaying</text:p>
      <text:p text:style-name="P226"># on the status bar, and a rule to set it</text:p>
      <text:p text:style-name="P233"><text:span text:style-name="T74">var</text:span> cloaked Cloaked <text:span text:style-name="T1"># its initial value</text:span></text:p>
      <text:p text:style-name="P234">rule</text:p>
      <text:p text:style-name="P235">assign cloaked Cloaked</text:p>
      <text:p text:style-name="P235">!has cloak worn</text:p>
      <text:p text:style-name="P235">assign cloaked Uncloaked</text:p>
      <text:p text:style-name="Example_20_program"/>
      <text:p text:style-name="P223"># room<text:span text:style-name="T333">s</text:span></text:p>
      <text:p text:style-name="Example_20_program"><text:span text:style-name="T74">room</text:span> foyer You're in the foyer of the Opera House. tags start <text:span text:style-name="T1"># the player starts here</text:span></text:p>
      <text:p text:style-name="P225"># directions to other rooms</text:p>
      <text:p text:style-name="Example_20_program">south bar</text:p>
      <text:p text:style-name="Example_20_program">west cloakroom</text:p>
      <text:p text:style-name="P231">north foyer</text:p>
      <text:p text:style-name="P225"># ‘north foyer’ is a dummy direction, so that the</text:p>
      <text:p text:style-name="P225"># button appears: attempting to go north will be</text:p>
      <text:p text:style-name="P225"># caught by the following verb block:</text:p>
      <text:p text:style-name="Example_20_program"/>
      <text:p text:style-name="Example_20_program"><text:span text:style-name="T74">verb</text:span> go north </text:p>
      <text:p text:style-name="Example_20_program">at foyer</text:p>
      <text:p text:style-name="Example_20_program">say But you've only just arrived!</text:p>
      <text:p text:style-name="P225"># This verb block always ‘succeeds’, effectively</text:p>
      <text:p text:style-name="P225"># blocking the action.</text:p>
      <text:p text:style-name="Example_20_program"/>
      <text:p text:style-name="Example_20_program"><text:span text:style-name="T74">room</text:span> bar You're in the bar.</text:p>
      <text:p text:style-name="Example_20_program"><text:span text:style-name="T334">north</text:span> <text:span text:style-name="T334">foyer</text:span></text:p>
      <text:p text:style-name="Example_20_program">tags dark <text:span text:style-name="T1"># this room is dark</text:span></text:p>
      <text:p text:style-name="Example_20_program"/>
      <text:p text:style-name="P224"><text:soft-page-break/># <text:span text:style-name="T333">The bar should be dark unless the cloak is</text:span></text:p>
      <text:p text:style-name="P225"># elsewhere. Because a rule block will fail when</text:p>
      <text:p text:style-name="P225"># an assertion inside it fails, the easiest way to</text:p>
      <text:p text:style-name="P225"># do this in a single rule is to make the bar</text:p>
      <text:p text:style-name="P225"># dark, then “un-make it dark” if the conditions</text:p>
      <text:p text:style-name="P225"># are met.</text:p>
      <text:p text:style-name="P236">rule</text:p>
      <text:p text:style-name="Example_20_program">tag bar dark</text:p>
      <text:p text:style-name="P231">!thingat cloak bar <text:span text:style-name="T21"># includes carried/worn</text:span></text:p>
      <text:p text:style-name="P238"><text:span text:style-name="T335"># The ‘!’ pref</text:span><text:span text:style-name="T336">i</text:span><text:span text:style-name="T335">x </text:span><text:span text:style-name="T336">negates the assertion, so if the</text:span></text:p>
      <text:p text:style-name="P239"># cloak is NOT at the bar, the rule will continue:</text:p>
      <text:p text:style-name="Example_20_program">untag bar dark</text:p>
      <text:p text:style-name="P240"/>
      <text:p text:style-name="P230"># If we are in the bar and it’s dark, increase the ‘mess’. The player gets one warning.</text:p>
      <text:p text:style-name="P237">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4">room</text:span> cloakroom You're in a small cloakroom.</text:p>
      <text:p text:style-name="Example_20_program">east foyer</text:p>
      <text:p text:style-name="Example_20_program"/>
      <text:p text:style-name="P223"># <text:span text:style-name="T333">a </text:span>non-portable item</text:p>
      <text:p text:style-name="Example_20_program">thing hook brass hook</text:p>
      <text:p text:style-name="Example_20_program">loc cloakroom</text:p>
      <text:p text:style-name="Example_20_program"/>
      <text:p text:style-name="P223"># <text:span text:style-name="T337">determine when to activate the verb ‘hang’.</text:span></text:p>
      <text:p text:style-name="P227"># In a parser game, the player would type</text:p>
      <text:p text:style-name="P227"># “hang cloak”, not “hang hook”. We’ll use</text:p>
      <text:p text:style-name="P227"># ‘display’ and ‘prompt’ to make the mock prompt</text:p>
      <text:p text:style-name="P227"># look like that, but we’ll actually attach the</text:p>
      <text:p text:style-name="P227"># verb to the hook, not the cloak.</text:p>
      <text:p text:style-name="P227"># This is a little more intuitive: you ‘hold’ the</text:p>
      <text:p text:style-name="P227"># cloak, and then look round the ‘room’ for</text:p>
      <text:p text:style-name="P227"># something to attach it to.</text:p>
      <text:p text:style-name="Example_20_program"/>
      <text:p text:style-name="Example_20_program"><text:soft-page-break/><text:span text:style-name="T74">setverb</text:span> hang hook <text:span text:style-name="T1"># when to activate 'hang' verb</text:span> for the hook</text:p>
      <text:p text:style-name="Example_20_program">!<text:span text:style-name="T333">eq $held 0 </text:span><text:span text:style-name="T18"># check we’re holding *something*</text:span></text:p>
      <text:p text:style-name="P227"><text:span text:style-name="T333"># </text:span>(the contextual variable ‘held’ contains the</text:p>
      <text:p text:style-name="P227"># item being held, or 0 if none.)</text:p>
      <text:p text:style-name="Example_20_program">has $held wearabl<text:span text:style-name="T337">e</text:span></text:p>
      <text:p text:style-name="P227"># *any* wearable garment(s) can be hung on the</text:p>
      <text:p text:style-name="P227"># hook. (There just happens to be only one in the</text:p>
      <text:p text:style-name="P227"># game.)</text:p>
      <text:p text:style-name="Example_20_program"/>
      <text:p text:style-name="Example_20_program"><text:span text:style-name="T74">verb</text:span> hang</text:p>
      <text:p text:style-name="Example_20_program">display hang {$held}</text:p>
      <text:p text:style-name="Example_20_program">prompt hang {$held} on {$this}</text:p>
      <text:p text:style-name="P227"># we’ll use an author-defined tag, ‘hooked’, to</text:p>
      <text:p text:style-name="P227"># make something show if it’s currently hanging</text:p>
      <text:p text:style-name="P227"># on the hook. It doesn’t change any other</text:p>
      <text:p text:style-name="P227"># behaviour (you can still pick it back up</text:p>
      <text:p text:style-name="P227"># normally with ‘take’), so this is</text:p>
      <text:p text:style-name="P227"># straightforward.</text:p>
      <text:p text:style-name="Example_20_program">tag $held hooked</text:p>
      <text:p text:style-name="Example_20_program">say You hang {the $held} on the {the $this}.</text:p>
      <text:p text:style-name="Example_20_program">put $held $this.loc</text:p>
      <text:p text:style-name="Example_20_program"/>
      <text:p text:style-name="P228"># create a ‘visible tag’</text:p>
      <text:p text:style-name="Example_20_program"><text:span text:style-name="T74">tagdesc</text:span> hooked on hook</text:p>
      <text:p text:style-name="Example_20_program"/>
      <text:p text:style-name="P229"># taking anything that is 'hooked' removes that</text:p>
      <text:p text:style-name="P229"><text:span text:style-name="T338"># </text:span>tag</text:p>
      <text:p text:style-name="Example_20_program"><text:span text:style-name="T74">verb</text:span> take</text:p>
      <text:p text:style-name="Example_20_program">untag $this hooked</text:p>
      <text:p text:style-name="P241">continue</text:p>
      <text:p text:style-name="P228"># ‘continue’ forces this verb block to fail, so</text:p>
      <text:p text:style-name="P228"># the native verb ‘take’ will pick it up</text:p>
      <text:p text:style-name="Example_20_program"/>
      <text:p text:style-name="Example_20_program"><text:span text:style-name="T74">thing</text:span> dust dust (on floor)</text:p>
      <text:p text:style-name="Example_20_program">loc bar</text:p>
      <text:p text:style-name="Example_20_program"/>
      <text:p text:style-name="P228"># The game ends when the player is in the bar and</text:p>
      <text:p text:style-name="P228"># the bar isn’t dark; whether they win or lose</text:p>
      <text:p text:style-name="P228"># depends on how much mess they’ve made in the</text:p>
      <text:p text:style-name="P228"># bar.</text:p>
      <text:p text:style-name="P236"><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36">rule</text:p>
      <text:p text:style-name="Example_20_program">at bar</text:p>
      <text:p text:style-name="P241">!has bar dark</text:p>
      <text:p text:style-name="P228"># There is no need to check $mess here – if it is</text:p>
      <text:p text:style-name="P228"># less than three, the assertion in the above rule</text:p>
      <text:p text:style-name="P228"># would already have passed, and the game ended.</text:p>
      <text:p text:style-name="P241">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5T20:59:55.438000000</dc:date>
    <meta:editing-duration>P2DT18H24M45S</meta:editing-duration>
    <meta:editing-cycles>106</meta:editing-cycles>
    <meta:document-statistic meta:table-count="9" meta:image-count="1" meta:object-count="0" meta:page-count="62" meta:paragraph-count="820" meta:word-count="13392" meta:character-count="76145" meta:non-whitespace-character-count="63498"/>
  </office:meta>
</office:document-meta>
</file>